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3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60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16" table:default-cell-style-name="Default"/>
        <table:table-row table:style-name="ro1">
          <table:table-cell office:value-type="string">
            <text:p>Date (FSMI)</text:p>
          </table:table-cell>
          <table:table-cell office:value-type="string">
            <text:p>11-16-2011</text:p>
          </table:table-cell>
          <table:table-cell/>
          <table:table-cell office:value-type="string">
            <text:p>11-16-2011</text:p>
          </table:table-cell>
          <table:table-cell/>
          <table:table-cell office:value-type="string">
            <text:p>11-16-2011</text:p>
          </table:table-cell>
          <table:table-cell/>
          <table:table-cell office:value-type="string">
            <text:p>11-16-2011</text:p>
          </table:table-cell>
          <table:table-cell/>
          <table:table-cell office:value-type="string">
            <text:p>11-16-2011</text:p>
          </table:table-cell>
          <table:table-cell/>
          <table:table-cell office:value-type="string">
            <text:p>11-16-2011</text:p>
          </table:table-cell>
          <table:table-cell/>
          <table:table-cell office:value-type="string">
            <text:p>11-16-2011</text:p>
          </table:table-cell>
          <table:table-cell/>
          <table:table-cell office:value-type="string">
            <text:p>11-16-2011</text:p>
          </table:table-cell>
          <table:table-cell/>
        </table:table-row>
        <table:table-row table:style-name="ro1">
          <table:table-cell office:value-type="string">
            <text:p>Hour(i).Filter</text:p>
          </table:table-cell>
          <table:table-cell office:value-type="string">
            <text:p>6/0</text:p>
          </table:table-cell>
          <table:table-cell/>
          <table:table-cell table:style-name="ce1" office:value-type="float" office:value="6.1">
            <text:p>6.1</text:p>
          </table:table-cell>
          <table:table-cell/>
          <table:table-cell office:value-type="float" office:value="6.2">
            <text:p>6.2</text:p>
          </table:table-cell>
          <table:table-cell/>
          <table:table-cell office:value-type="float" office:value="6.3">
            <text:p>6.3</text:p>
          </table:table-cell>
          <table:table-cell/>
          <table:table-cell office:value-type="float" office:value="6.4">
            <text:p>6.4</text:p>
          </table:table-cell>
          <table:table-cell/>
          <table:table-cell office:value-type="float" office:value="6.5">
            <text:p>6.5</text:p>
          </table:table-cell>
          <table:table-cell/>
          <table:table-cell office:value-type="float" office:value="6.6">
            <text:p>6.6</text:p>
          </table:table-cell>
          <table:table-cell/>
          <table:table-cell office:value-type="float" office:value="6.7">
            <text:p>6.7</text:p>
          </table:table-cell>
          <table:table-cell/>
        </table:table-row>
        <table:table-row table:style-name="ro1">
          <table:table-cell office:value-type="string">
            <text:p>Rows Plotted (k)</text:p>
          </table:table-cell>
          <table:table-cell office:value-type="string">
            <text:p>0-100</text:p>
          </table:table-cell>
          <table:table-cell/>
          <table:table-cell office:value-type="string">
            <text:p>0-100</text:p>
          </table:table-cell>
          <table:table-cell/>
          <table:table-cell office:value-type="string">
            <text:p>0-100</text:p>
          </table:table-cell>
          <table:table-cell/>
          <table:table-cell office:value-type="string">
            <text:p>0-100</text:p>
          </table:table-cell>
          <table:table-cell/>
          <table:table-cell office:value-type="string">
            <text:p>0-100</text:p>
          </table:table-cell>
          <table:table-cell/>
          <table:table-cell office:value-type="string">
            <text:p>0-100</text:p>
          </table:table-cell>
          <table:table-cell/>
          <table:table-cell office:value-type="string">
            <text:p>0-100</text:p>
          </table:table-cell>
          <table:table-cell/>
          <table:table-cell office:value-type="string">
            <text:p>0-100</text:p>
          </table:table-cell>
          <table:table-cell/>
        </table:table-row>
        <table:table-row table:style-name="ro1">
          <table:table-cell office:value-type="string">
            <text:p>Columns Averaged (j)</text:p>
          </table:table-cell>
          <table:table-cell office:value-type="string">
            <text:p>326-332</text:p>
          </table:table-cell>
          <table:table-cell/>
          <table:table-cell office:value-type="string">
            <text:p>326-332</text:p>
          </table:table-cell>
          <table:table-cell/>
          <table:table-cell office:value-type="string">
            <text:p>326-332</text:p>
          </table:table-cell>
          <table:table-cell/>
          <table:table-cell office:value-type="string">
            <text:p>326-332</text:p>
          </table:table-cell>
          <table:table-cell/>
          <table:table-cell office:value-type="string">
            <text:p>326-332</text:p>
          </table:table-cell>
          <table:table-cell/>
          <table:table-cell office:value-type="string">
            <text:p>326-332</text:p>
          </table:table-cell>
          <table:table-cell/>
          <table:table-cell office:value-type="string">
            <text:p>326-332</text:p>
          </table:table-cell>
          <table:table-cell/>
          <table:table-cell office:value-type="string">
            <text:p>326-332</text:p>
          </table:table-cell>
          <table:table-cell/>
        </table:table-row>
        <table:table-row table:style-name="ro1">
          <table:table-cell office:value-type="string">
            <text:p>Gaussian Parameters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 table:number-columns-repeated="2"/>
        </table:table-row>
        <table:table-row table:style-name="ro1">
          <table:table-cell office:value-type="string">
            <text:p>A0</text:p>
          </table:table-cell>
          <table:table-cell office:value-type="float" office:value="125.434">
            <text:p>125.434</text:p>
          </table:table-cell>
          <table:table-cell office:value-type="float" office:value="11.5438">
            <text:p>11.5438</text:p>
          </table:table-cell>
          <table:table-cell office:value-type="float" office:value="263.86">
            <text:p>263.86</text:p>
          </table:table-cell>
          <table:table-cell office:value-type="float" office:value="10.6163">
            <text:p>10.6163</text:p>
          </table:table-cell>
          <table:table-cell office:value-type="float" office:value="240.665">
            <text:p>240.665</text:p>
          </table:table-cell>
          <table:table-cell office:value-type="float" office:value="11.2245">
            <text:p>11.2245</text:p>
          </table:table-cell>
          <table:table-cell office:value-type="float" office:value="244.725">
            <text:p>244.725</text:p>
          </table:table-cell>
          <table:table-cell office:value-type="float" office:value="11.5336">
            <text:p>11.5336</text:p>
          </table:table-cell>
          <table:table-cell office:value-type="float" office:value="255.98">
            <text:p>255.98</text:p>
          </table:table-cell>
          <table:table-cell office:value-type="float" office:value="11.1688">
            <text:p>11.1688</text:p>
          </table:table-cell>
          <table:table-cell office:value-type="float" office:value="207.751">
            <text:p>207.751</text:p>
          </table:table-cell>
          <table:table-cell office:value-type="float" office:value="10.4388">
            <text:p>10.4388</text:p>
          </table:table-cell>
          <table:table-cell office:value-type="float" office:value="16.8919">
            <text:p>16.8919</text:p>
          </table:table-cell>
          <table:table-cell office:value-type="float" office:value="1.84251">
            <text:p>1.84251</text:p>
          </table:table-cell>
          <table:table-cell office:value-type="float" office:value="152.208">
            <text:p>152.208</text:p>
          </table:table-cell>
          <table:table-cell office:value-type="float" office:value="22.7899">
            <text:p>22.7899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float" office:value="44.6781">
            <text:p>44.6781</text:p>
          </table:table-cell>
          <table:table-cell office:value-type="float" office:value="0.549508">
            <text:p>0.549508</text:p>
          </table:table-cell>
          <table:table-cell office:value-type="float" office:value="50.1446">
            <text:p>50.1446</text:p>
          </table:table-cell>
          <table:table-cell office:value-type="float" office:value="0.301378">
            <text:p>0.301378</text:p>
          </table:table-cell>
          <table:table-cell office:value-type="float" office:value="50.0625">
            <text:p>50.0625</text:p>
          </table:table-cell>
          <table:table-cell office:value-type="float" office:value="0.34877">
            <text:p>0.34877</text:p>
          </table:table-cell>
          <table:table-cell office:value-type="float" office:value="50.2488">
            <text:p>50.2488</text:p>
          </table:table-cell>
          <table:table-cell office:value-type="float" office:value="0.35565">
            <text:p>0.35565</text:p>
          </table:table-cell>
          <table:table-cell office:value-type="float" office:value="49.2202">
            <text:p>49.2202</text:p>
          </table:table-cell>
          <table:table-cell office:value-type="float" office:value="0.331905">
            <text:p>0.331905</text:p>
          </table:table-cell>
          <table:table-cell office:value-type="float" office:value="49.5935">
            <text:p>49.5935</text:p>
          </table:table-cell>
          <table:table-cell office:value-type="float" office:value="0.382187">
            <text:p>0.382187</text:p>
          </table:table-cell>
          <table:table-cell office:value-type="float" office:value="52.7408">
            <text:p>52.7408</text:p>
          </table:table-cell>
          <table:table-cell office:value-type="float" office:value="0.842818">
            <text:p>0.842818</text:p>
          </table:table-cell>
          <table:table-cell office:value-type="float" office:value="42.67">
            <text:p>42.67</text:p>
          </table:table-cell>
          <table:table-cell office:value-type="float" office:value="0.738806">
            <text:p>0.738806</text:p>
          </table:table-cell>
        </table:table-row>
        <table:table-row table:style-name="ro1">
          <table:table-cell office:value-type="string">
            <text:p>A2</text:p>
          </table:table-cell>
          <table:table-cell office:value-type="float" office:value="14.1237">
            <text:p>14.1237</text:p>
          </table:table-cell>
          <table:table-cell office:value-type="float" office:value="1.15408">
            <text:p>1.15408</text:p>
          </table:table-cell>
          <table:table-cell office:value-type="float" office:value="8.00992">
            <text:p>8.00992</text:p>
          </table:table-cell>
          <table:table-cell office:value-type="float" office:value="0.416248">
            <text:p>0.416248</text:p>
          </table:table-cell>
          <table:table-cell office:value-type="float" office:value="7.9019">
            <text:p>7.9019</text:p>
          </table:table-cell>
          <table:table-cell office:value-type="float" office:value="0.480836">
            <text:p>0.480836</text:p>
          </table:table-cell>
          <table:table-cell office:value-type="float" office:value="8.2425">
            <text:p>8.2425</text:p>
          </table:table-cell>
          <table:table-cell office:value-type="float" office:value="0.495316">
            <text:p>0.495316</text:p>
          </table:table-cell>
          <table:table-cell office:value-type="float" office:value="8.55473">
            <text:p>8.55473</text:p>
          </table:table-cell>
          <table:table-cell office:value-type="float" office:value="0.474754">
            <text:p>0.474754</text:p>
          </table:table-cell>
          <table:table-cell office:value-type="float" office:value="8.43048">
            <text:p>8.43048</text:p>
          </table:table-cell>
          <table:table-cell office:value-type="float" office:value="0.542352">
            <text:p>0.542352</text:p>
          </table:table-cell>
          <table:table-cell office:value-type="float" office:value="8.87821">
            <text:p>8.87821</text:p>
          </table:table-cell>
          <table:table-cell office:value-type="float" office:value="1.20938">
            <text:p>1.20938</text:p>
          </table:table-cell>
          <table:table-cell office:value-type="float" office:value="17.1561">
            <text:p>17.1561</text:p>
          </table:table-cell>
          <table:table-cell office:value-type="float" office:value="1.83126">
            <text:p>1.83126</text:p>
          </table:table-cell>
        </table:table-row>
        <table:table-row table:style-name="ro1">
          <table:table-cell office:value-type="string">
            <text:p>A3</text:p>
          </table:table-cell>
          <table:table-cell office:value-type="float" office:value="601.095">
            <text:p>601.095</text:p>
          </table:table-cell>
          <table:table-cell office:value-type="float" office:value="4.96684">
            <text:p>4.96684</text:p>
          </table:table-cell>
          <table:table-cell office:value-type="float" office:value="864.356">
            <text:p>864.356</text:p>
          </table:table-cell>
          <table:table-cell office:value-type="float" office:value="8.45698">
            <text:p>8.45698</text:p>
          </table:table-cell>
          <table:table-cell office:value-type="float" office:value="861.434">
            <text:p>861.434</text:p>
          </table:table-cell>
          <table:table-cell office:value-type="float" office:value="8.93674">
            <text:p>8.93674</text:p>
          </table:table-cell>
          <table:table-cell office:value-type="float" office:value="867.813">
            <text:p>867.813</text:p>
          </table:table-cell>
          <table:table-cell office:value-type="float" office:value="9.18667">
            <text:p>9.18667</text:p>
          </table:table-cell>
          <table:table-cell office:value-type="float" office:value="987.68">
            <text:p>987.68</text:p>
          </table:table-cell>
          <table:table-cell office:value-type="float" office:value="8.75643">
            <text:p>8.75643</text:p>
          </table:table-cell>
          <table:table-cell office:value-type="float" office:value="887.575">
            <text:p>887.575</text:p>
          </table:table-cell>
          <table:table-cell office:value-type="float" office:value="8.23524">
            <text:p>8.23524</text:p>
          </table:table-cell>
          <table:table-cell office:value-type="float" office:value="139.147">
            <text:p>139.147</text:p>
          </table:table-cell>
          <table:table-cell office:value-type="float" office:value="1.49794">
            <text:p>1.49794</text:p>
          </table:table-cell>
          <table:table-cell office:value-type="float" office:value="531.176">
            <text:p>531.176</text:p>
          </table:table-cell>
          <table:table-cell office:value-type="float" office:value="9.04504">
            <text:p>9.04504</text:p>
          </table:table-cell>
        </table:table-row>
        <table:table-row table:style-name="ro1">
          <table:table-cell office:value-type="string">
            <text:p>A4</text:p>
          </table:table-cell>
          <table:table-cell office:value-type="float" office:value="-0.0467395">
            <text:p>-0.0467395</text:p>
          </table:table-cell>
          <table:table-cell office:value-type="float" office:value="0.575108">
            <text:p>0.575108</text:p>
          </table:table-cell>
          <table:table-cell office:value-type="float" office:value="4.49536">
            <text:p>4.49536</text:p>
          </table:table-cell>
          <table:table-cell office:value-type="float" office:value="0.56762">
            <text:p>0.56762</text:p>
          </table:table-cell>
          <table:table-cell office:value-type="float" office:value="4.38684">
            <text:p>4.38684</text:p>
          </table:table-cell>
          <table:table-cell office:value-type="float" office:value="0.598778">
            <text:p>0.598778</text:p>
          </table:table-cell>
          <table:table-cell office:value-type="float" office:value="4.53666">
            <text:p>4.53666</text:p>
          </table:table-cell>
          <table:table-cell office:value-type="float" office:value="0.622111">
            <text:p>0.622111</text:p>
          </table:table-cell>
          <table:table-cell office:value-type="float" office:value="4.17664">
            <text:p>4.17664</text:p>
          </table:table-cell>
          <table:table-cell office:value-type="float" office:value="0.613735">
            <text:p>0.613735</text:p>
          </table:table-cell>
          <table:table-cell office:value-type="float" office:value="4.39468">
            <text:p>4.39468</text:p>
          </table:table-cell>
          <table:table-cell office:value-type="float" office:value="0.570995">
            <text:p>0.570995</text:p>
          </table:table-cell>
          <table:table-cell office:value-type="float" office:value="0.0826082">
            <text:p>0.0826082</text:p>
          </table:table-cell>
          <table:table-cell office:value-type="float" office:value="0.1036933">
            <text:p>0.1036933</text:p>
          </table:table-cell>
          <table:table-cell office:value-type="float" office:value="-0.750999">
            <text:p>-0.750999</text:p>
          </table:table-cell>
          <table:table-cell office:value-type="float" office:value="0.895662">
            <text:p>0.895662</text:p>
          </table:table-cell>
        </table:table-row>
        <table:table-row table:style-name="ro1">
          <table:table-cell office:value-type="string">
            <text:p>A5</text:p>
          </table:table-cell>
          <table:table-cell office:value-type="float" office:value="-0.00797841">
            <text:p>-0.00797841</text:p>
          </table:table-cell>
          <table:table-cell office:value-type="float" office:value="0.00605174">
            <text:p>0.00605174</text:p>
          </table:table-cell>
          <table:table-cell office:value-type="float" office:value="-0.0595905">
            <text:p>-0.0595905</text:p>
          </table:table-cell>
          <table:table-cell office:value-type="float" office:value="0.00559969">
            <text:p>0.00559969</text:p>
          </table:table-cell>
          <table:table-cell office:value-type="float" office:value="-0.059415">
            <text:p>-0.059415</text:p>
          </table:table-cell>
          <table:table-cell office:value-type="float" office:value="0.0059088">
            <text:p>0.0059088</text:p>
          </table:table-cell>
          <table:table-cell office:value-type="float" office:value="-0.0607631">
            <text:p>-0.0607631</text:p>
          </table:table-cell>
          <table:table-cell office:value-type="float" office:value="0.00613537">
            <text:p>0.00613537</text:p>
          </table:table-cell>
          <table:table-cell office:value-type="float" office:value="-0.06013">
            <text:p>-0.06013</text:p>
          </table:table-cell>
          <table:table-cell office:value-type="float" office:value="0.00609343">
            <text:p>0.00609343</text:p>
          </table:table-cell>
          <table:table-cell office:value-type="float" office:value="-0.0575034">
            <text:p>-0.0575034</text:p>
          </table:table-cell>
          <table:table-cell office:value-type="float" office:value="0.00565386">
            <text:p>0.00565386</text:p>
          </table:table-cell>
          <table:table-cell office:value-type="float" office:value="-0.00216329">
            <text:p>-0.00216329</text:p>
          </table:table-cell>
          <table:table-cell office:value-type="float" office:value="0.00100778">
            <text:p>0.00100778</text:p>
          </table:table-cell>
          <table:table-cell table:style-name="ce3" office:value-type="float" office:value="0.0000218673">
            <text:p>2.19E-005</text:p>
          </table:table-cell>
          <table:table-cell office:value-type="float" office:value="0.00984157">
            <text:p>0.00984157</text:p>
          </table:table-cell>
        </table:table-row>
        <table:table-row table:style-name="ro1">
          <table:table-cell office:value-type="string">
            <text:p>FWHM</text:p>
          </table:table-cell>
          <table:table-cell table:formula="of:=2*SQRT(2*LN(2))*[.B8]" office:value-type="float" office:value="33.2587718700036">
            <text:p>33.25877187</text:p>
          </table:table-cell>
          <table:table-cell/>
          <table:table-cell table:formula="of:=2*SQRT(2*LN(2))*[.D8]" office:value-type="float" office:value="18.8619201750943">
            <text:p>18.8619201751</text:p>
          </table:table-cell>
          <table:table-cell/>
          <table:table-cell table:formula="of:=2*SQRT(2*LN(2))*[.F8]" office:value-type="float" office:value="18.6075525138301">
            <text:p>18.6075525138</text:p>
          </table:table-cell>
          <table:table-cell/>
          <table:table-cell table:formula="of:=2*SQRT(2*LN(2))*[.H8]" office:value-type="float" office:value="19.4096042211676">
            <text:p>19.4096042212</text:p>
          </table:table-cell>
          <table:table-cell/>
          <table:table-cell table:formula="of:=2*SQRT(2*LN(2))*[.J8]" office:value-type="float" office:value="20.1448496838276">
            <text:p>20.1448496838</text:p>
          </table:table-cell>
          <table:table-cell/>
          <table:table-cell table:formula="of:=2*SQRT(2*LN(2))*[.L8]" office:value-type="float" office:value="19.8522632932325">
            <text:p>19.8522632932</text:p>
          </table:table-cell>
          <table:table-cell/>
          <table:table-cell table:formula="of:=2*SQRT(2*LN(2))*[.N8]" office:value-type="float" office:value="20.9065868719942">
            <text:p>20.906586872</text:p>
          </table:table-cell>
          <table:table-cell/>
          <table:table-cell table:formula="of:=2*SQRT(2*LN(2))*[.P8]" office:value-type="float" office:value="40.3995281745555">
            <text:p>40.3995281746</text:p>
          </table:table-cell>
          <table:table-cell/>
        </table:table-row>
        <table:table-row table:style-name="ro1">
          <table:table-cell office:value-type="string">
            <text:p>Transit Row</text:p>
          </table:table-cell>
          <table:table-cell office:value-type="float" office:value="44.6781">
            <text:p>44.6781</text:p>
          </table:table-cell>
          <table:table-cell/>
          <table:table-cell office:value-type="float" office:value="50.1446">
            <text:p>50.1446</text:p>
          </table:table-cell>
          <table:table-cell/>
          <table:table-cell office:value-type="float" office:value="50.0625">
            <text:p>50.0625</text:p>
          </table:table-cell>
          <table:table-cell/>
          <table:table-cell office:value-type="float" office:value="50.2488">
            <text:p>50.2488</text:p>
          </table:table-cell>
          <table:table-cell/>
          <table:table-cell office:value-type="float" office:value="49.2202">
            <text:p>49.2202</text:p>
          </table:table-cell>
          <table:table-cell/>
          <table:table-cell office:value-type="float" office:value="49.5935">
            <text:p>49.5935</text:p>
          </table:table-cell>
          <table:table-cell/>
          <table:table-cell office:value-type="float" office:value="52.7408">
            <text:p>52.7408</text:p>
          </table:table-cell>
          <table:table-cell/>
          <table:table-cell office:value-type="float" office:value="42.67">
            <text:p>42.67</text:p>
          </table:table-cell>
          <table:table-cell/>
        </table:table-row>
        <table:table-row table:style-name="ro1" table:number-rows-repeated="4">
          <table:table-cell table:number-columns-repeated="17"/>
        </table:table-row>
        <table:table-row table:style-name="ro1">
          <table:table-cell office:value-type="string">
            <text:p>Date (FSMI)</text:p>
          </table:table-cell>
          <table:table-cell office:value-type="string">
            <text:p>11-13-2011</text:p>
          </table:table-cell>
          <table:table-cell/>
          <table:table-cell office:value-type="string">
            <text:p>11-13-2011</text:p>
          </table:table-cell>
          <table:table-cell/>
          <table:table-cell office:value-type="string">
            <text:p>11-13-2011</text:p>
          </table:table-cell>
          <table:table-cell/>
          <table:table-cell office:value-type="string">
            <text:p>11-13-2011</text:p>
          </table:table-cell>
          <table:table-cell/>
          <table:table-cell office:value-type="string">
            <text:p>11-13-2011</text:p>
          </table:table-cell>
          <table:table-cell/>
          <table:table-cell office:value-type="string">
            <text:p>11-13-2011</text:p>
          </table:table-cell>
          <table:table-cell/>
          <table:table-cell office:value-type="string">
            <text:p>11-13-2011</text:p>
          </table:table-cell>
          <table:table-cell/>
          <table:table-cell office:value-type="string">
            <text:p>11-13-2011</text:p>
          </table:table-cell>
          <table:table-cell/>
        </table:table-row>
        <table:table-row table:style-name="ro1">
          <table:table-cell office:value-type="string">
            <text:p>Hour(i).Filter</text:p>
          </table:table-cell>
          <table:table-cell office:value-type="string">
            <text:p>6.7/0</text:p>
          </table:table-cell>
          <table:table-cell/>
          <table:table-cell office:value-type="string">
            <text:p>6.7/1</text:p>
          </table:table-cell>
          <table:table-cell/>
          <table:table-cell office:value-type="string">
            <text:p>6.7/2</text:p>
          </table:table-cell>
          <table:table-cell/>
          <table:table-cell office:value-type="string">
            <text:p>6.7/3</text:p>
          </table:table-cell>
          <table:table-cell/>
          <table:table-cell office:value-type="string">
            <text:p>6.7/4</text:p>
          </table:table-cell>
          <table:table-cell/>
          <table:table-cell office:value-type="string">
            <text:p>6.7/5</text:p>
          </table:table-cell>
          <table:table-cell/>
          <table:table-cell office:value-type="string">
            <text:p>6.7/6</text:p>
          </table:table-cell>
          <table:table-cell/>
          <table:table-cell office:value-type="string">
            <text:p>6.7/7</text:p>
          </table:table-cell>
          <table:table-cell/>
        </table:table-row>
        <table:table-row table:style-name="ro1">
          <table:table-cell office:value-type="string">
            <text:p>Rows Plotted (k)</text:p>
          </table:table-cell>
          <table:table-cell office:value-type="string">
            <text:p>25-125</text:p>
          </table:table-cell>
          <table:table-cell/>
          <table:table-cell office:value-type="string">
            <text:p>25-125</text:p>
          </table:table-cell>
          <table:table-cell/>
          <table:table-cell office:value-type="string">
            <text:p>25-125</text:p>
          </table:table-cell>
          <table:table-cell/>
          <table:table-cell office:value-type="string">
            <text:p>25-125</text:p>
          </table:table-cell>
          <table:table-cell/>
          <table:table-cell office:value-type="string">
            <text:p>25-125</text:p>
          </table:table-cell>
          <table:table-cell/>
          <table:table-cell office:value-type="string">
            <text:p>25-125</text:p>
          </table:table-cell>
          <table:table-cell/>
          <table:table-cell office:value-type="string">
            <text:p>25-125</text:p>
          </table:table-cell>
          <table:table-cell/>
          <table:table-cell office:value-type="string">
            <text:p>25-125</text:p>
          </table:table-cell>
          <table:table-cell/>
        </table:table-row>
        <table:table-row table:style-name="ro1">
          <table:table-cell office:value-type="string">
            <text:p>Columns Averaged (j)</text:p>
          </table:table-cell>
          <table:table-cell office:value-type="string">
            <text:p>326-332</text:p>
          </table:table-cell>
          <table:table-cell/>
          <table:table-cell office:value-type="string">
            <text:p>326-332</text:p>
          </table:table-cell>
          <table:table-cell/>
          <table:table-cell office:value-type="string">
            <text:p>326-332</text:p>
          </table:table-cell>
          <table:table-cell/>
          <table:table-cell office:value-type="string">
            <text:p>326-332</text:p>
          </table:table-cell>
          <table:table-cell/>
          <table:table-cell office:value-type="string">
            <text:p>326-332</text:p>
          </table:table-cell>
          <table:table-cell/>
          <table:table-cell office:value-type="string">
            <text:p>326-332</text:p>
          </table:table-cell>
          <table:table-cell/>
          <table:table-cell office:value-type="string">
            <text:p>326-332</text:p>
          </table:table-cell>
          <table:table-cell/>
          <table:table-cell office:value-type="string">
            <text:p>326-332</text:p>
          </table:table-cell>
          <table:table-cell/>
        </table:table-row>
        <table:table-row table:style-name="ro1">
          <table:table-cell office:value-type="string">
            <text:p>Gaussian Parameters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</table:table-row>
        <table:table-row table:style-name="ro1">
          <table:table-cell office:value-type="string">
            <text:p>A0</text:p>
          </table:table-cell>
          <table:table-cell office:value-type="float" office:value="636.895">
            <text:p>636.895</text:p>
          </table:table-cell>
          <table:table-cell office:value-type="float" office:value="14.4322">
            <text:p>14.4322</text:p>
          </table:table-cell>
          <table:table-cell office:value-type="float" office:value="1601.25">
            <text:p>1601.25</text:p>
          </table:table-cell>
          <table:table-cell office:value-type="float" office:value="40.7098">
            <text:p>40.7098</text:p>
          </table:table-cell>
          <table:table-cell office:value-type="float" office:value="1495.77">
            <text:p>1495.77</text:p>
          </table:table-cell>
          <table:table-cell office:value-type="float" office:value="38.3768">
            <text:p>38.3768</text:p>
          </table:table-cell>
          <table:table-cell office:value-type="float" office:value="1511.69">
            <text:p>1511.69</text:p>
          </table:table-cell>
          <table:table-cell office:value-type="float" office:value="38.4042">
            <text:p>38.4042</text:p>
          </table:table-cell>
          <table:table-cell office:value-type="float" office:value="1581.41">
            <text:p>1581.41</text:p>
          </table:table-cell>
          <table:table-cell office:value-type="float" office:value="40.4969">
            <text:p>40.4969</text:p>
          </table:table-cell>
          <table:table-cell office:value-type="float" office:value="1346.31">
            <text:p>1346.31</text:p>
          </table:table-cell>
          <table:table-cell office:value-type="float" office:value="34.8209">
            <text:p>34.8209</text:p>
          </table:table-cell>
          <table:table-cell office:value-type="float" office:value="97.2931">
            <text:p>97.2931</text:p>
          </table:table-cell>
          <table:table-cell office:value-type="float" office:value="4.83865">
            <text:p>4.83865</text:p>
          </table:table-cell>
          <table:table-cell office:value-type="float" office:value="570.407">
            <text:p>570.407</text:p>
          </table:table-cell>
          <table:table-cell office:value-type="float" office:value="15.2375">
            <text:p>15.2375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float" office:value="50.1185">
            <text:p>50.1185</text:p>
          </table:table-cell>
          <table:table-cell office:value-type="float" office:value="0.172481">
            <text:p>0.172481</text:p>
          </table:table-cell>
          <table:table-cell office:value-type="float" office:value="50.4524">
            <text:p>50.4524</text:p>
          </table:table-cell>
          <table:table-cell office:value-type="float" office:value="0.194121">
            <text:p>0.194121</text:p>
          </table:table-cell>
          <table:table-cell office:value-type="float" office:value="50.5766">
            <text:p>50.5766</text:p>
          </table:table-cell>
          <table:table-cell office:value-type="float" office:value="0.19599">
            <text:p>0.19599</text:p>
          </table:table-cell>
          <table:table-cell office:value-type="float" office:value="50.4752">
            <text:p>50.4752</text:p>
          </table:table-cell>
          <table:table-cell office:value-type="float" office:value="0.194057">
            <text:p>0.194057</text:p>
          </table:table-cell>
          <table:table-cell office:value-type="float" office:value="50.4332">
            <text:p>50.4332</text:p>
          </table:table-cell>
          <table:table-cell office:value-type="float" office:value="0.195494">
            <text:p>0.195494</text:p>
          </table:table-cell>
          <table:table-cell office:value-type="float" office:value="50.5957">
            <text:p>50.5957</text:p>
          </table:table-cell>
          <table:table-cell office:value-type="float" office:value="0.197438">
            <text:p>0.197438</text:p>
          </table:table-cell>
          <table:table-cell office:value-type="float" office:value="50.6762">
            <text:p>50.6762</text:p>
          </table:table-cell>
          <table:table-cell office:value-type="float" office:value="0.381978">
            <text:p>0.381978</text:p>
          </table:table-cell>
          <table:table-cell office:value-type="float" office:value="50.1795">
            <text:p>50.1795</text:p>
          </table:table-cell>
          <table:table-cell office:value-type="float" office:value="0.203527">
            <text:p>0.203527</text:p>
          </table:table-cell>
        </table:table-row>
        <table:table-row table:style-name="ro1">
          <table:table-cell office:value-type="string">
            <text:p>A2</text:p>
          </table:table-cell>
          <table:table-cell office:value-type="float" office:value="8.63241">
            <text:p>8.63241</text:p>
          </table:table-cell>
          <table:table-cell office:value-type="float" office:value="0.244805">
            <text:p>0.244805</text:p>
          </table:table-cell>
          <table:table-cell office:value-type="float" office:value="8.8358">
            <text:p>8.8358</text:p>
          </table:table-cell>
          <table:table-cell office:value-type="float" office:value="0.282675">
            <text:p>0.282675</text:p>
          </table:table-cell>
          <table:table-cell office:value-type="float" office:value="8.87643">
            <text:p>8.87643</text:p>
          </table:table-cell>
          <table:table-cell office:value-type="float" office:value="0.285903">
            <text:p>0.285903</text:p>
          </table:table-cell>
          <table:table-cell office:value-type="float" office:value="8.88435">
            <text:p>8.88435</text:p>
          </table:table-cell>
          <table:table-cell office:value-type="float" office:value="0.283283">
            <text:p>0.283283</text:p>
          </table:table-cell>
          <table:table-cell office:value-type="float" office:value="8.82118">
            <text:p>8.82118</text:p>
          </table:table-cell>
          <table:table-cell office:value-type="float" office:value="0.284172">
            <text:p>0.284172</text:p>
          </table:table-cell>
          <table:table-cell office:value-type="float" office:value="8.79562">
            <text:p>8.79562</text:p>
          </table:table-cell>
          <table:table-cell office:value-type="float" office:value="0.286757">
            <text:p>0.286757</text:p>
          </table:table-cell>
          <table:table-cell office:value-type="float" office:value="9.11093">
            <text:p>9.11093</text:p>
          </table:table-cell>
          <table:table-cell office:value-type="float" office:value="0.558069">
            <text:p>0.558069</text:p>
          </table:table-cell>
          <table:table-cell office:value-type="float" office:value="8.67893">
            <text:p>8.67893</text:p>
          </table:table-cell>
          <table:table-cell office:value-type="float" office:value="0.292412">
            <text:p>0.292412</text:p>
          </table:table-cell>
        </table:table-row>
        <table:table-row table:style-name="ro1">
          <table:table-cell office:value-type="string">
            <text:p>A3</text:p>
          </table:table-cell>
          <table:table-cell office:value-type="float" office:value="1009.53">
            <text:p>1009.53</text:p>
          </table:table-cell>
          <table:table-cell office:value-type="float" office:value="11.439">
            <text:p>11.439</text:p>
          </table:table-cell>
          <table:table-cell office:value-type="float" office:value="2723.83">
            <text:p>2723.83</text:p>
          </table:table-cell>
          <table:table-cell office:value-type="float" office:value="32.1377">
            <text:p>32.1377</text:p>
          </table:table-cell>
          <table:table-cell office:value-type="float" office:value="2576.74">
            <text:p>2576.74</text:p>
          </table:table-cell>
          <table:table-cell office:value-type="float" office:value="30.3156">
            <text:p>30.3156</text:p>
          </table:table-cell>
          <table:table-cell office:value-type="float" office:value="2603.55">
            <text:p>2603.55</text:p>
          </table:table-cell>
          <table:table-cell office:value-type="float" office:value="30.2945">
            <text:p>30.2945</text:p>
          </table:table-cell>
          <table:table-cell office:value-type="float" office:value="2677.88">
            <text:p>2677.88</text:p>
          </table:table-cell>
          <table:table-cell office:value-type="float" office:value="31.9832">
            <text:p>31.9832</text:p>
          </table:table-cell>
          <table:table-cell office:value-type="float" office:value="2548.02">
            <text:p>2548.02</text:p>
          </table:table-cell>
          <table:table-cell office:value-type="float" office:value="27.5602">
            <text:p>27.5602</text:p>
          </table:table-cell>
          <table:table-cell office:value-type="float" office:value="220.353">
            <text:p>220.353</text:p>
          </table:table-cell>
          <table:table-cell office:value-type="float" office:value="3.82018">
            <text:p>3.82018</text:p>
          </table:table-cell>
          <table:table-cell office:value-type="float" office:value="938.9314">
            <text:p>938.9314</text:p>
          </table:table-cell>
          <table:table-cell office:value-type="float" office:value="12.0498">
            <text:p>12.0498</text:p>
          </table:table-cell>
        </table:table-row>
        <table:table-row table:style-name="ro1">
          <table:table-cell office:value-type="string">
            <text:p>A4</text:p>
          </table:table-cell>
          <table:table-cell office:value-type="float" office:value="-5.65312">
            <text:p>-5.65312</text:p>
          </table:table-cell>
          <table:table-cell office:value-type="float" office:value="0.791674">
            <text:p>0.791674</text:p>
          </table:table-cell>
          <table:table-cell office:value-type="float" office:value="-16.2074">
            <text:p>-16.2074</text:p>
          </table:table-cell>
          <table:table-cell office:value-type="float" office:value="2.28364">
            <text:p>2.28364</text:p>
          </table:table-cell>
          <table:table-cell office:value-type="float" office:value="-15.2444">
            <text:p>-15.2444</text:p>
          </table:table-cell>
          <table:table-cell office:value-type="float" office:value="2.157">
            <text:p>2.157</text:p>
          </table:table-cell>
          <table:table-cell office:value-type="float" office:value="-15.293">
            <text:p>-15.293</text:p>
          </table:table-cell>
          <table:table-cell office:value-type="float" office:value="2.1583">
            <text:p>2.1583</text:p>
          </table:table-cell>
          <table:table-cell office:value-type="float" office:value="-16.5393">
            <text:p>-16.5393</text:p>
          </table:table-cell>
          <table:table-cell office:value-type="float" office:value="2.26853">
            <text:p>2.26853</text:p>
          </table:table-cell>
          <table:table-cell office:value-type="float" office:value="-14.1227">
            <text:p>-14.1227</text:p>
          </table:table-cell>
          <table:table-cell office:value-type="float" office:value="1.95134">
            <text:p>1.95134</text:p>
          </table:table-cell>
          <table:table-cell office:value-type="float" office:value="-0.432208">
            <text:p>-0.432208</text:p>
          </table:table-cell>
          <table:table-cell office:value-type="float" office:value="0.272258">
            <text:p>0.272258</text:p>
          </table:table-cell>
          <table:table-cell office:value-type="float" office:value="-7.02789">
            <text:p>-7.02789</text:p>
          </table:table-cell>
          <table:table-cell office:value-type="float" office:value="0.844841">
            <text:p>0.844841</text:p>
          </table:table-cell>
        </table:table-row>
        <table:table-row table:style-name="ro1">
          <table:table-cell office:value-type="string">
            <text:p>A5</text:p>
          </table:table-cell>
          <table:table-cell office:value-type="float" office:value="0.0324774">
            <text:p>0.0324774</text:p>
          </table:table-cell>
          <table:table-cell office:value-type="float" office:value="0.00782051">
            <text:p>0.00782051</text:p>
          </table:table-cell>
          <table:table-cell office:value-type="float" office:value="0.120611">
            <text:p>0.120611</text:p>
          </table:table-cell>
          <table:table-cell office:value-type="float" office:value="0.0225246">
            <text:p>0.0225246</text:p>
          </table:table-cell>
          <table:table-cell office:value-type="float" office:value="0.110021">
            <text:p>0.110021</text:p>
          </table:table-cell>
          <table:table-cell office:value-type="float" office:value="0.021261">
            <text:p>0.021261</text:p>
          </table:table-cell>
          <table:table-cell office:value-type="float" office:value="0.11225">
            <text:p>0.11225</text:p>
          </table:table-cell>
          <table:table-cell office:value-type="float" office:value="0.021287">
            <text:p>0.021287</text:p>
          </table:table-cell>
          <table:table-cell office:value-type="float" office:value="0.119524">
            <text:p>0.119524</text:p>
          </table:table-cell>
          <table:table-cell office:value-type="float" office:value="0.0223776">
            <text:p>0.0223776</text:p>
          </table:table-cell>
          <table:table-cell office:value-type="float" office:value="0.106567">
            <text:p>0.106567</text:p>
          </table:table-cell>
          <table:table-cell office:value-type="float" office:value="0.0192291">
            <text:p>0.0192291</text:p>
          </table:table-cell>
          <table:table-cell office:value-type="float" office:value="0.00301512">
            <text:p>0.00301512</text:p>
          </table:table-cell>
          <table:table-cell office:value-type="float" office:value="0.00268357">
            <text:p>0.00268357</text:p>
          </table:table-cell>
          <table:table-cell office:value-type="float" office:value="0.040419">
            <text:p>0.040419</text:p>
          </table:table-cell>
          <table:table-cell office:value-type="float" office:value="0.0083437">
            <text:p>0.0083437</text:p>
          </table:table-cell>
        </table:table-row>
        <table:table-row table:style-name="ro1">
          <table:table-cell office:value-type="string">
            <text:p>FWHM</text:p>
          </table:table-cell>
          <table:table-cell table:formula="of:=2*SQRT(2*LN(2))*[.B25]" office:value-type="float" office:value="20.3277721049256">
            <text:p>20.3277721049</text:p>
          </table:table-cell>
          <table:table-cell/>
          <table:table-cell table:formula="of:=2*SQRT(2*LN(2))*[.D25]" office:value-type="float" office:value="20.8067189538845">
            <text:p>20.8067189539</text:p>
          </table:table-cell>
          <table:table-cell/>
          <table:table-cell table:formula="of:=2*SQRT(2*LN(2))*[.F25]" office:value-type="float" office:value="20.9023952923141">
            <text:p>20.9023952923</text:p>
          </table:table-cell>
          <table:table-cell/>
          <table:table-cell table:formula="of:=2*SQRT(2*LN(2))*[.H25]" office:value-type="float" office:value="20.9210454670707">
            <text:p>20.9210454671</text:p>
          </table:table-cell>
          <table:table-cell/>
          <table:table-cell table:formula="of:=2*SQRT(2*LN(2))*[.J25]" office:value-type="float" office:value="20.7722914848261">
            <text:p>20.7722914848</text:p>
          </table:table-cell>
          <table:table-cell/>
          <table:table-cell table:formula="of:=2*SQRT(2*LN(2))*[.L25]" office:value-type="float" office:value="20.7121022844751">
            <text:p>20.7121022845</text:p>
          </table:table-cell>
          <table:table-cell/>
          <table:table-cell table:formula="of:=2*SQRT(2*LN(2))*[.N25]" office:value-type="float" office:value="21.4546005928738">
            <text:p>21.4546005929</text:p>
          </table:table-cell>
          <table:table-cell/>
          <table:table-cell table:formula="of:=2*SQRT(2*LN(2))*[.P25]" office:value-type="float" office:value="20.4373183334205">
            <text:p>20.4373183334</text:p>
          </table:table-cell>
          <table:table-cell/>
        </table:table-row>
        <table:table-row table:style-name="ro1">
          <table:table-cell office:value-type="string">
            <text:p>Transit Row</text:p>
          </table:table-cell>
          <table:table-cell office:value-type="float" office:value="75.1185">
            <text:p>75.1185</text:p>
          </table:table-cell>
          <table:table-cell/>
          <table:table-cell office:value-type="float" office:value="75.4524">
            <text:p>75.4524</text:p>
          </table:table-cell>
          <table:table-cell/>
          <table:table-cell office:value-type="float" office:value="75.5766">
            <text:p>75.5766</text:p>
          </table:table-cell>
          <table:table-cell/>
          <table:table-cell office:value-type="float" office:value="75.4752">
            <text:p>75.4752</text:p>
          </table:table-cell>
          <table:table-cell/>
          <table:table-cell office:value-type="float" office:value="75.4332">
            <text:p>75.4332</text:p>
          </table:table-cell>
          <table:table-cell/>
          <table:table-cell office:value-type="float" office:value="75.5957">
            <text:p>75.5957</text:p>
          </table:table-cell>
          <table:table-cell/>
          <table:table-cell office:value-type="float" office:value="75.6762">
            <text:p>75.6762</text:p>
          </table:table-cell>
          <table:table-cell/>
          <table:table-cell office:value-type="float" office:value="75.1795">
            <text:p>75.1795</text:p>
          </table:table-cell>
          <table:table-cell/>
        </table:table-row>
        <table:table-row table:style-name="ro1" table:number-rows-repeated="4">
          <table:table-cell table:number-columns-repeated="17"/>
        </table:table-row>
        <table:table-row table:style-name="ro1">
          <table:table-cell office:value-type="string">
            <text:p>Date (FSMI)</text:p>
          </table:table-cell>
          <table:table-cell office:value-type="string">
            <text:p>11-06-2011</text:p>
          </table:table-cell>
          <table:table-cell/>
          <table:table-cell office:value-type="string">
            <text:p>11-06-2011</text:p>
          </table:table-cell>
          <table:table-cell/>
          <table:table-cell office:value-type="string">
            <text:p>11-06-2011</text:p>
          </table:table-cell>
          <table:table-cell/>
          <table:table-cell office:value-type="string">
            <text:p>11-06-2011</text:p>
          </table:table-cell>
          <table:table-cell/>
          <table:table-cell office:value-type="string">
            <text:p>11-06-2011</text:p>
          </table:table-cell>
          <table:table-cell/>
          <table:table-cell office:value-type="string">
            <text:p>11-06-2011</text:p>
          </table:table-cell>
          <table:table-cell/>
          <table:table-cell office:value-type="string">
            <text:p>11-06-2011</text:p>
          </table:table-cell>
          <table:table-cell/>
          <table:table-cell office:value-type="string">
            <text:p>11-06-2011</text:p>
          </table:table-cell>
          <table:table-cell/>
        </table:table-row>
        <table:table-row table:style-name="ro1">
          <table:table-cell office:value-type="string">
            <text:p>Hour(i).Filter</text:p>
          </table:table-cell>
          <table:table-cell office:value-type="string">
            <text:p>(6-7)/0</text:p>
          </table:table-cell>
          <table:table-cell/>
          <table:table-cell office:value-type="string">
            <text:p>(6-7).1</text:p>
          </table:table-cell>
          <table:table-cell/>
          <table:table-cell office:value-type="string">
            <text:p>(6-7).2</text:p>
          </table:table-cell>
          <table:table-cell/>
          <table:table-cell office:value-type="string">
            <text:p>(6-7).3</text:p>
          </table:table-cell>
          <table:table-cell/>
          <table:table-cell office:value-type="string">
            <text:p>(6-7).4</text:p>
          </table:table-cell>
          <table:table-cell/>
          <table:table-cell office:value-type="string">
            <text:p>(6-7).5</text:p>
          </table:table-cell>
          <table:table-cell/>
          <table:table-cell office:value-type="string">
            <text:p>(6-7).6</text:p>
          </table:table-cell>
          <table:table-cell/>
          <table:table-cell office:value-type="string">
            <text:p>(6-7).7</text:p>
          </table:table-cell>
          <table:table-cell/>
        </table:table-row>
        <table:table-row table:style-name="ro1">
          <table:table-cell office:value-type="string">
            <text:p>Rows Plotted (k)</text:p>
          </table:table-cell>
          <table:table-cell office:value-type="string">
            <text:p>88-188</text:p>
          </table:table-cell>
          <table:table-cell/>
          <table:table-cell office:value-type="string">
            <text:p>88-188</text:p>
          </table:table-cell>
          <table:table-cell/>
          <table:table-cell office:value-type="string">
            <text:p>88-188</text:p>
          </table:table-cell>
          <table:table-cell/>
          <table:table-cell office:value-type="string">
            <text:p>88-188</text:p>
          </table:table-cell>
          <table:table-cell/>
          <table:table-cell office:value-type="string">
            <text:p>88-188</text:p>
          </table:table-cell>
          <table:table-cell/>
          <table:table-cell office:value-type="string">
            <text:p>88-188</text:p>
          </table:table-cell>
          <table:table-cell/>
          <table:table-cell office:value-type="string">
            <text:p>88-188</text:p>
          </table:table-cell>
          <table:table-cell/>
          <table:table-cell office:value-type="string">
            <text:p>88-188</text:p>
          </table:table-cell>
          <table:table-cell/>
        </table:table-row>
        <table:table-row table:style-name="ro1">
          <table:table-cell office:value-type="string">
            <text:p>Columns Averaged (j)</text:p>
          </table:table-cell>
          <table:table-cell office:value-type="string">
            <text:p>326-332</text:p>
          </table:table-cell>
          <table:table-cell/>
          <table:table-cell office:value-type="string">
            <text:p>326-332</text:p>
          </table:table-cell>
          <table:table-cell/>
          <table:table-cell office:value-type="string">
            <text:p>326-332</text:p>
          </table:table-cell>
          <table:table-cell/>
          <table:table-cell office:value-type="string">
            <text:p>326-332</text:p>
          </table:table-cell>
          <table:table-cell/>
          <table:table-cell office:value-type="string">
            <text:p>326-332</text:p>
          </table:table-cell>
          <table:table-cell/>
          <table:table-cell office:value-type="string">
            <text:p>326-332</text:p>
          </table:table-cell>
          <table:table-cell/>
          <table:table-cell office:value-type="string">
            <text:p>326-332</text:p>
          </table:table-cell>
          <table:table-cell/>
          <table:table-cell office:value-type="string">
            <text:p>325-331</text:p>
          </table:table-cell>
          <table:table-cell/>
        </table:table-row>
        <table:table-row table:style-name="ro1">
          <table:table-cell office:value-type="string">
            <text:p>Gaussian Parameters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</table:table-row>
        <table:table-row table:style-name="ro1">
          <table:table-cell office:value-type="string">
            <text:p>A0</text:p>
          </table:table-cell>
          <table:table-cell office:value-type="float" office:value="720.581">
            <text:p>720.581</text:p>
          </table:table-cell>
          <table:table-cell office:value-type="float" office:value="13.7864">
            <text:p>13.7864</text:p>
          </table:table-cell>
          <table:table-cell office:value-type="float" office:value="1853.63">
            <text:p>1853.63</text:p>
          </table:table-cell>
          <table:table-cell office:value-type="float" office:value="38.6612">
            <text:p>38.6612</text:p>
          </table:table-cell>
          <table:table-cell office:value-type="float" office:value="1750.84">
            <text:p>1750.84</text:p>
          </table:table-cell>
          <table:table-cell office:value-type="float" office:value="38.0804">
            <text:p>38.0804</text:p>
          </table:table-cell>
          <table:table-cell office:value-type="float" office:value="1714.23">
            <text:p>1714.23</text:p>
          </table:table-cell>
          <table:table-cell office:value-type="float" office:value="39.068">
            <text:p>39.068</text:p>
          </table:table-cell>
          <table:table-cell office:value-type="float" office:value="1761.61">
            <text:p>1761.61</text:p>
          </table:table-cell>
          <table:table-cell office:value-type="float" office:value="39.6488">
            <text:p>39.6488</text:p>
          </table:table-cell>
          <table:table-cell office:value-type="float" office:value="1469.14">
            <text:p>1469.14</text:p>
          </table:table-cell>
          <table:table-cell office:value-type="float" office:value="34.9219">
            <text:p>34.9219</text:p>
          </table:table-cell>
          <table:table-cell office:value-type="float" office:value="111.023">
            <text:p>111.023</text:p>
          </table:table-cell>
          <table:table-cell office:value-type="float" office:value="4.23361">
            <text:p>4.23361</text:p>
          </table:table-cell>
          <table:table-cell office:value-type="float" office:value="732.567">
            <text:p>732.567</text:p>
          </table:table-cell>
          <table:table-cell office:value-type="float" office:value="13.6594">
            <text:p>13.6594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float" office:value="49.2242">
            <text:p>49.2242</text:p>
          </table:table-cell>
          <table:table-cell office:value-type="float" office:value="0.145081">
            <text:p>0.145081</text:p>
          </table:table-cell>
          <table:table-cell office:value-type="float" office:value="49.1392">
            <text:p>49.1392</text:p>
          </table:table-cell>
          <table:table-cell office:value-type="float" office:value="0.158934">
            <text:p>0.158934</text:p>
          </table:table-cell>
          <table:table-cell office:value-type="float" office:value="49.3462">
            <text:p>49.3462</text:p>
          </table:table-cell>
          <table:table-cell office:value-type="float" office:value="0.165787">
            <text:p>0.165787</text:p>
          </table:table-cell>
          <table:table-cell office:value-type="float" office:value="49.2279">
            <text:p>49.2279</text:p>
          </table:table-cell>
          <table:table-cell office:value-type="float" office:value="0.174142">
            <text:p>0.174142</text:p>
          </table:table-cell>
          <table:table-cell office:value-type="float" office:value="49.2386">
            <text:p>49.2386</text:p>
          </table:table-cell>
          <table:table-cell office:value-type="float" office:value="0.171858">
            <text:p>0.171858</text:p>
          </table:table-cell>
          <table:table-cell office:value-type="float" office:value="49.3351">
            <text:p>49.3351</text:p>
          </table:table-cell>
          <table:table-cell office:value-type="float" office:value="0.18164">
            <text:p>0.18164</text:p>
          </table:table-cell>
          <table:table-cell office:value-type="float" office:value="50.5078">
            <text:p>50.5078</text:p>
          </table:table-cell>
          <table:table-cell office:value-type="float" office:value="0.291778">
            <text:p>0.291778</text:p>
          </table:table-cell>
          <table:table-cell office:value-type="float" office:value="49.0263">
            <text:p>49.0263</text:p>
          </table:table-cell>
          <table:table-cell office:value-type="float" office:value="0.141415">
            <text:p>0.141415</text:p>
          </table:table-cell>
        </table:table-row>
        <table:table-row table:style-name="ro1">
          <table:table-cell office:value-type="string">
            <text:p>A2</text:p>
          </table:table-cell>
          <table:table-cell office:value-type="float" office:value="8.4752">
            <text:p>8.4752</text:p>
          </table:table-cell>
          <table:table-cell office:value-type="float" office:value="0.204182">
            <text:p>0.204182</text:p>
          </table:table-cell>
          <table:table-cell office:value-type="float" office:value="8.65501">
            <text:p>8.65501</text:p>
          </table:table-cell>
          <table:table-cell office:value-type="float" office:value="0.227446">
            <text:p>0.227446</text:p>
          </table:table-cell>
          <table:table-cell office:value-type="float" office:value="8.68808">
            <text:p>8.68808</text:p>
          </table:table-cell>
          <table:table-cell office:value-type="float" office:value="0.238262">
            <text:p>0.238262</text:p>
          </table:table-cell>
          <table:table-cell office:value-type="float" office:value="8.81059">
            <text:p>8.81059</text:p>
          </table:table-cell>
          <table:table-cell office:value-type="float" office:value="0.250597">
            <text:p>0.250597</text:p>
          </table:table-cell>
          <table:table-cell office:value-type="float" office:value="8.77169">
            <text:p>8.77169</text:p>
          </table:table-cell>
          <table:table-cell office:value-type="float" office:value="0.246661">
            <text:p>0.246661</text:p>
          </table:table-cell>
          <table:table-cell office:value-type="float" office:value="8.82111">
            <text:p>8.82111</text:p>
          </table:table-cell>
          <table:table-cell office:value-type="float" office:value="0.261464">
            <text:p>0.261464</text:p>
          </table:table-cell>
          <table:table-cell office:value-type="float" office:value="9.63955">
            <text:p>9.63955</text:p>
          </table:table-cell>
          <table:table-cell office:value-type="float" office:value="0.445603">
            <text:p>0.445603</text:p>
          </table:table-cell>
          <table:table-cell office:value-type="float" office:value="8.42466">
            <text:p>8.42466</text:p>
          </table:table-cell>
          <table:table-cell office:value-type="float" office:value="0.199385">
            <text:p>0.199385</text:p>
          </table:table-cell>
        </table:table-row>
        <table:table-row table:style-name="ro1">
          <table:table-cell office:value-type="string">
            <text:p>A3</text:p>
          </table:table-cell>
          <table:table-cell office:value-type="float" office:value="424.237">
            <text:p>424.237</text:p>
          </table:table-cell>
          <table:table-cell office:value-type="float" office:value="10.853">
            <text:p>10.853</text:p>
          </table:table-cell>
          <table:table-cell office:value-type="float" office:value="1127.05">
            <text:p>1127.05</text:p>
          </table:table-cell>
          <table:table-cell office:value-type="float" office:value="30.2684">
            <text:p>30.2684</text:p>
          </table:table-cell>
          <table:table-cell office:value-type="float" office:value="1082.26">
            <text:p>1082.26</text:p>
          </table:table-cell>
          <table:table-cell office:value-type="float" office:value="29.8374">
            <text:p>29.8374</text:p>
          </table:table-cell>
          <table:table-cell office:value-type="float" office:value="-9.46406">
            <text:p>-9.46406</text:p>
          </table:table-cell>
          <table:table-cell office:value-type="float" office:value="30.5552">
            <text:p>30.5552</text:p>
          </table:table-cell>
          <table:table-cell office:value-type="float" office:value="1100.34">
            <text:p>1100.34</text:p>
          </table:table-cell>
          <table:table-cell office:value-type="float" office:value="31.042">
            <text:p>31.042</text:p>
          </table:table-cell>
          <table:table-cell office:value-type="float" office:value="1074.26">
            <text:p>1074.26</text:p>
          </table:table-cell>
          <table:table-cell office:value-type="float" office:value="27.3415">
            <text:p>27.3415</text:p>
          </table:table-cell>
          <table:table-cell office:value-type="float" office:value="137.384">
            <text:p>137.384</text:p>
          </table:table-cell>
          <table:table-cell office:value-type="float" office:value="3.26225">
            <text:p>3.26225</text:p>
          </table:table-cell>
          <table:table-cell office:value-type="float" office:value="334.935">
            <text:p>334.935</text:p>
          </table:table-cell>
          <table:table-cell office:value-type="float" office:value="10.7279">
            <text:p>10.7279</text:p>
          </table:table-cell>
        </table:table-row>
        <table:table-row table:style-name="ro1">
          <table:table-cell office:value-type="string">
            <text:p>A4</text:p>
          </table:table-cell>
          <table:table-cell office:value-type="float" office:value="-2.66254">
            <text:p>-2.66254</text:p>
          </table:table-cell>
          <table:table-cell office:value-type="float" office:value="0.74698">
            <text:p>0.74698</text:p>
          </table:table-cell>
          <table:table-cell office:value-type="float" office:value="-9.9566">
            <text:p>-9.9566</text:p>
          </table:table-cell>
          <table:table-cell office:value-type="float" office:value="2.12385">
            <text:p>2.12385</text:p>
          </table:table-cell>
          <table:table-cell office:value-type="float" office:value="-9.57985">
            <text:p>-9.57985</text:p>
          </table:table-cell>
          <table:table-cell office:value-type="float" office:value="2.10148">
            <text:p>2.10148</text:p>
          </table:table-cell>
          <table:table-cell office:value-type="float" office:value="0.0608396">
            <text:p>0.0608396</text:p>
          </table:table-cell>
          <table:table-cell office:value-type="float" office:value="2.15657">
            <text:p>2.15657</text:p>
          </table:table-cell>
          <table:table-cell office:value-type="float" office:value="-9.32158">
            <text:p>-9.32158</text:p>
          </table:table-cell>
          <table:table-cell office:value-type="float" office:value="2.18433">
            <text:p>2.18433</text:p>
          </table:table-cell>
          <table:table-cell office:value-type="float" office:value="-8.33998">
            <text:p>-8.33998</text:p>
          </table:table-cell>
          <table:table-cell office:value-type="float" office:value="1.92936">
            <text:p>1.92936</text:p>
          </table:table-cell>
          <table:table-cell office:value-type="float" office:value="-0.350419">
            <text:p>-0.350419</text:p>
          </table:table-cell>
          <table:table-cell office:value-type="float" office:value="0.244129">
            <text:p>0.244129</text:p>
          </table:table-cell>
          <table:table-cell office:value-type="float" office:value="-3.14806">
            <text:p>-3.14806</text:p>
          </table:table-cell>
          <table:table-cell office:value-type="float" office:value="0.740531">
            <text:p>0.740531</text:p>
          </table:table-cell>
        </table:table-row>
        <table:table-row table:style-name="ro1">
          <table:table-cell office:value-type="string">
            <text:p>A5</text:p>
          </table:table-cell>
          <table:table-cell office:value-type="float" office:value="0.0187476">
            <text:p>0.0187476</text:p>
          </table:table-cell>
          <table:table-cell office:value-type="float" office:value="0.00741294">
            <text:p>0.00741294</text:p>
          </table:table-cell>
          <table:table-cell office:value-type="float" office:value="0.0633645">
            <text:p>0.0633645</text:p>
          </table:table-cell>
          <table:table-cell office:value-type="float" office:value="0.0211011">
            <text:p>0.0211011</text:p>
          </table:table-cell>
          <table:table-cell office:value-type="float" office:value="0.0617858">
            <text:p>0.0617858</text:p>
          </table:table-cell>
          <table:table-cell office:value-type="float" office:value="0.020857">
            <text:p>0.020857</text:p>
          </table:table-cell>
          <table:table-cell office:value-type="float" office:value="0.0608396">
            <text:p>0.0608396</text:p>
          </table:table-cell>
          <table:table-cell office:value-type="float" office:value="0.0214206">
            <text:p>0.0214206</text:p>
          </table:table-cell>
          <table:table-cell office:value-type="float" office:value="0.0582267">
            <text:p>0.0582267</text:p>
          </table:table-cell>
          <table:table-cell office:value-type="float" office:value="0.0216928">
            <text:p>0.0216928</text:p>
          </table:table-cell>
          <table:table-cell office:value-type="float" office:value="0.0510982">
            <text:p>0.0510982</text:p>
          </table:table-cell>
          <table:table-cell office:value-type="float" office:value="0.019152">
            <text:p>0.019152</text:p>
          </table:table-cell>
          <table:table-cell office:value-type="float" office:value="0.00335255">
            <text:p>0.00335255</text:p>
          </table:table-cell>
          <table:table-cell office:value-type="float" office:value="0.00241001">
            <text:p>0.00241001</text:p>
          </table:table-cell>
          <table:table-cell office:value-type="float" office:value="0.0216532">
            <text:p>0.0216532</text:p>
          </table:table-cell>
          <table:table-cell office:value-type="float" office:value="0.00735741">
            <text:p>0.00735741</text:p>
          </table:table-cell>
        </table:table-row>
        <table:table-row table:style-name="ro1">
          <table:table-cell office:value-type="string">
            <text:p>FWHM</text:p>
          </table:table-cell>
          <table:table-cell table:formula="of:=2*SQRT(2*LN(2))*[.B42]" office:value-type="float" office:value="19.9575708456463">
            <text:p>19.9575708456</text:p>
          </table:table-cell>
          <table:table-cell/>
          <table:table-cell table:formula="of:=2*SQRT(2*LN(2))*[.D42]" office:value-type="float" office:value="20.3809910379433">
            <text:p>20.3809910379</text:p>
          </table:table-cell>
          <table:table-cell/>
          <table:table-cell table:formula="of:=2*SQRT(2*LN(2))*[.F42]" office:value-type="float" office:value="20.4588649368325">
            <text:p>20.4588649368</text:p>
          </table:table-cell>
          <table:table-cell/>
          <table:table-cell table:formula="of:=2*SQRT(2*LN(2))*[.H42]" office:value-type="float" office:value="20.7473539405492">
            <text:p>20.7473539405</text:p>
          </table:table-cell>
          <table:table-cell/>
          <table:table-cell table:formula="of:=2*SQRT(2*LN(2))*[.J42]" office:value-type="float" office:value="20.6557514407975">
            <text:p>20.6557514408</text:p>
          </table:table-cell>
          <table:table-cell/>
          <table:table-cell table:formula="of:=2*SQRT(2*LN(2))*[.L42]" office:value-type="float" office:value="20.772126647423">
            <text:p>20.7721266474</text:p>
          </table:table-cell>
          <table:table-cell/>
          <table:table-cell table:formula="of:=2*SQRT(2*LN(2))*[.N42]" office:value-type="float" office:value="22.6994055650781">
            <text:p>22.6994055651</text:p>
          </table:table-cell>
          <table:table-cell/>
          <table:table-cell table:formula="of:=2*SQRT(2*LN(2))*[.P42]" office:value-type="float" office:value="19.8385582405704">
            <text:p>19.8385582406</text:p>
          </table:table-cell>
          <table:table-cell/>
        </table:table-row>
        <table:table-row table:style-name="ro1">
          <table:table-cell office:value-type="string">
            <text:p>Transit Row</text:p>
          </table:table-cell>
          <table:table-cell office:value-type="float" office:value="137.224">
            <text:p>137.224</text:p>
          </table:table-cell>
          <table:table-cell/>
          <table:table-cell office:value-type="float" office:value="137.139">
            <text:p>137.139</text:p>
          </table:table-cell>
          <table:table-cell/>
          <table:table-cell office:value-type="float" office:value="137.346">
            <text:p>137.346</text:p>
          </table:table-cell>
          <table:table-cell/>
          <table:table-cell office:value-type="float" office:value="137.228">
            <text:p>137.228</text:p>
          </table:table-cell>
          <table:table-cell/>
          <table:table-cell office:value-type="float" office:value="137.239">
            <text:p>137.239</text:p>
          </table:table-cell>
          <table:table-cell/>
          <table:table-cell office:value-type="float" office:value="137.335">
            <text:p>137.335</text:p>
          </table:table-cell>
          <table:table-cell/>
          <table:table-cell office:value-type="float" office:value="138.508">
            <text:p>138.508</text:p>
          </table:table-cell>
          <table:table-cell/>
          <table:table-cell office:value-type="float" office:value="137.026">
            <text:p>137.026</text:p>
          </table:table-cell>
          <table:table-cell/>
        </table:table-row>
        <table:table-row table:style-name="ro1" table:number-rows-repeated="4">
          <table:table-cell table:number-columns-repeated="17"/>
        </table:table-row>
        <table:table-row table:style-name="ro1">
          <table:table-cell office:value-type="string">
            <text:p>Date (FSMI)</text:p>
          </table:table-cell>
          <table:table-cell office:value-type="string">
            <text:p>11-05-2011</text:p>
          </table:table-cell>
          <table:table-cell/>
          <table:table-cell office:value-type="string">
            <text:p>11-05-2011</text:p>
          </table:table-cell>
          <table:table-cell/>
          <table:table-cell office:value-type="string">
            <text:p>11-05-2011</text:p>
          </table:table-cell>
          <table:table-cell/>
          <table:table-cell office:value-type="string">
            <text:p>11-05-2011</text:p>
          </table:table-cell>
          <table:table-cell/>
          <table:table-cell office:value-type="string">
            <text:p>11-05-2011</text:p>
          </table:table-cell>
          <table:table-cell/>
          <table:table-cell office:value-type="string">
            <text:p>11-05-2011</text:p>
          </table:table-cell>
          <table:table-cell/>
          <table:table-cell office:value-type="string">
            <text:p>11-05-2011</text:p>
          </table:table-cell>
          <table:table-cell/>
          <table:table-cell office:value-type="string">
            <text:p>11-05-2011</text:p>
          </table:table-cell>
          <table:table-cell/>
        </table:table-row>
        <table:table-row table:style-name="ro1">
          <table:table-cell office:value-type="string">
            <text:p>Hour(i).Filter</text:p>
          </table:table-cell>
          <table:table-cell office:value-type="string">
            <text:p>(6-7)/0</text:p>
          </table:table-cell>
          <table:table-cell/>
          <table:table-cell office:value-type="string">
            <text:p>(6-7).1</text:p>
          </table:table-cell>
          <table:table-cell/>
          <table:table-cell office:value-type="string">
            <text:p>(6-7).2</text:p>
          </table:table-cell>
          <table:table-cell/>
          <table:table-cell office:value-type="string">
            <text:p>(6-7).3</text:p>
          </table:table-cell>
          <table:table-cell/>
          <table:table-cell office:value-type="string">
            <text:p>(6-7).4</text:p>
          </table:table-cell>
          <table:table-cell/>
          <table:table-cell office:value-type="string">
            <text:p>(6-7).5</text:p>
          </table:table-cell>
          <table:table-cell/>
          <table:table-cell office:value-type="string">
            <text:p>(6-7).6</text:p>
          </table:table-cell>
          <table:table-cell/>
          <table:table-cell office:value-type="string">
            <text:p>(6-7).7</text:p>
          </table:table-cell>
          <table:table-cell/>
        </table:table-row>
        <table:table-row table:style-name="ro1">
          <table:table-cell office:value-type="string">
            <text:p>Rows Plotted (k)</text:p>
          </table:table-cell>
          <table:table-cell office:value-type="string">
            <text:p>100-200</text:p>
          </table:table-cell>
          <table:table-cell/>
          <table:table-cell office:value-type="string">
            <text:p>100-200</text:p>
          </table:table-cell>
          <table:table-cell/>
          <table:table-cell office:value-type="string">
            <text:p>100-200</text:p>
          </table:table-cell>
          <table:table-cell/>
          <table:table-cell office:value-type="string">
            <text:p>100-200</text:p>
          </table:table-cell>
          <table:table-cell/>
          <table:table-cell office:value-type="string">
            <text:p>100-200</text:p>
          </table:table-cell>
          <table:table-cell/>
          <table:table-cell office:value-type="string">
            <text:p>100-200</text:p>
          </table:table-cell>
          <table:table-cell/>
          <table:table-cell office:value-type="string">
            <text:p>100-200</text:p>
          </table:table-cell>
          <table:table-cell/>
          <table:table-cell office:value-type="string">
            <text:p>100-200</text:p>
          </table:table-cell>
          <table:table-cell/>
        </table:table-row>
        <table:table-row table:style-name="ro1">
          <table:table-cell office:value-type="string">
            <text:p>Columns Averaged (j)</text:p>
          </table:table-cell>
          <table:table-cell office:value-type="string">
            <text:p>326-331</text:p>
          </table:table-cell>
          <table:table-cell/>
          <table:table-cell office:value-type="string">
            <text:p>326-331</text:p>
          </table:table-cell>
          <table:table-cell/>
          <table:table-cell office:value-type="string">
            <text:p>326-331</text:p>
          </table:table-cell>
          <table:table-cell/>
          <table:table-cell office:value-type="string">
            <text:p>326-331</text:p>
          </table:table-cell>
          <table:table-cell/>
          <table:table-cell office:value-type="string">
            <text:p>326-331</text:p>
          </table:table-cell>
          <table:table-cell/>
          <table:table-cell office:value-type="string">
            <text:p>326-331</text:p>
          </table:table-cell>
          <table:table-cell/>
          <table:table-cell office:value-type="string">
            <text:p>326-331</text:p>
          </table:table-cell>
          <table:table-cell/>
          <table:table-cell office:value-type="string">
            <text:p>325-330</text:p>
          </table:table-cell>
          <table:table-cell/>
        </table:table-row>
        <table:table-row table:style-name="ro1">
          <table:table-cell office:value-type="string">
            <text:p>Gaussian Parameters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</table:table-row>
        <table:table-row table:style-name="ro1">
          <table:table-cell office:value-type="string">
            <text:p>A0</text:p>
          </table:table-cell>
          <table:table-cell office:value-type="float" office:value="651.488">
            <text:p>651.488</text:p>
          </table:table-cell>
          <table:table-cell office:value-type="float" office:value="25.5517">
            <text:p>25.5517</text:p>
          </table:table-cell>
          <table:table-cell office:value-type="float" office:value="2200.35">
            <text:p>2200.35</text:p>
          </table:table-cell>
          <table:table-cell office:value-type="float" office:value="49.6449">
            <text:p>49.6449</text:p>
          </table:table-cell>
          <table:table-cell office:value-type="float" office:value="2066">
            <text:p>2066</text:p>
          </table:table-cell>
          <table:table-cell office:value-type="float" office:value="47.4733">
            <text:p>47.4733</text:p>
          </table:table-cell>
          <table:table-cell office:value-type="float" office:value="2058.42">
            <text:p>2058.42</text:p>
          </table:table-cell>
          <table:table-cell office:value-type="float" office:value="48.5525">
            <text:p>48.5525</text:p>
          </table:table-cell>
          <table:table-cell office:value-type="float" office:value="2140.05">
            <text:p>2140.05</text:p>
          </table:table-cell>
          <table:table-cell office:value-type="float" office:value="48.0375">
            <text:p>48.0375</text:p>
          </table:table-cell>
          <table:table-cell office:value-type="float" office:value="1651.57">
            <text:p>1651.57</text:p>
          </table:table-cell>
          <table:table-cell office:value-type="float" office:value="49.5404">
            <text:p>49.5404</text:p>
          </table:table-cell>
          <table:table-cell office:value-type="string">
            <text:p>Data is messed</text:p>
          </table:table-cell>
          <table:table-cell/>
          <table:table-cell office:value-type="float" office:value="835.787">
            <text:p>835.787</text:p>
          </table:table-cell>
          <table:table-cell office:value-type="float" office:value="15.1479">
            <text:p>15.1479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float" office:value="44.4862">
            <text:p>44.4862</text:p>
          </table:table-cell>
          <table:table-cell office:value-type="float" office:value="0.331508">
            <text:p>0.331508</text:p>
          </table:table-cell>
          <table:table-cell office:value-type="float" office:value="45.854">
            <text:p>45.854</text:p>
          </table:table-cell>
          <table:table-cell office:value-type="float" office:value="0.175493">
            <text:p>0.175493</text:p>
          </table:table-cell>
          <table:table-cell office:value-type="float" office:value="45.9287">
            <text:p>45.9287</text:p>
          </table:table-cell>
          <table:table-cell office:value-type="float" office:value="0.178727">
            <text:p>0.178727</text:p>
          </table:table-cell>
          <table:table-cell office:value-type="float" office:value="45.9885">
            <text:p>45.9885</text:p>
          </table:table-cell>
          <table:table-cell office:value-type="float" office:value="0.183467">
            <text:p>0.183467</text:p>
          </table:table-cell>
          <table:table-cell office:value-type="float" office:value="45.9539">
            <text:p>45.9539</text:p>
          </table:table-cell>
          <table:table-cell office:value-type="float" office:value="0.174606">
            <text:p>0.174606</text:p>
          </table:table-cell>
          <table:table-cell office:value-type="float" office:value="45.9615">
            <text:p>45.9615</text:p>
          </table:table-cell>
          <table:table-cell office:value-type="float" office:value="0.233297">
            <text:p>0.233297</text:p>
          </table:table-cell>
          <table:table-cell office:value-type="string">
            <text:p>For some reason</text:p>
          </table:table-cell>
          <table:table-cell/>
          <table:table-cell office:value-type="float" office:value="45.7595">
            <text:p>45.7595</text:p>
          </table:table-cell>
          <table:table-cell office:value-type="float" office:value="0.139931">
            <text:p>0.139931</text:p>
          </table:table-cell>
        </table:table-row>
        <table:table-row table:style-name="ro1">
          <table:table-cell office:value-type="string">
            <text:p>A2</text:p>
          </table:table-cell>
          <table:table-cell office:value-type="float" office:value="8.25219">
            <text:p>8.25219</text:p>
          </table:table-cell>
          <table:table-cell office:value-type="float" office:value="0.441388">
            <text:p>0.441388</text:p>
          </table:table-cell>
          <table:table-cell office:value-type="float" office:value="8.7739">
            <text:p>8.7739</text:p>
          </table:table-cell>
          <table:table-cell office:value-type="float" office:value="0.248918">
            <text:p>0.248918</text:p>
          </table:table-cell>
          <table:table-cell office:value-type="float" office:value="8.80108">
            <text:p>8.80108</text:p>
          </table:table-cell>
          <table:table-cell office:value-type="float" office:value="0.254363">
            <text:p>0.254363</text:p>
          </table:table-cell>
          <table:table-cell office:value-type="float" office:value="8.84785">
            <text:p>8.84785</text:p>
          </table:table-cell>
          <table:table-cell office:value-type="float" office:value="0.260067">
            <text:p>0.260067</text:p>
          </table:table-cell>
          <table:table-cell office:value-type="float" office:value="8.83711">
            <text:p>8.83711</text:p>
          </table:table-cell>
          <table:table-cell office:value-type="float" office:value="0.247523">
            <text:p>0.247523</text:p>
          </table:table-cell>
          <table:table-cell office:value-type="float" office:value="8.81648">
            <text:p>8.81648</text:p>
          </table:table-cell>
          <table:table-cell office:value-type="float" office:value="0.33239">
            <text:p>0.33239</text:p>
          </table:table-cell>
          <table:table-cell/>
          <table:table-cell/>
          <table:table-cell office:value-type="float" office:value="8.48256">
            <text:p>8.48256</text:p>
          </table:table-cell>
          <table:table-cell office:value-type="float" office:value="0.194453">
            <text:p>0.194453</text:p>
          </table:table-cell>
        </table:table-row>
        <table:table-row table:style-name="ro1">
          <table:table-cell office:value-type="string">
            <text:p>A3</text:p>
          </table:table-cell>
          <table:table-cell office:value-type="float" office:value="654.748">
            <text:p>654.748</text:p>
          </table:table-cell>
          <table:table-cell office:value-type="float" office:value="20.5493">
            <text:p>20.5493</text:p>
          </table:table-cell>
          <table:table-cell office:value-type="float" office:value="521.435">
            <text:p>521.435</text:p>
          </table:table-cell>
          <table:table-cell office:value-type="float" office:value="37.7211">
            <text:p>37.7211</text:p>
          </table:table-cell>
          <table:table-cell office:value-type="float" office:value="553.981">
            <text:p>553.981</text:p>
          </table:table-cell>
          <table:table-cell office:value-type="float" office:value="36.038">
            <text:p>36.038</text:p>
          </table:table-cell>
          <table:table-cell office:value-type="float" office:value="571.012">
            <text:p>571.012</text:p>
          </table:table-cell>
          <table:table-cell office:value-type="float" office:value="36.9476">
            <text:p>36.9476</text:p>
          </table:table-cell>
          <table:table-cell office:value-type="float" office:value="524.639">
            <text:p>524.639</text:p>
          </table:table-cell>
          <table:table-cell office:value-type="float" office:value="36.5431">
            <text:p>36.5431</text:p>
          </table:table-cell>
          <table:table-cell office:value-type="float" office:value="628.262">
            <text:p>628.262</text:p>
          </table:table-cell>
          <table:table-cell office:value-type="float" office:value="37.6016">
            <text:p>37.6016</text:p>
          </table:table-cell>
          <table:table-cell table:number-columns-repeated="2"/>
          <table:table-cell office:value-type="float" office:value="178.368">
            <text:p>178.368</text:p>
          </table:table-cell>
          <table:table-cell office:value-type="float" office:value="11.5957">
            <text:p>11.5957</text:p>
          </table:table-cell>
        </table:table-row>
        <table:table-row table:style-name="ro1">
          <table:table-cell office:value-type="string">
            <text:p>A4</text:p>
          </table:table-cell>
          <table:table-cell office:value-type="float" office:value="14.639">
            <text:p>14.639</text:p>
          </table:table-cell>
          <table:table-cell office:value-type="float" office:value="1.30081">
            <text:p>1.30081</text:p>
          </table:table-cell>
          <table:table-cell office:value-type="float" office:value="-6.38384">
            <text:p>-6.38384</text:p>
          </table:table-cell>
          <table:table-cell office:value-type="float" office:value="2.65622">
            <text:p>2.65622</text:p>
          </table:table-cell>
          <table:table-cell office:value-type="float" office:value="-6.57846">
            <text:p>-6.57846</text:p>
          </table:table-cell>
          <table:table-cell office:value-type="float" office:value="2.54767">
            <text:p>2.54767</text:p>
          </table:table-cell>
          <table:table-cell office:value-type="float" office:value="-6.87118">
            <text:p>-6.87118</text:p>
          </table:table-cell>
          <table:table-cell office:value-type="float" office:value="2.59868">
            <text:p>2.59868</text:p>
          </table:table-cell>
          <table:table-cell office:value-type="float" office:value="-6.42029">
            <text:p>-6.42029</text:p>
          </table:table-cell>
          <table:table-cell office:value-type="float" office:value="2.57073">
            <text:p>2.57073</text:p>
          </table:table-cell>
          <table:table-cell office:value-type="float" office:value="-3.91886">
            <text:p>-3.91886</text:p>
          </table:table-cell>
          <table:table-cell office:value-type="float" office:value="2.66143">
            <text:p>2.66143</text:p>
          </table:table-cell>
          <table:table-cell table:number-columns-repeated="2"/>
          <table:table-cell office:value-type="float" office:value="-1.70388">
            <text:p>-1.70388</text:p>
          </table:table-cell>
          <table:table-cell office:value-type="float" office:value="0.796409">
            <text:p>0.796409</text:p>
          </table:table-cell>
        </table:table-row>
        <table:table-row table:style-name="ro1">
          <table:table-cell office:value-type="string">
            <text:p>A5</text:p>
          </table:table-cell>
          <table:table-cell office:value-type="float" office:value="-0.111559">
            <text:p>-0.111559</text:p>
          </table:table-cell>
          <table:table-cell office:value-type="float" office:value="0.012953">
            <text:p>0.012953</text:p>
          </table:table-cell>
          <table:table-cell office:value-type="float" office:value="0.0538437">
            <text:p>0.0538437</text:p>
          </table:table-cell>
          <table:table-cell office:value-type="float" office:value="0.0268915">
            <text:p>0.0268915</text:p>
          </table:table-cell>
          <table:table-cell office:value-type="float" office:value="0.0582511">
            <text:p>0.0582511</text:p>
          </table:table-cell>
          <table:table-cell office:value-type="float" office:value="0.025788">
            <text:p>0.025788</text:p>
          </table:table-cell>
          <table:table-cell office:value-type="float" office:value="0.0613788">
            <text:p>0.0613788</text:p>
          </table:table-cell>
          <table:table-cell office:value-type="float" office:value="0.0262865">
            <text:p>0.0262865</text:p>
          </table:table-cell>
          <table:table-cell office:value-type="float" office:value="0.0554741">
            <text:p>0.0554741</text:p>
          </table:table-cell>
          <table:table-cell office:value-type="float" office:value="0.0260092">
            <text:p>0.0260092</text:p>
          </table:table-cell>
          <table:table-cell office:value-type="float" office:value="0.0467847">
            <text:p>0.0467847</text:p>
          </table:table-cell>
          <table:table-cell office:value-type="float" office:value="0.0269351">
            <text:p>0.0269351</text:p>
          </table:table-cell>
          <table:table-cell table:number-columns-repeated="2"/>
          <table:table-cell office:value-type="float" office:value="0.0159836">
            <text:p>0.0159836</text:p>
          </table:table-cell>
          <table:table-cell office:value-type="float" office:value="0.00805307">
            <text:p>0.00805307</text:p>
          </table:table-cell>
        </table:table-row>
        <table:table-row table:style-name="ro1">
          <table:table-cell office:value-type="string">
            <text:p>FWHM</text:p>
          </table:table-cell>
          <table:table-cell table:formula="of:=2*SQRT(2*LN(2))*[.B59]" office:value-type="float" office:value="19.432422427404">
            <text:p>19.4324224274</text:p>
          </table:table-cell>
          <table:table-cell/>
          <table:table-cell table:formula="of:=2*SQRT(2*LN(2))*[.D59]" office:value-type="float" office:value="20.660955593097">
            <text:p>20.6609555931</text:p>
          </table:table-cell>
          <table:table-cell/>
          <table:table-cell table:formula="of:=2*SQRT(2*LN(2))*[.F59]" office:value-type="float" office:value="20.724959601921">
            <text:p>20.7249596019</text:p>
          </table:table-cell>
          <table:table-cell/>
          <table:table-cell table:formula="of:=2*SQRT(2*LN(2))*[.H59]" office:value-type="float" office:value="20.8350945354271">
            <text:p>20.8350945354</text:p>
          </table:table-cell>
          <table:table-cell/>
          <table:table-cell table:formula="of:=2*SQRT(2*LN(2))*[.J59]" office:value-type="float" office:value="20.8098037681434">
            <text:p>20.8098037681</text:p>
          </table:table-cell>
          <table:table-cell/>
          <table:table-cell table:formula="of:=2*SQRT(2*LN(2))*[.L59]" office:value-type="float" office:value="20.7612238306145">
            <text:p>20.7612238306</text:p>
          </table:table-cell>
          <table:table-cell/>
          <table:table-cell table:formula="of:=2*SQRT(2*LN(2))*[.N59]" office:value-type="float" office:value="0">
            <text:p>0</text:p>
          </table:table-cell>
          <table:table-cell/>
          <table:table-cell table:formula="of:=2*SQRT(2*LN(2))*[.P59]" office:value-type="float" office:value="19.9749023211777">
            <text:p>19.9749023212</text:p>
          </table:table-cell>
          <table:table-cell/>
        </table:table-row>
        <table:table-row table:style-name="ro1">
          <table:table-cell office:value-type="string">
            <text:p>Transit Row</text:p>
          </table:table-cell>
          <table:table-cell office:value-type="float" office:value="144.486">
            <text:p>144.486</text:p>
          </table:table-cell>
          <table:table-cell/>
          <table:table-cell office:value-type="float" office:value="145.854">
            <text:p>145.854</text:p>
          </table:table-cell>
          <table:table-cell/>
          <table:table-cell office:value-type="float" office:value="145.929">
            <text:p>145.929</text:p>
          </table:table-cell>
          <table:table-cell/>
          <table:table-cell office:value-type="float" office:value="145.989">
            <text:p>145.989</text:p>
          </table:table-cell>
          <table:table-cell/>
          <table:table-cell office:value-type="float" office:value="145.954">
            <text:p>145.954</text:p>
          </table:table-cell>
          <table:table-cell/>
          <table:table-cell office:value-type="float" office:value="145.962">
            <text:p>145.962</text:p>
          </table:table-cell>
          <table:table-cell table:number-columns-repeated="3"/>
          <table:table-cell office:value-type="float" office:value="145.76">
            <text:p>145.76</text:p>
          </table:table-cell>
          <table:table-cell/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string">
            <text:p>Date (FSMI)</text:p>
          </table:table-cell>
          <table:table-cell office:value-type="string">
            <text:p>10-31-2011</text:p>
          </table:table-cell>
          <table:table-cell/>
          <table:table-cell office:value-type="string">
            <text:p>10-31-2011</text:p>
          </table:table-cell>
          <table:table-cell/>
          <table:table-cell office:value-type="string">
            <text:p>10-31-2011</text:p>
          </table:table-cell>
          <table:table-cell/>
          <table:table-cell office:value-type="string">
            <text:p>10-31-2011</text:p>
          </table:table-cell>
          <table:table-cell/>
          <table:table-cell office:value-type="string">
            <text:p>10-31-2011</text:p>
          </table:table-cell>
          <table:table-cell/>
          <table:table-cell office:value-type="string">
            <text:p>10-31-2011</text:p>
          </table:table-cell>
          <table:table-cell/>
          <table:table-cell office:value-type="string">
            <text:p>10-31-2011</text:p>
          </table:table-cell>
          <table:table-cell/>
          <table:table-cell office:value-type="string">
            <text:p>10-31-2011</text:p>
          </table:table-cell>
          <table:table-cell/>
        </table:table-row>
        <table:table-row table:style-name="ro1">
          <table:table-cell office:value-type="string">
            <text:p>Hour(i).Filter</text:p>
          </table:table-cell>
          <table:table-cell office:value-type="string">
            <text:p>7/0</text:p>
          </table:table-cell>
          <table:table-cell/>
          <table:table-cell office:value-type="float" office:value="7.1">
            <text:p>7.1</text:p>
          </table:table-cell>
          <table:table-cell/>
          <table:table-cell office:value-type="float" office:value="7.2">
            <text:p>7.2</text:p>
          </table:table-cell>
          <table:table-cell/>
          <table:table-cell office:value-type="float" office:value="7.3">
            <text:p>7.3</text:p>
          </table:table-cell>
          <table:table-cell/>
          <table:table-cell office:value-type="float" office:value="7.4">
            <text:p>7.4</text:p>
          </table:table-cell>
          <table:table-cell/>
          <table:table-cell office:value-type="float" office:value="7.5">
            <text:p>7.5</text:p>
          </table:table-cell>
          <table:table-cell/>
          <table:table-cell office:value-type="float" office:value="7.6">
            <text:p>7.6</text:p>
          </table:table-cell>
          <table:table-cell/>
          <table:table-cell office:value-type="float" office:value="7.7">
            <text:p>7.7</text:p>
          </table:table-cell>
          <table:table-cell/>
        </table:table-row>
        <table:table-row table:style-name="ro1">
          <table:table-cell office:value-type="string">
            <text:p>Rows Plotted (k)</text:p>
          </table:table-cell>
          <table:table-cell office:value-type="string">
            <text:p>18-118</text:p>
          </table:table-cell>
          <table:table-cell/>
          <table:table-cell office:value-type="string">
            <text:p>18-118</text:p>
          </table:table-cell>
          <table:table-cell/>
          <table:table-cell office:value-type="string">
            <text:p>18-118</text:p>
          </table:table-cell>
          <table:table-cell/>
          <table:table-cell office:value-type="string">
            <text:p>18-118</text:p>
          </table:table-cell>
          <table:table-cell/>
          <table:table-cell office:value-type="string">
            <text:p>18-118</text:p>
          </table:table-cell>
          <table:table-cell/>
          <table:table-cell office:value-type="string">
            <text:p>18-118</text:p>
          </table:table-cell>
          <table:table-cell/>
          <table:table-cell office:value-type="string">
            <text:p>18-118</text:p>
          </table:table-cell>
          <table:table-cell/>
          <table:table-cell office:value-type="string">
            <text:p>18-118</text:p>
          </table:table-cell>
          <table:table-cell/>
        </table:table-row>
        <table:table-row table:style-name="ro1">
          <table:table-cell office:value-type="string">
            <text:p>Columns Averaged (j)</text:p>
          </table:table-cell>
          <table:table-cell office:value-type="string">
            <text:p>325-331</text:p>
          </table:table-cell>
          <table:table-cell/>
          <table:table-cell office:value-type="string">
            <text:p>325-331</text:p>
          </table:table-cell>
          <table:table-cell/>
          <table:table-cell office:value-type="string">
            <text:p>325-331</text:p>
          </table:table-cell>
          <table:table-cell/>
          <table:table-cell office:value-type="string">
            <text:p>325-331</text:p>
          </table:table-cell>
          <table:table-cell/>
          <table:table-cell office:value-type="string">
            <text:p>325-331</text:p>
          </table:table-cell>
          <table:table-cell/>
          <table:table-cell office:value-type="string">
            <text:p>325-331</text:p>
          </table:table-cell>
          <table:table-cell/>
          <table:table-cell office:value-type="string">
            <text:p>325-331</text:p>
          </table:table-cell>
          <table:table-cell/>
          <table:table-cell office:value-type="string">
            <text:p>325-331</text:p>
          </table:table-cell>
          <table:table-cell/>
        </table:table-row>
        <table:table-row table:style-name="ro1">
          <table:table-cell office:value-type="string">
            <text:p>Gaussian Parameters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</table:table-row>
        <table:table-row table:style-name="ro1">
          <table:table-cell office:value-type="string">
            <text:p>A0</text:p>
          </table:table-cell>
          <table:table-cell office:value-type="float" office:value="763.26">
            <text:p>763.26</text:p>
          </table:table-cell>
          <table:table-cell office:value-type="float" office:value="24.6074">
            <text:p>24.6074</text:p>
          </table:table-cell>
          <table:table-cell office:value-type="float" office:value="2110.13">
            <text:p>2110.13</text:p>
          </table:table-cell>
          <table:table-cell office:value-type="float" office:value="45.472">
            <text:p>45.472</text:p>
          </table:table-cell>
          <table:table-cell office:value-type="float" office:value="2010.22">
            <text:p>2010.22</text:p>
          </table:table-cell>
          <table:table-cell office:value-type="float" office:value="43.539">
            <text:p>43.539</text:p>
          </table:table-cell>
          <table:table-cell office:value-type="float" office:value="1999.5">
            <text:p>1999.5</text:p>
          </table:table-cell>
          <table:table-cell office:value-type="float" office:value="43.3853">
            <text:p>43.3853</text:p>
          </table:table-cell>
          <table:table-cell office:value-type="float" office:value="2073.06">
            <text:p>2073.06</text:p>
          </table:table-cell>
          <table:table-cell office:value-type="float" office:value="45.5505">
            <text:p>45.5505</text:p>
          </table:table-cell>
          <table:table-cell office:value-type="float" office:value="1702.34">
            <text:p>1702.34</text:p>
          </table:table-cell>
          <table:table-cell office:value-type="float" office:value="44.6095">
            <text:p>44.6095</text:p>
          </table:table-cell>
          <table:table-cell office:value-type="string">
            <text:p>NO GOOD DATA</text:p>
          </table:table-cell>
          <table:table-cell/>
          <table:table-cell office:value-type="float" office:value="731.295">
            <text:p>731.295</text:p>
          </table:table-cell>
          <table:table-cell office:value-type="float" office:value="14.2166">
            <text:p>14.2166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float" office:value="51.5404">
            <text:p>51.5404</text:p>
          </table:table-cell>
          <table:table-cell office:value-type="float" office:value="0.241639">
            <text:p>0.241639</text:p>
          </table:table-cell>
          <table:table-cell office:value-type="float" office:value="52.1623">
            <text:p>52.1623</text:p>
          </table:table-cell>
          <table:table-cell office:value-type="float" office:value="0.165148">
            <text:p>0.165148</text:p>
          </table:table-cell>
          <table:table-cell office:value-type="float" office:value="52.2206">
            <text:p>52.2206</text:p>
          </table:table-cell>
          <table:table-cell office:value-type="float" office:value="0.166246">
            <text:p>0.166246</text:p>
          </table:table-cell>
          <table:table-cell office:value-type="float" office:value="52.2289">
            <text:p>52.2289</text:p>
          </table:table-cell>
          <table:table-cell office:value-type="float" office:value="0.166548">
            <text:p>0.166548</text:p>
          </table:table-cell>
          <table:table-cell office:value-type="float" office:value="52.2935">
            <text:p>52.2935</text:p>
          </table:table-cell>
          <table:table-cell office:value-type="float" office:value="0.1687">
            <text:p>0.1687</text:p>
          </table:table-cell>
          <table:table-cell office:value-type="float" office:value="52.2874">
            <text:p>52.2874</text:p>
          </table:table-cell>
          <table:table-cell office:value-type="float" office:value="0.200562">
            <text:p>0.200562</text:p>
          </table:table-cell>
          <table:table-cell table:number-columns-repeated="2"/>
          <table:table-cell office:value-type="float" office:value="52.197">
            <text:p>52.197</text:p>
          </table:table-cell>
          <table:table-cell office:value-type="float" office:value="0.148563">
            <text:p>0.148563</text:p>
          </table:table-cell>
        </table:table-row>
        <table:table-row table:style-name="ro1">
          <table:table-cell office:value-type="string">
            <text:p>A2</text:p>
          </table:table-cell>
          <table:table-cell office:value-type="float" office:value="7.97056">
            <text:p>7.97056</text:p>
          </table:table-cell>
          <table:table-cell office:value-type="float" office:value="0.332072">
            <text:p>0.332072</text:p>
          </table:table-cell>
          <table:table-cell office:value-type="float" office:value="8.71784">
            <text:p>8.71784</text:p>
          </table:table-cell>
          <table:table-cell office:value-type="float" office:value="0.236815">
            <text:p>0.236815</text:p>
          </table:table-cell>
          <table:table-cell office:value-type="float" office:value="8.802">
            <text:p>8.802</text:p>
          </table:table-cell>
          <table:table-cell office:value-type="float" office:value="0.23968">
            <text:p>0.23968</text:p>
          </table:table-cell>
          <table:table-cell office:value-type="float" office:value="8.80093">
            <text:p>8.80093</text:p>
          </table:table-cell>
          <table:table-cell office:value-type="float" office:value="0.239894">
            <text:p>0.239894</text:p>
          </table:table-cell>
          <table:table-cell office:value-type="float" office:value="8.79051">
            <text:p>8.79051</text:p>
          </table:table-cell>
          <table:table-cell office:value-type="float" office:value="0.243183">
            <text:p>0.243183</text:p>
          </table:table-cell>
          <table:table-cell office:value-type="float" office:value="8.64194">
            <text:p>8.64194</text:p>
          </table:table-cell>
          <table:table-cell office:value-type="float" office:value="0.284307">
            <text:p>0.284307</text:p>
          </table:table-cell>
          <table:table-cell table:number-columns-repeated="2"/>
          <table:table-cell office:value-type="float" office:value="8.60267">
            <text:p>8.60267</text:p>
          </table:table-cell>
          <table:table-cell office:value-type="float" office:value="0.209975">
            <text:p>0.209975</text:p>
          </table:table-cell>
        </table:table-row>
        <table:table-row table:style-name="ro1">
          <table:table-cell office:value-type="string">
            <text:p>A3</text:p>
          </table:table-cell>
          <table:table-cell office:value-type="float" office:value="387.662">
            <text:p>387.662</text:p>
          </table:table-cell>
          <table:table-cell office:value-type="float" office:value="19.8642">
            <text:p>19.8642</text:p>
          </table:table-cell>
          <table:table-cell office:value-type="float" office:value="136.226">
            <text:p>136.226</text:p>
          </table:table-cell>
          <table:table-cell office:value-type="float" office:value="36.7299">
            <text:p>36.7299</text:p>
          </table:table-cell>
          <table:table-cell office:value-type="float" office:value="251.117">
            <text:p>251.117</text:p>
          </table:table-cell>
          <table:table-cell office:value-type="float" office:value="35.137">
            <text:p>35.137</text:p>
          </table:table-cell>
          <table:table-cell office:value-type="float" office:value="274.817">
            <text:p>274.817</text:p>
          </table:table-cell>
          <table:table-cell office:value-type="float" office:value="35.0255">
            <text:p>35.0255</text:p>
          </table:table-cell>
          <table:table-cell office:value-type="float" office:value="151.689">
            <text:p>151.689</text:p>
          </table:table-cell>
          <table:table-cell office:value-type="float" office:value="36.7892">
            <text:p>36.7892</text:p>
          </table:table-cell>
          <table:table-cell office:value-type="float" office:value="151.015">
            <text:p>151.015</text:p>
          </table:table-cell>
          <table:table-cell office:value-type="float" office:value="36.1734">
            <text:p>36.1734</text:p>
          </table:table-cell>
          <table:table-cell table:number-columns-repeated="2"/>
          <table:table-cell office:value-type="float" office:value="92.7835">
            <text:p>92.7835</text:p>
          </table:table-cell>
          <table:table-cell office:value-type="float" office:value="11.5238">
            <text:p>11.5238</text:p>
          </table:table-cell>
        </table:table-row>
        <table:table-row table:style-name="ro1">
          <table:table-cell office:value-type="string">
            <text:p>A4</text:p>
          </table:table-cell>
          <table:table-cell office:value-type="float" office:value="-1.72089">
            <text:p>-1.72089</text:p>
          </table:table-cell>
          <table:table-cell office:value-type="float" office:value="1.31868">
            <text:p>1.31868</text:p>
          </table:table-cell>
          <table:table-cell office:value-type="float" office:value="-5.71826">
            <text:p>-5.71826</text:p>
          </table:table-cell>
          <table:table-cell office:value-type="float" office:value="2.54635">
            <text:p>2.54635</text:p>
          </table:table-cell>
          <table:table-cell office:value-type="float" office:value="-6.98417">
            <text:p>-6.98417</text:p>
          </table:table-cell>
          <table:table-cell office:value-type="float" office:value="2.44937">
            <text:p>2.44937</text:p>
          </table:table-cell>
          <table:table-cell office:value-type="float" office:value="-7.11026">
            <text:p>-7.11026</text:p>
          </table:table-cell>
          <table:table-cell office:value-type="float" office:value="2.4391">
            <text:p>2.4391</text:p>
          </table:table-cell>
          <table:table-cell office:value-type="float" office:value="-5.91723">
            <text:p>-5.91723</text:p>
          </table:table-cell>
          <table:table-cell office:value-type="float" office:value="2.56333">
            <text:p>2.56333</text:p>
          </table:table-cell>
          <table:table-cell office:value-type="float" office:value="-2.97098">
            <text:p>-2.97098</text:p>
          </table:table-cell>
          <table:table-cell office:value-type="float" office:value="2.47577">
            <text:p>2.47577</text:p>
          </table:table-cell>
          <table:table-cell table:number-columns-repeated="2"/>
          <table:table-cell office:value-type="float" office:value="-1.82787">
            <text:p>-1.82787</text:p>
          </table:table-cell>
          <table:table-cell office:value-type="float" office:value="0.786518">
            <text:p>0.786518</text:p>
          </table:table-cell>
        </table:table-row>
        <table:table-row table:style-name="ro1">
          <table:table-cell office:value-type="string">
            <text:p>A5</text:p>
          </table:table-cell>
          <table:table-cell office:value-type="float" office:value="0.0425334">
            <text:p>0.0425334</text:p>
          </table:table-cell>
          <table:table-cell office:value-type="float" office:value="0.0129114">
            <text:p>0.0129114</text:p>
          </table:table-cell>
          <table:table-cell office:value-type="float" office:value="0.0583806">
            <text:p>0.0583806</text:p>
          </table:table-cell>
          <table:table-cell office:value-type="float" office:value="0.0248594">
            <text:p>0.0248594</text:p>
          </table:table-cell>
          <table:table-cell office:value-type="float" office:value="0.0733862">
            <text:p>0.0733862</text:p>
          </table:table-cell>
          <table:table-cell office:value-type="float" office:value="0.0239048">
            <text:p>0.0239048</text:p>
          </table:table-cell>
          <table:table-cell office:value-type="float" office:value="0.0755242">
            <text:p>0.0755242</text:p>
          </table:table-cell>
          <table:table-cell office:value-type="float" office:value="0.0238033">
            <text:p>0.0238033</text:p>
          </table:table-cell>
          <table:table-cell office:value-type="float" office:value="0.0599435">
            <text:p>0.0599435</text:p>
          </table:table-cell>
          <table:table-cell office:value-type="float" office:value="0.025006">
            <text:p>0.025006</text:p>
          </table:table-cell>
          <table:table-cell office:value-type="float" office:value="0.0455632">
            <text:p>0.0455632</text:p>
          </table:table-cell>
          <table:table-cell office:value-type="float" office:value="0.0241508">
            <text:p>0.0241508</text:p>
          </table:table-cell>
          <table:table-cell table:number-columns-repeated="2"/>
          <table:table-cell office:value-type="float" office:value="0.0190304">
            <text:p>0.0190304</text:p>
          </table:table-cell>
          <table:table-cell office:value-type="float" office:value="0.00767622">
            <text:p>0.00767622</text:p>
          </table:table-cell>
        </table:table-row>
        <table:table-row table:style-name="ro1">
          <table:table-cell office:value-type="string">
            <text:p>FWHM</text:p>
          </table:table-cell>
          <table:table-cell table:formula="of:=2*SQRT(2*LN(2))*[.B77]" office:value-type="float" office:value="18.7692344581219">
            <text:p>18.7692344581</text:p>
          </table:table-cell>
          <table:table-cell/>
          <table:table-cell table:formula="of:=2*SQRT(2*LN(2))*[.D77]" office:value-type="float" office:value="20.5289443813726">
            <text:p>20.5289443814</text:p>
          </table:table-cell>
          <table:table-cell/>
          <table:table-cell table:formula="of:=2*SQRT(2*LN(2))*[.F77]" office:value-type="float" office:value="20.7271260363624">
            <text:p>20.7271260364</text:p>
          </table:table-cell>
          <table:table-cell/>
          <table:table-cell table:formula="of:=2*SQRT(2*LN(2))*[.H77]" office:value-type="float" office:value="20.7246063789142">
            <text:p>20.7246063789</text:p>
          </table:table-cell>
          <table:table-cell/>
          <table:table-cell table:formula="of:=2*SQRT(2*LN(2))*[.J77]" office:value-type="float" office:value="20.700069154045">
            <text:p>20.700069154</text:p>
          </table:table-cell>
          <table:table-cell/>
          <table:table-cell table:formula="of:=2*SQRT(2*LN(2))*[.L77]" office:value-type="float" office:value="20.3502135399548">
            <text:p>20.35021354</text:p>
          </table:table-cell>
          <table:table-cell table:number-columns-repeated="3"/>
          <table:table-cell table:formula="of:=2*SQRT(2*LN(2))*[.P77]" office:value-type="float" office:value="20.2577397567864">
            <text:p>20.2577397568</text:p>
          </table:table-cell>
          <table:table-cell/>
        </table:table-row>
        <table:table-row table:style-name="ro1">
          <table:table-cell office:value-type="string">
            <text:p>Transit Row</text:p>
          </table:table-cell>
          <table:table-cell office:value-type="float" office:value="69.5405">
            <text:p>69.5405</text:p>
          </table:table-cell>
          <table:table-cell/>
          <table:table-cell office:value-type="float" office:value="70.1623">
            <text:p>70.1623</text:p>
          </table:table-cell>
          <table:table-cell/>
          <table:table-cell office:value-type="float" office:value="70.2206">
            <text:p>70.2206</text:p>
          </table:table-cell>
          <table:table-cell/>
          <table:table-cell office:value-type="float" office:value="70.2289">
            <text:p>70.2289</text:p>
          </table:table-cell>
          <table:table-cell/>
          <table:table-cell office:value-type="float" office:value="70.2935">
            <text:p>70.2935</text:p>
          </table:table-cell>
          <table:table-cell/>
          <table:table-cell office:value-type="float" office:value="70.2874">
            <text:p>70.2874</text:p>
          </table:table-cell>
          <table:table-cell table:number-columns-repeated="3"/>
          <table:table-cell office:value-type="float" office:value="70.197">
            <text:p>70.197</text:p>
          </table:table-cell>
          <table:table-cell/>
        </table:table-row>
        <table:table-row table:style-name="ro1" table:number-rows-repeated="4">
          <table:table-cell table:number-columns-repeated="17"/>
        </table:table-row>
        <table:table-row table:style-name="ro1">
          <table:table-cell office:value-type="string">
            <text:p>Date (FSMI)</text:p>
          </table:table-cell>
          <table:table-cell office:value-type="string">
            <text:p>10-30-2011</text:p>
          </table:table-cell>
          <table:table-cell/>
          <table:table-cell office:value-type="string">
            <text:p>10-30-2011</text:p>
          </table:table-cell>
          <table:table-cell/>
          <table:table-cell office:value-type="string">
            <text:p>10-30-2011</text:p>
          </table:table-cell>
          <table:table-cell/>
          <table:table-cell office:value-type="string">
            <text:p>10-30-2011</text:p>
          </table:table-cell>
          <table:table-cell/>
          <table:table-cell office:value-type="string">
            <text:p>10-30-2011</text:p>
          </table:table-cell>
          <table:table-cell/>
          <table:table-cell office:value-type="string">
            <text:p>10-30-2011</text:p>
          </table:table-cell>
          <table:table-cell/>
          <table:table-cell office:value-type="string">
            <text:p>10-30-2011</text:p>
          </table:table-cell>
          <table:table-cell/>
          <table:table-cell office:value-type="string">
            <text:p>10-30-2011</text:p>
          </table:table-cell>
          <table:table-cell/>
        </table:table-row>
        <table:table-row table:style-name="ro1">
          <table:table-cell office:value-type="string">
            <text:p>Hour(i).Filter</text:p>
          </table:table-cell>
          <table:table-cell office:value-type="string">
            <text:p>7-8/0</text:p>
          </table:table-cell>
          <table:table-cell/>
          <table:table-cell table:style-name="ce2" office:value-type="string">
            <text:p>(7-8)/1</text:p>
          </table:table-cell>
          <table:table-cell/>
          <table:table-cell table:style-name="ce2" office:value-type="string">
            <text:p>(7-8)/2</text:p>
          </table:table-cell>
          <table:table-cell/>
          <table:table-cell table:style-name="ce2" office:value-type="string">
            <text:p>(7-8)/3</text:p>
          </table:table-cell>
          <table:table-cell/>
          <table:table-cell table:style-name="ce2" office:value-type="string">
            <text:p>(7-8)/4</text:p>
          </table:table-cell>
          <table:table-cell/>
          <table:table-cell table:style-name="ce2" office:value-type="string">
            <text:p>(7-8)/5</text:p>
          </table:table-cell>
          <table:table-cell/>
          <table:table-cell table:style-name="ce2" office:value-type="string">
            <text:p>(7-8)/6</text:p>
          </table:table-cell>
          <table:table-cell/>
          <table:table-cell table:style-name="ce2" office:value-type="string">
            <text:p>(7-8)/7</text:p>
          </table:table-cell>
          <table:table-cell/>
        </table:table-row>
        <table:table-row table:style-name="ro1">
          <table:table-cell office:value-type="string">
            <text:p>Rows Plotted (k)</text:p>
          </table:table-cell>
          <table:table-cell office:value-type="string">
            <text:p>30-130</text:p>
          </table:table-cell>
          <table:table-cell/>
          <table:table-cell office:value-type="string">
            <text:p>30-130</text:p>
          </table:table-cell>
          <table:table-cell/>
          <table:table-cell office:value-type="string">
            <text:p>30-130</text:p>
          </table:table-cell>
          <table:table-cell/>
          <table:table-cell office:value-type="string">
            <text:p>30-130</text:p>
          </table:table-cell>
          <table:table-cell/>
          <table:table-cell office:value-type="string">
            <text:p>30-130</text:p>
          </table:table-cell>
          <table:table-cell/>
          <table:table-cell office:value-type="string">
            <text:p>30-130</text:p>
          </table:table-cell>
          <table:table-cell/>
          <table:table-cell office:value-type="string">
            <text:p>30-130</text:p>
          </table:table-cell>
          <table:table-cell/>
          <table:table-cell office:value-type="string">
            <text:p>30-130</text:p>
          </table:table-cell>
          <table:table-cell/>
        </table:table-row>
        <table:table-row table:style-name="ro1">
          <table:table-cell office:value-type="string">
            <text:p>Columns Averaged (j)</text:p>
          </table:table-cell>
          <table:table-cell office:value-type="string">
            <text:p>324-331</text:p>
          </table:table-cell>
          <table:table-cell/>
          <table:table-cell office:value-type="string">
            <text:p>324-331</text:p>
          </table:table-cell>
          <table:table-cell/>
          <table:table-cell office:value-type="string">
            <text:p>324-331</text:p>
          </table:table-cell>
          <table:table-cell/>
          <table:table-cell office:value-type="string">
            <text:p>324-331</text:p>
          </table:table-cell>
          <table:table-cell/>
          <table:table-cell office:value-type="string">
            <text:p>324-331</text:p>
          </table:table-cell>
          <table:table-cell/>
          <table:table-cell office:value-type="string">
            <text:p>324-331</text:p>
          </table:table-cell>
          <table:table-cell/>
          <table:table-cell office:value-type="string">
            <text:p>324-331</text:p>
          </table:table-cell>
          <table:table-cell/>
          <table:table-cell office:value-type="string">
            <text:p>324-331</text:p>
          </table:table-cell>
          <table:table-cell/>
        </table:table-row>
        <table:table-row table:style-name="ro1">
          <table:table-cell office:value-type="string">
            <text:p>Gaussian Parameters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</table:table-row>
        <table:table-row table:style-name="ro1">
          <table:table-cell office:value-type="string">
            <text:p>A0</text:p>
          </table:table-cell>
          <table:table-cell office:value-type="float" office:value="696.789">
            <text:p>696.789</text:p>
          </table:table-cell>
          <table:table-cell office:value-type="float" office:value="11.9396">
            <text:p>11.9396</text:p>
          </table:table-cell>
          <table:table-cell office:value-type="float" office:value="1763.66">
            <text:p>1763.66</text:p>
          </table:table-cell>
          <table:table-cell office:value-type="float" office:value="33.2479">
            <text:p>33.2479</text:p>
          </table:table-cell>
          <table:table-cell office:value-type="float" office:value="1657.51">
            <text:p>1657.51</text:p>
          </table:table-cell>
          <table:table-cell office:value-type="float" office:value="33.5">
            <text:p>33.5</text:p>
          </table:table-cell>
          <table:table-cell office:value-type="float" office:value="1635.51">
            <text:p>1635.51</text:p>
          </table:table-cell>
          <table:table-cell office:value-type="float" office:value="34.5775">
            <text:p>34.5775</text:p>
          </table:table-cell>
          <table:table-cell office:value-type="float" office:value="1761.39">
            <text:p>1761.39</text:p>
          </table:table-cell>
          <table:table-cell office:value-type="float" office:value="34.7836">
            <text:p>34.7836</text:p>
          </table:table-cell>
          <table:table-cell office:value-type="float" office:value="1524.09">
            <text:p>1524.09</text:p>
          </table:table-cell>
          <table:table-cell office:value-type="float" office:value="30.999">
            <text:p>30.999</text:p>
          </table:table-cell>
          <table:table-cell office:value-type="float" office:value="121.768">
            <text:p>121.768</text:p>
          </table:table-cell>
          <table:table-cell office:value-type="float" office:value="3.51367">
            <text:p>3.51367</text:p>
          </table:table-cell>
          <table:table-cell office:value-type="float" office:value="670.03">
            <text:p>670.03</text:p>
          </table:table-cell>
          <table:table-cell office:value-type="float" office:value="12.0266">
            <text:p>12.0266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float" office:value="48.8829">
            <text:p>48.8829</text:p>
          </table:table-cell>
          <table:table-cell office:value-type="float" office:value="0.12976">
            <text:p>0.12976</text:p>
          </table:table-cell>
          <table:table-cell office:value-type="float" office:value="49.0356">
            <text:p>49.0356</text:p>
          </table:table-cell>
          <table:table-cell office:value-type="float" office:value="0.143453">
            <text:p>0.143453</text:p>
          </table:table-cell>
          <table:table-cell office:value-type="float" office:value="49.1634">
            <text:p>49.1634</text:p>
          </table:table-cell>
          <table:table-cell office:value-type="float" office:value="0.154016">
            <text:p>0.154016</text:p>
          </table:table-cell>
          <table:table-cell office:value-type="float" office:value="49.0514">
            <text:p>49.0514</text:p>
          </table:table-cell>
          <table:table-cell office:value-type="float" office:value="0.161322">
            <text:p>0.161322</text:p>
          </table:table-cell>
          <table:table-cell office:value-type="float" office:value="49.1138">
            <text:p>49.1138</text:p>
          </table:table-cell>
          <table:table-cell office:value-type="float" office:value="0.150493">
            <text:p>0.150493</text:p>
          </table:table-cell>
          <table:table-cell office:value-type="float" office:value="49.2472">
            <text:p>49.2472</text:p>
          </table:table-cell>
          <table:table-cell office:value-type="float" office:value="0.155099">
            <text:p>0.155099</text:p>
          </table:table-cell>
          <table:table-cell office:value-type="float" office:value="50.0009">
            <text:p>50.0009</text:p>
          </table:table-cell>
          <table:table-cell office:value-type="float" office:value="0.220932">
            <text:p>0.220932</text:p>
          </table:table-cell>
          <table:table-cell office:value-type="float" office:value="48.9706">
            <text:p>48.9706</text:p>
          </table:table-cell>
          <table:table-cell office:value-type="float" office:value="0.136164">
            <text:p>0.136164</text:p>
          </table:table-cell>
        </table:table-row>
        <table:table-row table:style-name="ro1">
          <table:table-cell office:value-type="string">
            <text:p>A2</text:p>
          </table:table-cell>
          <table:table-cell office:value-type="float" office:value="8.34521">
            <text:p>8.34521</text:p>
          </table:table-cell>
          <table:table-cell office:value-type="float" office:value="0.182063">
            <text:p>0.182063</text:p>
          </table:table-cell>
          <table:table-cell office:value-type="float" office:value="8.57056">
            <text:p>8.57056</text:p>
          </table:table-cell>
          <table:table-cell office:value-type="float" office:value="0.204146">
            <text:p>0.204146</text:p>
          </table:table-cell>
          <table:table-cell office:value-type="float" office:value="8.63952">
            <text:p>8.63952</text:p>
          </table:table-cell>
          <table:table-cell office:value-type="float" office:value="0.220793">
            <text:p>0.220793</text:p>
          </table:table-cell>
          <table:table-cell office:value-type="float" office:value="8.71661">
            <text:p>8.71661</text:p>
          </table:table-cell>
          <table:table-cell office:value-type="float" office:value="0.232284">
            <text:p>0.232284</text:p>
          </table:table-cell>
          <table:table-cell office:value-type="float" office:value="8.66317">
            <text:p>8.66317</text:p>
          </table:table-cell>
          <table:table-cell office:value-type="float" office:value="0.214595">
            <text:p>0.214595</text:p>
          </table:table-cell>
          <table:table-cell office:value-type="float" office:value="8.70541">
            <text:p>8.70541</text:p>
          </table:table-cell>
          <table:table-cell office:value-type="float" office:value="0.221825">
            <text:p>0.221825</text:p>
          </table:table-cell>
          <table:table-cell office:value-type="float" office:value="9.13475">
            <text:p>9.13475</text:p>
          </table:table-cell>
          <table:table-cell office:value-type="float" office:value="0.32612">
            <text:p>0.32612</text:p>
          </table:table-cell>
          <table:table-cell office:value-type="float" office:value="8.49681">
            <text:p>8.49681</text:p>
          </table:table-cell>
          <table:table-cell office:value-type="float" office:value="0.192015">
            <text:p>0.192015</text:p>
          </table:table-cell>
        </table:table-row>
        <table:table-row table:style-name="ro1">
          <table:table-cell office:value-type="string">
            <text:p>A3</text:p>
          </table:table-cell>
          <table:table-cell office:value-type="float" office:value="210.191">
            <text:p>210.191</text:p>
          </table:table-cell>
          <table:table-cell office:value-type="float" office:value="9.37394">
            <text:p>9.37394</text:p>
          </table:table-cell>
          <table:table-cell office:value-type="float" office:value="110.606">
            <text:p>110.606</text:p>
          </table:table-cell>
          <table:table-cell office:value-type="float" office:value="26.0475">
            <text:p>26.0475</text:p>
          </table:table-cell>
          <table:table-cell office:value-type="float" office:value="132.685">
            <text:p>132.685</text:p>
          </table:table-cell>
          <table:table-cell office:value-type="float" office:value="26.2185">
            <text:p>26.2185</text:p>
          </table:table-cell>
          <table:table-cell office:value-type="float" office:value="137.358">
            <text:p>137.358</text:p>
          </table:table-cell>
          <table:table-cell office:value-type="float" office:value="26.9857">
            <text:p>26.9857</text:p>
          </table:table-cell>
          <table:table-cell office:value-type="float" office:value="126.455">
            <text:p>126.455</text:p>
          </table:table-cell>
          <table:table-cell office:value-type="float" office:value="27.2564">
            <text:p>27.2564</text:p>
          </table:table-cell>
          <table:table-cell office:value-type="float" office:value="125.826">
            <text:p>125.826</text:p>
          </table:table-cell>
          <table:table-cell office:value-type="float" office:value="24.3017">
            <text:p>24.3017</text:p>
          </table:table-cell>
          <table:table-cell office:value-type="float" office:value="105.834">
            <text:p>105.834</text:p>
          </table:table-cell>
          <table:table-cell office:value-type="float" office:value="2.74249">
            <text:p>2.74249</text:p>
          </table:table-cell>
          <table:table-cell office:value-type="float" office:value="82.303">
            <text:p>82.303</text:p>
          </table:table-cell>
          <table:table-cell office:value-type="float" office:value="10.1888">
            <text:p>10.1888</text:p>
          </table:table-cell>
        </table:table-row>
        <table:table-row table:style-name="ro1">
          <table:table-cell office:value-type="string">
            <text:p>A4</text:p>
          </table:table-cell>
          <table:table-cell office:value-type="float" office:value="-2.14111">
            <text:p>-2.14111</text:p>
          </table:table-cell>
          <table:table-cell office:value-type="float" office:value="0.643906">
            <text:p>0.643906</text:p>
          </table:table-cell>
          <table:table-cell office:value-type="float" office:value="-4.60887">
            <text:p>-4.60887</text:p>
          </table:table-cell>
          <table:table-cell office:value-type="float" office:value="1.81706">
            <text:p>1.81706</text:p>
          </table:table-cell>
          <table:table-cell office:value-type="float" office:value="-4.59473">
            <text:p>-4.59473</text:p>
          </table:table-cell>
          <table:table-cell office:value-type="float" office:value="1.84311">
            <text:p>1.84311</text:p>
          </table:table-cell>
          <table:table-cell office:value-type="float" office:value="-4.73654">
            <text:p>-4.73654</text:p>
          </table:table-cell>
          <table:table-cell office:value-type="float" office:value="1.90758">
            <text:p>1.90758</text:p>
          </table:table-cell>
          <table:table-cell office:value-type="float" office:value="-4.86073">
            <text:p>-4.86073</text:p>
          </table:table-cell>
          <table:table-cell office:value-type="float" office:value="1.905">
            <text:p>1.905</text:p>
          </table:table-cell>
          <table:table-cell office:value-type="float" office:value="-4.43558">
            <text:p>-4.43558</text:p>
          </table:table-cell>
          <table:table-cell office:value-type="float" office:value="1.70314">
            <text:p>1.70314</text:p>
          </table:table-cell>
          <table:table-cell office:value-type="float" office:value="-0.368851">
            <text:p>-0.368851</text:p>
          </table:table-cell>
          <table:table-cell office:value-type="float" office:value="0.198323">
            <text:p>0.198323</text:p>
          </table:table-cell>
          <table:table-cell office:value-type="float" office:value="-1.69911">
            <text:p>-1.69911</text:p>
          </table:table-cell>
          <table:table-cell office:value-type="float" office:value="0.672021">
            <text:p>0.672021</text:p>
          </table:table-cell>
        </table:table-row>
        <table:table-row table:style-name="ro1">
          <table:table-cell office:value-type="string">
            <text:p>A5</text:p>
          </table:table-cell>
          <table:table-cell office:value-type="float" office:value="0.0185613">
            <text:p>0.0185613</text:p>
          </table:table-cell>
          <table:table-cell office:value-type="float" office:value="0.00640134">
            <text:p>0.00640134</text:p>
          </table:table-cell>
          <table:table-cell office:value-type="float" office:value="0.0468366">
            <text:p>0.0468366</text:p>
          </table:table-cell>
          <table:table-cell office:value-type="float" office:value="0.0180598">
            <text:p>0.0180598</text:p>
          </table:table-cell>
          <table:table-cell office:value-type="float" office:value="0.0455678">
            <text:p>0.0455678</text:p>
          </table:table-cell>
          <table:table-cell office:value-type="float" office:value="0.0183107">
            <text:p>0.0183107</text:p>
          </table:table-cell>
          <table:table-cell office:value-type="float" office:value="0.0470728">
            <text:p>0.0470728</text:p>
          </table:table-cell>
          <table:table-cell office:value-type="float" office:value="0.0189673">
            <text:p>0.0189673</text:p>
          </table:table-cell>
          <table:table-cell office:value-type="float" office:value="0.0491871">
            <text:p>0.0491871</text:p>
          </table:table-cell>
          <table:table-cell office:value-type="float" office:value="0.0189269">
            <text:p>0.0189269</text:p>
          </table:table-cell>
          <table:table-cell office:value-type="float" office:value="0.0446249">
            <text:p>0.0446249</text:p>
          </table:table-cell>
          <table:table-cell office:value-type="float" office:value="0.0169106">
            <text:p>0.0169106</text:p>
          </table:table-cell>
          <table:table-cell office:value-type="float" office:value="0.00398432">
            <text:p>0.00398432</text:p>
          </table:table-cell>
          <table:table-cell office:value-type="float" office:value="0.00196251">
            <text:p>0.00196251</text:p>
          </table:table-cell>
          <table:table-cell office:value-type="float" office:value="0.0172096">
            <text:p>0.0172096</text:p>
          </table:table-cell>
          <table:table-cell office:value-type="float" office:value="0.00647903">
            <text:p>0.00647903</text:p>
          </table:table-cell>
        </table:table-row>
        <table:table-row table:style-name="ro1">
          <table:table-cell office:value-type="string">
            <text:p>FWHM</text:p>
          </table:table-cell>
          <table:table-cell table:formula="of:=2*SQRT(2*LN(2))*[.B94]" office:value-type="float" office:value="19.6514677879927">
            <text:p>19.651467788</text:p>
          </table:table-cell>
          <table:table-cell/>
          <table:table-cell table:formula="of:=2*SQRT(2*LN(2))*[.D94]" office:value-type="float" office:value="20.1821264851405">
            <text:p>20.1821264851</text:p>
          </table:table-cell>
          <table:table-cell/>
          <table:table-cell table:formula="of:=2*SQRT(2*LN(2))*[.F94]" office:value-type="float" office:value="20.3445148754458">
            <text:p>20.3445148754</text:p>
          </table:table-cell>
          <table:table-cell/>
          <table:table-cell table:formula="of:=2*SQRT(2*LN(2))*[.H94]" office:value-type="float" office:value="20.5260479527172">
            <text:p>20.5260479527</text:p>
          </table:table-cell>
          <table:table-cell/>
          <table:table-cell table:formula="of:=2*SQRT(2*LN(2))*[.J94]" office:value-type="float" office:value="20.4002063695108">
            <text:p>20.4002063695</text:p>
          </table:table-cell>
          <table:table-cell/>
          <table:table-cell table:formula="of:=2*SQRT(2*LN(2))*[.L94]" office:value-type="float" office:value="20.4996739682129">
            <text:p>20.4996739682</text:p>
          </table:table-cell>
          <table:table-cell/>
          <table:table-cell table:formula="of:=2*SQRT(2*LN(2))*[.N94]" office:value-type="float" office:value="21.5106924063465">
            <text:p>21.5106924063</text:p>
          </table:table-cell>
          <table:table-cell/>
          <table:table-cell table:formula="of:=2*SQRT(2*LN(2))*[.P94]" office:value-type="float" office:value="20.0084585068194">
            <text:p>20.0084585068</text:p>
          </table:table-cell>
          <table:table-cell/>
        </table:table-row>
        <table:table-row table:style-name="ro1">
          <table:table-cell office:value-type="string">
            <text:p>Transit Row</text:p>
          </table:table-cell>
          <table:table-cell office:value-type="float" office:value="78.8829">
            <text:p>78.8829</text:p>
          </table:table-cell>
          <table:table-cell/>
          <table:table-cell office:value-type="float" office:value="79.0356">
            <text:p>79.0356</text:p>
          </table:table-cell>
          <table:table-cell/>
          <table:table-cell office:value-type="float" office:value="79.1634">
            <text:p>79.1634</text:p>
          </table:table-cell>
          <table:table-cell/>
          <table:table-cell office:value-type="float" office:value="79.0514">
            <text:p>79.0514</text:p>
          </table:table-cell>
          <table:table-cell/>
          <table:table-cell office:value-type="float" office:value="79.1138">
            <text:p>79.1138</text:p>
          </table:table-cell>
          <table:table-cell/>
          <table:table-cell office:value-type="float" office:value="79.2472">
            <text:p>79.2472</text:p>
          </table:table-cell>
          <table:table-cell/>
          <table:table-cell office:value-type="float" office:value="80.0009">
            <text:p>80.0009</text:p>
          </table:table-cell>
          <table:table-cell/>
          <table:table-cell office:value-type="float" office:value="78.9706">
            <text:p>78.9706</text:p>
          </table:table-cell>
          <table:table-cell/>
        </table:table-row>
        <table:table-row table:style-name="ro1" table:number-rows-repeated="4">
          <table:table-cell table:number-columns-repeated="17"/>
        </table:table-row>
        <table:table-row table:style-name="ro1">
          <table:table-cell office:value-type="string">
            <text:p>Date (FSMI)</text:p>
          </table:table-cell>
          <table:table-cell office:value-type="string">
            <text:p>10-24-2011</text:p>
          </table:table-cell>
          <table:table-cell/>
          <table:table-cell office:value-type="string">
            <text:p>10-24-2011</text:p>
          </table:table-cell>
          <table:table-cell/>
          <table:table-cell office:value-type="string">
            <text:p>10-24-2011</text:p>
          </table:table-cell>
          <table:table-cell/>
          <table:table-cell office:value-type="string">
            <text:p>10-24-2011</text:p>
          </table:table-cell>
          <table:table-cell/>
          <table:table-cell office:value-type="string">
            <text:p>10-24-2011</text:p>
          </table:table-cell>
          <table:table-cell/>
          <table:table-cell office:value-type="string">
            <text:p>10-24-2011</text:p>
          </table:table-cell>
          <table:table-cell/>
          <table:table-cell office:value-type="string">
            <text:p>10-24-2011</text:p>
          </table:table-cell>
          <table:table-cell/>
          <table:table-cell office:value-type="string">
            <text:p>10-24-2011</text:p>
          </table:table-cell>
          <table:table-cell/>
        </table:table-row>
        <table:table-row table:style-name="ro1">
          <table:table-cell office:value-type="string">
            <text:p>Hour(i).Filter</text:p>
          </table:table-cell>
          <table:table-cell office:value-type="string">
            <text:p>7-8/0</text:p>
          </table:table-cell>
          <table:table-cell/>
          <table:table-cell table:style-name="ce2" office:value-type="string">
            <text:p>7.8/1</text:p>
          </table:table-cell>
          <table:table-cell/>
          <table:table-cell table:style-name="ce2" office:value-type="string">
            <text:p>7.8/2</text:p>
          </table:table-cell>
          <table:table-cell/>
          <table:table-cell table:style-name="ce2" office:value-type="string">
            <text:p>7.8/3</text:p>
          </table:table-cell>
          <table:table-cell/>
          <table:table-cell table:style-name="ce2" office:value-type="string">
            <text:p>7.8/4</text:p>
          </table:table-cell>
          <table:table-cell/>
          <table:table-cell table:style-name="ce2" office:value-type="string">
            <text:p>7.8/5</text:p>
          </table:table-cell>
          <table:table-cell/>
          <table:table-cell table:style-name="ce2" office:value-type="string">
            <text:p>7.8/6</text:p>
          </table:table-cell>
          <table:table-cell/>
          <table:table-cell table:style-name="ce2" office:value-type="string">
            <text:p>7.8/7</text:p>
          </table:table-cell>
          <table:table-cell/>
        </table:table-row>
        <table:table-row table:style-name="ro1">
          <table:table-cell office:value-type="string">
            <text:p>Rows Plotted (k)</text:p>
          </table:table-cell>
          <table:table-cell office:value-type="string">
            <text:p>82-182</text:p>
          </table:table-cell>
          <table:table-cell/>
          <table:table-cell office:value-type="string">
            <text:p>82-182</text:p>
          </table:table-cell>
          <table:table-cell/>
          <table:table-cell office:value-type="string">
            <text:p>82-182</text:p>
          </table:table-cell>
          <table:table-cell/>
          <table:table-cell office:value-type="string">
            <text:p>82-182</text:p>
          </table:table-cell>
          <table:table-cell/>
          <table:table-cell office:value-type="string">
            <text:p>82-182</text:p>
          </table:table-cell>
          <table:table-cell/>
          <table:table-cell office:value-type="string">
            <text:p>82-182</text:p>
          </table:table-cell>
          <table:table-cell/>
          <table:table-cell office:value-type="string">
            <text:p>82-182</text:p>
          </table:table-cell>
          <table:table-cell/>
          <table:table-cell office:value-type="string">
            <text:p>82-182</text:p>
          </table:table-cell>
          <table:table-cell/>
        </table:table-row>
        <table:table-row table:style-name="ro1">
          <table:table-cell office:value-type="string">
            <text:p>Columns Averaged (j)</text:p>
          </table:table-cell>
          <table:table-cell office:value-type="string">
            <text:p>324-330</text:p>
          </table:table-cell>
          <table:table-cell/>
          <table:table-cell office:value-type="string">
            <text:p>324-330</text:p>
          </table:table-cell>
          <table:table-cell/>
          <table:table-cell office:value-type="string">
            <text:p>324-330</text:p>
          </table:table-cell>
          <table:table-cell/>
          <table:table-cell office:value-type="string">
            <text:p>324-330</text:p>
          </table:table-cell>
          <table:table-cell/>
          <table:table-cell office:value-type="string">
            <text:p>324-330</text:p>
          </table:table-cell>
          <table:table-cell/>
          <table:table-cell office:value-type="string">
            <text:p>324-330</text:p>
          </table:table-cell>
          <table:table-cell/>
          <table:table-cell office:value-type="string">
            <text:p>324-330</text:p>
          </table:table-cell>
          <table:table-cell/>
          <table:table-cell office:value-type="string">
            <text:p>324-330</text:p>
          </table:table-cell>
          <table:table-cell/>
        </table:table-row>
        <table:table-row table:style-name="ro1">
          <table:table-cell office:value-type="string">
            <text:p>Gaussian Parameters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</table:table-row>
        <table:table-row table:style-name="ro1">
          <table:table-cell office:value-type="string">
            <text:p>A0</text:p>
          </table:table-cell>
          <table:table-cell office:value-type="float" office:value="526.667">
            <text:p>526.667</text:p>
          </table:table-cell>
          <table:table-cell office:value-type="float" office:value="8.41266">
            <text:p>8.41266</text:p>
          </table:table-cell>
          <table:table-cell office:value-type="float" office:value="1299.11">
            <text:p>1299.11</text:p>
          </table:table-cell>
          <table:table-cell office:value-type="float" office:value="23.7101">
            <text:p>23.7101</text:p>
          </table:table-cell>
          <table:table-cell office:value-type="float" office:value="1232.19">
            <text:p>1232.19</text:p>
          </table:table-cell>
          <table:table-cell office:value-type="float" office:value="22.4145">
            <text:p>22.4145</text:p>
          </table:table-cell>
          <table:table-cell office:value-type="float" office:value="1228.06">
            <text:p>1228.06</text:p>
          </table:table-cell>
          <table:table-cell office:value-type="float" office:value="22.3464">
            <text:p>22.3464</text:p>
          </table:table-cell>
          <table:table-cell office:value-type="float" office:value="1270.82">
            <text:p>1270.82</text:p>
          </table:table-cell>
          <table:table-cell office:value-type="float" office:value="23.6409">
            <text:p>23.6409</text:p>
          </table:table-cell>
          <table:table-cell office:value-type="float" office:value="1110.41">
            <text:p>1110.41</text:p>
          </table:table-cell>
          <table:table-cell office:value-type="float" office:value="20.4961">
            <text:p>20.4961</text:p>
          </table:table-cell>
          <table:table-cell office:value-type="string">
            <text:p>Data no good</text:p>
          </table:table-cell>
          <table:table-cell/>
          <table:table-cell office:value-type="float" office:value="465.073">
            <text:p>465.073</text:p>
          </table:table-cell>
          <table:table-cell office:value-type="float" office:value="7.82539">
            <text:p>7.82539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float" office:value="50.9277">
            <text:p>50.9277</text:p>
          </table:table-cell>
          <table:table-cell office:value-type="float" office:value="0.121928">
            <text:p>0.121928</text:p>
          </table:table-cell>
          <table:table-cell office:value-type="float" office:value="50.8735">
            <text:p>50.8735</text:p>
          </table:table-cell>
          <table:table-cell office:value-type="float" office:value="0.138827">
            <text:p>0.138827</text:p>
          </table:table-cell>
          <table:table-cell office:value-type="float" office:value="50.967">
            <text:p>50.967</text:p>
          </table:table-cell>
          <table:table-cell office:value-type="float" office:value="0.138539">
            <text:p>0.138539</text:p>
          </table:table-cell>
          <table:table-cell office:value-type="float" office:value="50.9924">
            <text:p>50.9924</text:p>
          </table:table-cell>
          <table:table-cell office:value-type="float" office:value="0.138843">
            <text:p>0.138843</text:p>
          </table:table-cell>
          <table:table-cell office:value-type="float" office:value="51.0422">
            <text:p>51.0422</text:p>
          </table:table-cell>
          <table:table-cell office:value-type="float" office:value="0.14152">
            <text:p>0.14152</text:p>
          </table:table-cell>
          <table:table-cell office:value-type="float" office:value="51.2331">
            <text:p>51.2331</text:p>
          </table:table-cell>
          <table:table-cell office:value-type="float" office:value="0.14065">
            <text:p>0.14065</text:p>
          </table:table-cell>
          <table:table-cell table:number-columns-repeated="2"/>
          <table:table-cell office:value-type="float" office:value="50.9151">
            <text:p>50.9151</text:p>
          </table:table-cell>
          <table:table-cell office:value-type="float" office:value="0.127676">
            <text:p>0.127676</text:p>
          </table:table-cell>
        </table:table-row>
        <table:table-row table:style-name="ro1">
          <table:table-cell office:value-type="string">
            <text:p>A2</text:p>
          </table:table-cell>
          <table:table-cell office:value-type="float" office:value="8.74124">
            <text:p>8.74124</text:p>
          </table:table-cell>
          <table:table-cell office:value-type="float" office:value="0.17502">
            <text:p>0.17502</text:p>
          </table:table-cell>
          <table:table-cell office:value-type="float" office:value="8.54396">
            <text:p>8.54396</text:p>
          </table:table-cell>
          <table:table-cell office:value-type="float" office:value="0.197485">
            <text:p>0.197485</text:p>
          </table:table-cell>
          <table:table-cell office:value-type="float" office:value="8.60914">
            <text:p>8.60914</text:p>
          </table:table-cell>
          <table:table-cell office:value-type="float" office:value="0.197641">
            <text:p>0.197641</text:p>
          </table:table-cell>
          <table:table-cell office:value-type="float" office:value="8.69734">
            <text:p>8.69734</text:p>
          </table:table-cell>
          <table:table-cell office:value-type="float" office:value="0.199552">
            <text:p>0.199552</text:p>
          </table:table-cell>
          <table:table-cell office:value-type="float" office:value="8.53648">
            <text:p>8.53648</text:p>
          </table:table-cell>
          <table:table-cell office:value-type="float" office:value="0.201088">
            <text:p>0.201088</text:p>
          </table:table-cell>
          <table:table-cell office:value-type="float" office:value="8.58757">
            <text:p>8.58757</text:p>
          </table:table-cell>
          <table:table-cell office:value-type="float" office:value="0.200509">
            <text:p>0.200509</text:p>
          </table:table-cell>
          <table:table-cell table:number-columns-repeated="2"/>
          <table:table-cell office:value-type="float" office:value="8.48922">
            <text:p>8.48922</text:p>
          </table:table-cell>
          <table:table-cell office:value-type="float" office:value="0.179685">
            <text:p>0.179685</text:p>
          </table:table-cell>
        </table:table-row>
        <table:table-row table:style-name="ro1">
          <table:table-cell office:value-type="string">
            <text:p>A3</text:p>
          </table:table-cell>
          <table:table-cell office:value-type="float" office:value="658.287">
            <text:p>658.287</text:p>
          </table:table-cell>
          <table:table-cell office:value-type="float" office:value="6.70635">
            <text:p>6.70635</text:p>
          </table:table-cell>
          <table:table-cell office:value-type="float" office:value="110.19">
            <text:p>110.19</text:p>
          </table:table-cell>
          <table:table-cell office:value-type="float" office:value="18.9374">
            <text:p>18.9374</text:p>
          </table:table-cell>
          <table:table-cell office:value-type="float" office:value="186.842">
            <text:p>186.842</text:p>
          </table:table-cell>
          <table:table-cell office:value-type="float" office:value="17.9072">
            <text:p>17.9072</text:p>
          </table:table-cell>
          <table:table-cell office:value-type="float" office:value="207.248">
            <text:p>207.248</text:p>
          </table:table-cell>
          <table:table-cell office:value-type="float" office:value="17.8215">
            <text:p>17.8215</text:p>
          </table:table-cell>
          <table:table-cell office:value-type="float" office:value="124.069">
            <text:p>124.069</text:p>
          </table:table-cell>
          <table:table-cell office:value-type="float" office:value="18.9203">
            <text:p>18.9203</text:p>
          </table:table-cell>
          <table:table-cell office:value-type="float" office:value="219.134">
            <text:p>219.134</text:p>
          </table:table-cell>
          <table:table-cell office:value-type="float" office:value="16.4235">
            <text:p>16.4235</text:p>
          </table:table-cell>
          <table:table-cell table:number-columns-repeated="2"/>
          <table:table-cell office:value-type="float" office:value="87.2927">
            <text:p>87.2927</text:p>
          </table:table-cell>
          <table:table-cell office:value-type="float" office:value="6.2655">
            <text:p>6.2655</text:p>
          </table:table-cell>
        </table:table-row>
        <table:table-row table:style-name="ro1">
          <table:table-cell office:value-type="string">
            <text:p>A4</text:p>
          </table:table-cell>
          <table:table-cell office:value-type="float" office:value="-5.94813">
            <text:p>-5.94813</text:p>
          </table:table-cell>
          <table:table-cell office:value-type="float" office:value="0.468081">
            <text:p>0.468081</text:p>
          </table:table-cell>
          <table:table-cell office:value-type="float" office:value="-2.95642">
            <text:p>-2.95642</text:p>
          </table:table-cell>
          <table:table-cell office:value-type="float" office:value="1.3091">
            <text:p>1.3091</text:p>
          </table:table-cell>
          <table:table-cell office:value-type="float" office:value="-2.55015">
            <text:p>-2.55015</text:p>
          </table:table-cell>
          <table:table-cell office:value-type="float" office:value="1.24123">
            <text:p>1.24123</text:p>
          </table:table-cell>
          <table:table-cell office:value-type="float" office:value="-2.56487">
            <text:p>-2.56487</text:p>
          </table:table-cell>
          <table:table-cell office:value-type="float" office:value="1.24515">
            <text:p>1.24515</text:p>
          </table:table-cell>
          <table:table-cell office:value-type="float" office:value="-2.74817">
            <text:p>-2.74817</text:p>
          </table:table-cell>
          <table:table-cell office:value-type="float" office:value="1.30528">
            <text:p>1.30528</text:p>
          </table:table-cell>
          <table:table-cell office:value-type="float" office:value="-3.61354">
            <text:p>-3.61354</text:p>
          </table:table-cell>
          <table:table-cell office:value-type="float" office:value="1.13609">
            <text:p>1.13609</text:p>
          </table:table-cell>
          <table:table-cell table:number-columns-repeated="2"/>
          <table:table-cell office:value-type="float" office:value="-1.14385">
            <text:p>-1.14385</text:p>
          </table:table-cell>
          <table:table-cell office:value-type="float" office:value="0.428013">
            <text:p>0.428013</text:p>
          </table:table-cell>
        </table:table-row>
        <table:table-row table:style-name="ro1">
          <table:table-cell office:value-type="string">
            <text:p>A5</text:p>
          </table:table-cell>
          <table:table-cell office:value-type="float" office:value="0.0667322">
            <text:p>0.0667322</text:p>
          </table:table-cell>
          <table:table-cell office:value-type="float" office:value="0.00460304">
            <text:p>0.00460304</text:p>
          </table:table-cell>
          <table:table-cell office:value-type="float" office:value="0.0298768">
            <text:p>0.0298768</text:p>
          </table:table-cell>
          <table:table-cell office:value-type="float" office:value="0.0128746">
            <text:p>0.0128746</text:p>
          </table:table-cell>
          <table:table-cell office:value-type="float" office:value="0.0289479">
            <text:p>0.0289479</text:p>
          </table:table-cell>
          <table:table-cell office:value-type="float" office:value="0.0122014">
            <text:p>0.0122014</text:p>
          </table:table-cell>
          <table:table-cell office:value-type="float" office:value="0.0294349">
            <text:p>0.0294349</text:p>
          </table:table-cell>
          <table:table-cell office:value-type="float" office:value="0.0122399">
            <text:p>0.0122399</text:p>
          </table:table-cell>
          <table:table-cell office:value-type="float" office:value="0.0275688">
            <text:p>0.0275688</text:p>
          </table:table-cell>
          <table:table-cell office:value-type="float" office:value="0.0128242">
            <text:p>0.0128242</text:p>
          </table:table-cell>
          <table:table-cell office:value-type="float" office:value="0.0392119">
            <text:p>0.0392119</text:p>
          </table:table-cell>
          <table:table-cell office:value-type="float" office:value="0.0111503">
            <text:p>0.0111503</text:p>
          </table:table-cell>
          <table:table-cell table:number-columns-repeated="2"/>
          <table:table-cell office:value-type="float" office:value="0.0115322">
            <text:p>0.0115322</text:p>
          </table:table-cell>
          <table:table-cell office:value-type="float" office:value="0.00420761">
            <text:p>0.00420761</text:p>
          </table:table-cell>
        </table:table-row>
        <table:table-row table:style-name="ro1">
          <table:table-cell office:value-type="string">
            <text:p>FWHM</text:p>
          </table:table-cell>
          <table:table-cell table:formula="of:=2*SQRT(2*LN(2))*[.B111]" office:value-type="float" office:value="20.5840471704263">
            <text:p>20.5840471704</text:p>
          </table:table-cell>
          <table:table-cell/>
          <table:table-cell table:formula="of:=2*SQRT(2*LN(2))*[.D111]" office:value-type="float" office:value="20.1194882719426">
            <text:p>20.1194882719</text:p>
          </table:table-cell>
          <table:table-cell/>
          <table:table-cell table:formula="of:=2*SQRT(2*LN(2))*[.F111]" office:value-type="float" office:value="20.2729754424777">
            <text:p>20.2729754425</text:p>
          </table:table-cell>
          <table:table-cell/>
          <table:table-cell table:formula="of:=2*SQRT(2*LN(2))*[.H111]" office:value-type="float" office:value="20.4806705704495">
            <text:p>20.4806705704</text:p>
          </table:table-cell>
          <table:table-cell/>
          <table:table-cell table:formula="of:=2*SQRT(2*LN(2))*[.J111]" office:value-type="float" office:value="20.1018742180058">
            <text:p>20.101874218</text:p>
          </table:table-cell>
          <table:table-cell/>
          <table:table-cell table:formula="of:=2*SQRT(2*LN(2))*[.L111]" office:value-type="float" office:value="20.2221819741064">
            <text:p>20.2221819741</text:p>
          </table:table-cell>
          <table:table-cell table:number-columns-repeated="3"/>
          <table:table-cell table:formula="of:=2*SQRT(2*LN(2))*[.P111]" office:value-type="float" office:value="19.9905854226776">
            <text:p>19.9905854227</text:p>
          </table:table-cell>
          <table:table-cell/>
        </table:table-row>
        <table:table-row table:style-name="ro1">
          <table:table-cell office:value-type="string">
            <text:p>Transit Row</text:p>
          </table:table-cell>
          <table:table-cell office:value-type="float" office:value="132.928">
            <text:p>132.928</text:p>
          </table:table-cell>
          <table:table-cell/>
          <table:table-cell office:value-type="float" office:value="132.873">
            <text:p>132.873</text:p>
          </table:table-cell>
          <table:table-cell/>
          <table:table-cell office:value-type="float" office:value="132.967">
            <text:p>132.967</text:p>
          </table:table-cell>
          <table:table-cell/>
          <table:table-cell office:value-type="float" office:value="132.992">
            <text:p>132.992</text:p>
          </table:table-cell>
          <table:table-cell/>
          <table:table-cell office:value-type="float" office:value="133.042">
            <text:p>133.042</text:p>
          </table:table-cell>
          <table:table-cell/>
          <table:table-cell office:value-type="float" office:value="133.233">
            <text:p>133.233</text:p>
          </table:table-cell>
          <table:table-cell table:number-columns-repeated="3"/>
          <table:table-cell office:value-type="float" office:value="132.915">
            <text:p>132.915</text:p>
          </table:table-cell>
          <table:table-cell/>
        </table:table-row>
        <table:table-row table:style-name="ro1" table:number-rows-repeated="4">
          <table:table-cell table:number-columns-repeated="17"/>
        </table:table-row>
        <table:table-row table:style-name="ro1">
          <table:table-cell office:value-type="string">
            <text:p>Date (FSMI)</text:p>
          </table:table-cell>
          <table:table-cell office:value-type="string">
            <text:p>10-23-2011</text:p>
          </table:table-cell>
          <table:table-cell/>
          <table:table-cell office:value-type="string">
            <text:p>10-23-2011</text:p>
          </table:table-cell>
          <table:table-cell/>
          <table:table-cell office:value-type="string">
            <text:p>10-23-2011</text:p>
          </table:table-cell>
          <table:table-cell/>
          <table:table-cell office:value-type="string">
            <text:p>10-23-2011</text:p>
          </table:table-cell>
          <table:table-cell/>
          <table:table-cell office:value-type="string">
            <text:p>10-23-2011</text:p>
          </table:table-cell>
          <table:table-cell/>
          <table:table-cell office:value-type="string">
            <text:p>10-23-2011</text:p>
          </table:table-cell>
          <table:table-cell/>
          <table:table-cell office:value-type="string">
            <text:p>10-23-2011</text:p>
          </table:table-cell>
          <table:table-cell/>
          <table:table-cell office:value-type="string">
            <text:p>10-23-2011</text:p>
          </table:table-cell>
          <table:table-cell/>
        </table:table-row>
        <table:table-row table:style-name="ro1">
          <table:table-cell office:value-type="string">
            <text:p>Hour(i).Filter</text:p>
          </table:table-cell>
          <table:table-cell office:value-type="string">
            <text:p>7-8/0</text:p>
          </table:table-cell>
          <table:table-cell/>
          <table:table-cell office:value-type="string">
            <text:p>7.8/1</text:p>
          </table:table-cell>
          <table:table-cell/>
          <table:table-cell office:value-type="string">
            <text:p>7.8/2</text:p>
          </table:table-cell>
          <table:table-cell/>
          <table:table-cell office:value-type="string">
            <text:p>7.8/3</text:p>
          </table:table-cell>
          <table:table-cell/>
          <table:table-cell office:value-type="string">
            <text:p>7.8/4</text:p>
          </table:table-cell>
          <table:table-cell/>
          <table:table-cell office:value-type="string">
            <text:p>7.8/5</text:p>
          </table:table-cell>
          <table:table-cell/>
          <table:table-cell office:value-type="string">
            <text:p>7.8/6</text:p>
          </table:table-cell>
          <table:table-cell/>
          <table:table-cell office:value-type="string">
            <text:p>7.8/7</text:p>
          </table:table-cell>
          <table:table-cell/>
        </table:table-row>
        <table:table-row table:style-name="ro1">
          <table:table-cell office:value-type="string">
            <text:p>Rows Plotted (k)</text:p>
          </table:table-cell>
          <table:table-cell office:value-type="string">
            <text:p>90-190</text:p>
          </table:table-cell>
          <table:table-cell/>
          <table:table-cell office:value-type="string">
            <text:p>90-190</text:p>
          </table:table-cell>
          <table:table-cell/>
          <table:table-cell office:value-type="string">
            <text:p>90-190</text:p>
          </table:table-cell>
          <table:table-cell/>
          <table:table-cell office:value-type="string">
            <text:p>90-190</text:p>
          </table:table-cell>
          <table:table-cell/>
          <table:table-cell office:value-type="string">
            <text:p>90-190</text:p>
          </table:table-cell>
          <table:table-cell/>
          <table:table-cell office:value-type="string">
            <text:p>90-190</text:p>
          </table:table-cell>
          <table:table-cell/>
          <table:table-cell office:value-type="string">
            <text:p>90-190</text:p>
          </table:table-cell>
          <table:table-cell/>
          <table:table-cell office:value-type="string">
            <text:p>90-190</text:p>
          </table:table-cell>
          <table:table-cell/>
        </table:table-row>
        <table:table-row table:style-name="ro1">
          <table:table-cell office:value-type="string">
            <text:p>Columns Averaged (j)</text:p>
          </table:table-cell>
          <table:table-cell office:value-type="string">
            <text:p>324-330</text:p>
          </table:table-cell>
          <table:table-cell/>
          <table:table-cell office:value-type="string">
            <text:p>324-330</text:p>
          </table:table-cell>
          <table:table-cell/>
          <table:table-cell office:value-type="string">
            <text:p>324-330</text:p>
          </table:table-cell>
          <table:table-cell/>
          <table:table-cell office:value-type="string">
            <text:p>324-330</text:p>
          </table:table-cell>
          <table:table-cell/>
          <table:table-cell office:value-type="string">
            <text:p>324-330</text:p>
          </table:table-cell>
          <table:table-cell/>
          <table:table-cell office:value-type="string">
            <text:p>324-330</text:p>
          </table:table-cell>
          <table:table-cell/>
          <table:table-cell office:value-type="string">
            <text:p>324-330</text:p>
          </table:table-cell>
          <table:table-cell/>
          <table:table-cell office:value-type="string">
            <text:p>324-330</text:p>
          </table:table-cell>
          <table:table-cell/>
        </table:table-row>
        <table:table-row table:style-name="ro1">
          <table:table-cell office:value-type="string">
            <text:p>Gaussian Parameters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</table:table-row>
        <table:table-row table:style-name="ro1">
          <table:table-cell office:value-type="string">
            <text:p>A0</text:p>
          </table:table-cell>
          <table:table-cell office:value-type="float" office:value="746.025">
            <text:p>746.025</text:p>
          </table:table-cell>
          <table:table-cell office:value-type="float" office:value="13.6828">
            <text:p>13.6828</text:p>
          </table:table-cell>
          <table:table-cell office:value-type="float" office:value="1923.28">
            <text:p>1923.28</text:p>
          </table:table-cell>
          <table:table-cell office:value-type="float" office:value="40.6064">
            <text:p>40.6064</text:p>
          </table:table-cell>
          <table:table-cell office:value-type="float" office:value="1805.88">
            <text:p>1805.88</text:p>
          </table:table-cell>
          <table:table-cell office:value-type="float" office:value="39.7495">
            <text:p>39.7495</text:p>
          </table:table-cell>
          <table:table-cell office:value-type="float" office:value="1771.54">
            <text:p>1771.54</text:p>
          </table:table-cell>
          <table:table-cell office:value-type="float" office:value="38.1484">
            <text:p>38.1484</text:p>
          </table:table-cell>
          <table:table-cell office:value-type="float" office:value="1846.87">
            <text:p>1846.87</text:p>
          </table:table-cell>
          <table:table-cell office:value-type="float" office:value="40.94778">
            <text:p>40.94778</text:p>
          </table:table-cell>
          <table:table-cell office:value-type="float" office:value="1581.86">
            <text:p>1581.86</text:p>
          </table:table-cell>
          <table:table-cell office:value-type="float" office:value="36.1205">
            <text:p>36.1205</text:p>
          </table:table-cell>
          <table:table-cell office:value-type="float" office:value="111.07">
            <text:p>111.07</text:p>
          </table:table-cell>
          <table:table-cell office:value-type="float" office:value="4.19211">
            <text:p>4.19211</text:p>
          </table:table-cell>
          <table:table-cell office:value-type="float" office:value="679.667">
            <text:p>679.667</text:p>
          </table:table-cell>
          <table:table-cell office:value-type="float" office:value="13.1637">
            <text:p>13.1637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float" office:value="51.0431">
            <text:p>51.0431</text:p>
          </table:table-cell>
          <table:table-cell office:value-type="float" office:value="0.138836">
            <text:p>0.138836</text:p>
          </table:table-cell>
          <table:table-cell office:value-type="float" office:value="50.9514">
            <text:p>50.9514</text:p>
          </table:table-cell>
          <table:table-cell office:value-type="float" office:value="0.161033">
            <text:p>0.161033</text:p>
          </table:table-cell>
          <table:table-cell office:value-type="float" office:value="51.0856">
            <text:p>51.0856</text:p>
          </table:table-cell>
          <table:table-cell office:value-type="float" office:value="0.168051">
            <text:p>0.168051</text:p>
          </table:table-cell>
          <table:table-cell office:value-type="float" office:value="51.0945">
            <text:p>51.0945</text:p>
          </table:table-cell>
          <table:table-cell office:value-type="float" office:value="0.164519">
            <text:p>0.164519</text:p>
          </table:table-cell>
          <table:table-cell office:value-type="float" office:value="51.0609">
            <text:p>51.0609</text:p>
          </table:table-cell>
          <table:table-cell office:value-type="float" office:value="0.169488">
            <text:p>0.169488</text:p>
          </table:table-cell>
          <table:table-cell office:value-type="float" office:value="51.1644">
            <text:p>51.1644</text:p>
          </table:table-cell>
          <table:table-cell office:value-type="float" office:value="0.174538">
            <text:p>0.174538</text:p>
          </table:table-cell>
          <table:table-cell office:value-type="float" office:value="52.4019">
            <text:p>52.4019</text:p>
          </table:table-cell>
          <table:table-cell office:value-type="float" office:value="0.290388">
            <text:p>0.290388</text:p>
          </table:table-cell>
          <table:table-cell office:value-type="float" office:value="51.0821">
            <text:p>51.0821</text:p>
          </table:table-cell>
          <table:table-cell office:value-type="float" office:value="0.147337">
            <text:p>0.147337</text:p>
          </table:table-cell>
        </table:table-row>
        <table:table-row table:style-name="ro1">
          <table:table-cell office:value-type="string">
            <text:p>A2</text:p>
          </table:table-cell>
          <table:table-cell office:value-type="float" office:value="8.40185">
            <text:p>8.40185</text:p>
          </table:table-cell>
          <table:table-cell office:value-type="float" office:value="0.194356">
            <text:p>0.194356</text:p>
          </table:table-cell>
          <table:table-cell office:value-type="float" office:value="8.68637">
            <text:p>8.68637</text:p>
          </table:table-cell>
          <table:table-cell office:value-type="float" office:value="0.231438">
            <text:p>0.231438</text:p>
          </table:table-cell>
          <table:table-cell office:value-type="float" office:value="8.73117">
            <text:p>8.73117</text:p>
          </table:table-cell>
          <table:table-cell office:value-type="float" office:value="0.240458">
            <text:p>0.240458</text:p>
          </table:table-cell>
          <table:table-cell office:value-type="float" office:value="8.76686">
            <text:p>8.76686</text:p>
          </table:table-cell>
          <table:table-cell office:value-type="float" office:value="0.236044">
            <text:p>0.236044</text:p>
          </table:table-cell>
          <table:table-cell office:value-type="float" office:value="8.80778">
            <text:p>8.80778</text:p>
          </table:table-cell>
          <table:table-cell office:value-type="float" office:value="0.243952">
            <text:p>0.243952</text:p>
          </table:table-cell>
          <table:table-cell office:value-type="float" office:value="8.81085">
            <text:p>8.81085</text:p>
          </table:table-cell>
          <table:table-cell office:value-type="float" office:value="0.253574">
            <text:p>0.253574</text:p>
          </table:table-cell>
          <table:table-cell office:value-type="float" office:value="8.97469">
            <text:p>8.97469</text:p>
          </table:table-cell>
          <table:table-cell office:value-type="float" office:value="0.424307">
            <text:p>0.424307</text:p>
          </table:table-cell>
          <table:table-cell office:value-type="float" office:value="8.57033">
            <text:p>8.57033</text:p>
          </table:table-cell>
          <table:table-cell office:value-type="float" office:value="0.208655">
            <text:p>0.208655</text:p>
          </table:table-cell>
        </table:table-row>
        <table:table-row table:style-name="ro1">
          <table:table-cell office:value-type="string">
            <text:p>A3</text:p>
          </table:table-cell>
          <table:table-cell office:value-type="float" office:value="174.411">
            <text:p>174.411</text:p>
          </table:table-cell>
          <table:table-cell office:value-type="float" office:value="10.9788">
            <text:p>10.9788</text:p>
          </table:table-cell>
          <table:table-cell office:value-type="float" office:value="116.795">
            <text:p>116.795</text:p>
          </table:table-cell>
          <table:table-cell office:value-type="float" office:value="32.3674">
            <text:p>32.3674</text:p>
          </table:table-cell>
          <table:table-cell office:value-type="float" office:value="126.783">
            <text:p>126.783</text:p>
          </table:table-cell>
          <table:table-cell office:value-type="float" office:value="31.7699">
            <text:p>31.7699</text:p>
          </table:table-cell>
          <table:table-cell office:value-type="float" office:value="129.733">
            <text:p>129.733</text:p>
          </table:table-cell>
          <table:table-cell office:value-type="float" office:value="30.4703">
            <text:p>30.4703</text:p>
          </table:table-cell>
          <table:table-cell office:value-type="float" office:value="133.762">
            <text:p>133.762</text:p>
          </table:table-cell>
          <table:table-cell office:value-type="float" office:value="32.6643">
            <text:p>32.6643</text:p>
          </table:table-cell>
          <table:table-cell office:value-type="float" office:value="123.97">
            <text:p>123.97</text:p>
          </table:table-cell>
          <table:table-cell office:value-type="float" office:value="28.7553">
            <text:p>28.7553</text:p>
          </table:table-cell>
          <table:table-cell office:value-type="float" office:value="73.7279">
            <text:p>73.7279</text:p>
          </table:table-cell>
          <table:table-cell office:value-type="float" office:value="3.37404">
            <text:p>3.37404</text:p>
          </table:table-cell>
          <table:table-cell office:value-type="float" office:value="87.167">
            <text:p>87.167</text:p>
          </table:table-cell>
          <table:table-cell office:value-type="float" office:value="10.5464">
            <text:p>10.5464</text:p>
          </table:table-cell>
        </table:table-row>
        <table:table-row table:style-name="ro1">
          <table:table-cell office:value-type="string">
            <text:p>A4</text:p>
          </table:table-cell>
          <table:table-cell office:value-type="float" office:value="-2.10382">
            <text:p>-2.10382</text:p>
          </table:table-cell>
          <table:table-cell office:value-type="float" office:value="0.745214">
            <text:p>0.745214</text:p>
          </table:table-cell>
          <table:table-cell office:value-type="float" office:value="-5.5196">
            <text:p>-5.5196</text:p>
          </table:table-cell>
          <table:table-cell office:value-type="float" office:value="2.261914">
            <text:p>2.261914</text:p>
          </table:table-cell>
          <table:table-cell office:value-type="float" office:value="-5.40714">
            <text:p>-5.40714</text:p>
          </table:table-cell>
          <table:table-cell office:value-type="float" office:value="2.20808">
            <text:p>2.20808</text:p>
          </table:table-cell>
          <table:table-cell office:value-type="float" office:value="-5.34119">
            <text:p>-5.34119</text:p>
          </table:table-cell>
          <table:table-cell office:value-type="float" office:value="2.12392">
            <text:p>2.12392</text:p>
          </table:table-cell>
          <table:table-cell office:value-type="float" office:value="-5.74133">
            <text:p>-5.74133</text:p>
          </table:table-cell>
          <table:table-cell office:value-type="float" office:value="2.28512">
            <text:p>2.28512</text:p>
          </table:table-cell>
          <table:table-cell office:value-type="float" office:value="-4.7187">
            <text:p>-4.7187</text:p>
          </table:table-cell>
          <table:table-cell office:value-type="float" office:value="2.03111">
            <text:p>2.03111</text:p>
          </table:table-cell>
          <table:table-cell office:value-type="float" office:value="-0.0591283">
            <text:p>-0.0591283</text:p>
          </table:table-cell>
          <table:table-cell office:value-type="float" office:value="0.238392">
            <text:p>0.238392</text:p>
          </table:table-cell>
          <table:table-cell office:value-type="float" office:value="-2.02856">
            <text:p>-2.02856</text:p>
          </table:table-cell>
          <table:table-cell office:value-type="float" office:value="0.724825">
            <text:p>0.724825</text:p>
          </table:table-cell>
        </table:table-row>
        <table:table-row table:style-name="ro1">
          <table:table-cell office:value-type="string">
            <text:p>A5</text:p>
          </table:table-cell>
          <table:table-cell office:value-type="float" office:value="0.0215781">
            <text:p>0.0215781</text:p>
          </table:table-cell>
          <table:table-cell office:value-type="float" office:value="0.00731963">
            <text:p>0.00731963</text:p>
          </table:table-cell>
          <table:table-cell office:value-type="float" office:value="0.054704">
            <text:p>0.054704</text:p>
          </table:table-cell>
          <table:table-cell office:value-type="float" office:value="0.0222411">
            <text:p>0.0222411</text:p>
          </table:table-cell>
          <table:table-cell office:value-type="float" office:value="0.0536114">
            <text:p>0.0536114</text:p>
          </table:table-cell>
          <table:table-cell office:value-type="float" office:value="0.0216926">
            <text:p>0.0216926</text:p>
          </table:table-cell>
          <table:table-cell office:value-type="float" office:value="0.0528749">
            <text:p>0.0528749</text:p>
          </table:table-cell>
          <table:table-cell office:value-type="float" office:value="0.0208657">
            <text:p>0.0208657</text:p>
          </table:table-cell>
          <table:table-cell office:value-type="float" office:value="0.0566145">
            <text:p>0.0566145</text:p>
          </table:table-cell>
          <table:table-cell office:value-type="float" office:value="0.0224551">
            <text:p>0.0224551</text:p>
          </table:table-cell>
          <table:table-cell office:value-type="float" office:value="0.0468873">
            <text:p>0.0468873</text:p>
          </table:table-cell>
          <table:table-cell office:value-type="float" office:value="0.0199505">
            <text:p>0.0199505</text:p>
          </table:table-cell>
          <table:table-cell office:value-type="float" office:value="0.00114979">
            <text:p>0.00114979</text:p>
          </table:table-cell>
          <table:table-cell office:value-type="float" office:value="0.00232424">
            <text:p>0.00232424</text:p>
          </table:table-cell>
          <table:table-cell office:value-type="float" office:value="0.0197266">
            <text:p>0.0197266</text:p>
          </table:table-cell>
          <table:table-cell office:value-type="float" office:value="0.00711951">
            <text:p>0.00711951</text:p>
          </table:table-cell>
        </table:table-row>
        <table:table-row table:style-name="ro1">
          <table:table-cell office:value-type="string">
            <text:p>FWHM</text:p>
          </table:table-cell>
          <table:table-cell table:formula="of:=2*SQRT(2*LN(2))*[.B128]" office:value-type="float" office:value="19.7848447953433">
            <text:p>19.7848447953</text:p>
          </table:table-cell>
          <table:table-cell/>
          <table:table-cell table:formula="of:=2*SQRT(2*LN(2))*[.D128]" office:value-type="float" office:value="20.4548381945555">
            <text:p>20.4548381946</text:p>
          </table:table-cell>
          <table:table-cell/>
          <table:table-cell table:formula="of:=2*SQRT(2*LN(2))*[.F128]" office:value-type="float" office:value="20.5603341325729">
            <text:p>20.5603341326</text:p>
          </table:table-cell>
          <table:table-cell/>
          <table:table-cell table:formula="of:=2*SQRT(2*LN(2))*[.H128]" office:value-type="float" office:value="20.64437765998">
            <text:p>20.64437766</text:p>
          </table:table-cell>
          <table:table-cell/>
          <table:table-cell table:formula="of:=2*SQRT(2*LN(2))*[.J128]" office:value-type="float" office:value="20.7407368962227">
            <text:p>20.7407368962</text:p>
          </table:table-cell>
          <table:table-cell/>
          <table:table-cell table:formula="of:=2*SQRT(2*LN(2))*[.L128]" office:value-type="float" office:value="20.7479661937609">
            <text:p>20.7479661938</text:p>
          </table:table-cell>
          <table:table-cell/>
          <table:table-cell table:formula="of:=2*SQRT(2*LN(2))*[.N128]" office:value-type="float" office:value="21.1337799099388">
            <text:p>21.1337799099</text:p>
          </table:table-cell>
          <table:table-cell/>
          <table:table-cell table:formula="of:=2*SQRT(2*LN(2))*[.P128]" office:value-type="float" office:value="20.1815848765301">
            <text:p>20.1815848765</text:p>
          </table:table-cell>
          <table:table-cell/>
        </table:table-row>
        <table:table-row table:style-name="ro1">
          <table:table-cell office:value-type="string">
            <text:p>Transit Row</text:p>
          </table:table-cell>
          <table:table-cell office:value-type="float" office:value="141.043">
            <text:p>141.043</text:p>
          </table:table-cell>
          <table:table-cell/>
          <table:table-cell office:value-type="float" office:value="140.951">
            <text:p>140.951</text:p>
          </table:table-cell>
          <table:table-cell/>
          <table:table-cell office:value-type="float" office:value="141.086">
            <text:p>141.086</text:p>
          </table:table-cell>
          <table:table-cell/>
          <table:table-cell office:value-type="float" office:value="141.094">
            <text:p>141.094</text:p>
          </table:table-cell>
          <table:table-cell/>
          <table:table-cell office:value-type="float" office:value="141.061">
            <text:p>141.061</text:p>
          </table:table-cell>
          <table:table-cell/>
          <table:table-cell office:value-type="float" office:value="141.164">
            <text:p>141.164</text:p>
          </table:table-cell>
          <table:table-cell/>
          <table:table-cell office:value-type="float" office:value="142.402">
            <text:p>142.402</text:p>
          </table:table-cell>
          <table:table-cell/>
          <table:table-cell office:value-type="float" office:value="141.082">
            <text:p>141.082</text:p>
          </table:table-cell>
          <table:table-cell/>
        </table:table-row>
        <table:table-row table:style-name="ro1" table:number-rows-repeated="4">
          <table:table-cell table:number-columns-repeated="17"/>
        </table:table-row>
        <table:table-row table:style-name="ro1">
          <table:table-cell office:value-type="string">
            <text:p>Date (FSMI)</text:p>
          </table:table-cell>
          <table:table-cell office:value-type="string">
            <text:p>10-21-2011</text:p>
          </table:table-cell>
          <table:table-cell/>
          <table:table-cell office:value-type="string">
            <text:p>10-21-2011</text:p>
          </table:table-cell>
          <table:table-cell/>
          <table:table-cell office:value-type="string">
            <text:p>10-21-2011</text:p>
          </table:table-cell>
          <table:table-cell/>
          <table:table-cell office:value-type="string">
            <text:p>10-21-2011</text:p>
          </table:table-cell>
          <table:table-cell/>
          <table:table-cell office:value-type="string">
            <text:p>10-21-2011</text:p>
          </table:table-cell>
          <table:table-cell/>
          <table:table-cell office:value-type="string">
            <text:p>10-21-2011</text:p>
          </table:table-cell>
          <table:table-cell/>
          <table:table-cell office:value-type="string">
            <text:p>10-21-2011</text:p>
          </table:table-cell>
          <table:table-cell/>
          <table:table-cell office:value-type="string">
            <text:p>10-21-2011</text:p>
          </table:table-cell>
          <table:table-cell/>
        </table:table-row>
        <table:table-row table:style-name="ro1">
          <table:table-cell office:value-type="string">
            <text:p>Hour(i).Filter</text:p>
          </table:table-cell>
          <table:table-cell office:value-type="string">
            <text:p>7-8/0</text:p>
          </table:table-cell>
          <table:table-cell/>
          <table:table-cell office:value-type="string">
            <text:p>7.8/1</text:p>
          </table:table-cell>
          <table:table-cell/>
          <table:table-cell office:value-type="string">
            <text:p>7.8/2</text:p>
          </table:table-cell>
          <table:table-cell/>
          <table:table-cell office:value-type="string">
            <text:p>7.8/3</text:p>
          </table:table-cell>
          <table:table-cell/>
          <table:table-cell office:value-type="string">
            <text:p>7.8/4</text:p>
          </table:table-cell>
          <table:table-cell/>
          <table:table-cell office:value-type="string">
            <text:p>7.8/5</text:p>
          </table:table-cell>
          <table:table-cell/>
          <table:table-cell office:value-type="string">
            <text:p>7.8/6</text:p>
          </table:table-cell>
          <table:table-cell/>
          <table:table-cell office:value-type="string">
            <text:p>7.8/7</text:p>
          </table:table-cell>
          <table:table-cell/>
        </table:table-row>
        <table:table-row table:style-name="ro1">
          <table:table-cell office:value-type="string">
            <text:p>Rows Plotted (k)</text:p>
          </table:table-cell>
          <table:table-cell office:value-type="string">
            <text:p>110-210</text:p>
          </table:table-cell>
          <table:table-cell/>
          <table:table-cell office:value-type="string">
            <text:p>110-210</text:p>
          </table:table-cell>
          <table:table-cell/>
          <table:table-cell office:value-type="string">
            <text:p>110-210</text:p>
          </table:table-cell>
          <table:table-cell/>
          <table:table-cell office:value-type="string">
            <text:p>110-210</text:p>
          </table:table-cell>
          <table:table-cell/>
          <table:table-cell office:value-type="string">
            <text:p>110-210</text:p>
          </table:table-cell>
          <table:table-cell/>
          <table:table-cell office:value-type="string">
            <text:p>110-210</text:p>
          </table:table-cell>
          <table:table-cell/>
          <table:table-cell office:value-type="string">
            <text:p>110-210</text:p>
          </table:table-cell>
          <table:table-cell/>
          <table:table-cell office:value-type="string">
            <text:p>110-210</text:p>
          </table:table-cell>
          <table:table-cell/>
        </table:table-row>
        <table:table-row table:style-name="ro1">
          <table:table-cell office:value-type="string">
            <text:p>Columns Averaged (j)</text:p>
          </table:table-cell>
          <table:table-cell office:value-type="string">
            <text:p>324-330</text:p>
          </table:table-cell>
          <table:table-cell/>
          <table:table-cell office:value-type="string">
            <text:p>324-330</text:p>
          </table:table-cell>
          <table:table-cell/>
          <table:table-cell office:value-type="string">
            <text:p>324-330</text:p>
          </table:table-cell>
          <table:table-cell/>
          <table:table-cell office:value-type="string">
            <text:p>324-330</text:p>
          </table:table-cell>
          <table:table-cell/>
          <table:table-cell office:value-type="string">
            <text:p>324-330</text:p>
          </table:table-cell>
          <table:table-cell/>
          <table:table-cell office:value-type="string">
            <text:p>324-330</text:p>
          </table:table-cell>
          <table:table-cell/>
          <table:table-cell office:value-type="string">
            <text:p>324-330</text:p>
          </table:table-cell>
          <table:table-cell/>
          <table:table-cell office:value-type="string">
            <text:p>324-330</text:p>
          </table:table-cell>
          <table:table-cell/>
        </table:table-row>
        <table:table-row table:style-name="ro1">
          <table:table-cell office:value-type="string">
            <text:p>Gaussian Parameters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</table:table-row>
        <table:table-row table:style-name="ro1">
          <table:table-cell office:value-type="string">
            <text:p>A0</text:p>
          </table:table-cell>
          <table:table-cell office:value-type="float" office:value="792.987">
            <text:p>792.987</text:p>
          </table:table-cell>
          <table:table-cell office:value-type="float" office:value="14.5768">
            <text:p>14.5768</text:p>
          </table:table-cell>
          <table:table-cell office:value-type="float" office:value="2048.26">
            <text:p>2048.26</text:p>
          </table:table-cell>
          <table:table-cell office:value-type="float" office:value="44.2211">
            <text:p>44.2211</text:p>
          </table:table-cell>
          <table:table-cell office:value-type="float" office:value="1951.35">
            <text:p>1951.35</text:p>
          </table:table-cell>
          <table:table-cell office:value-type="float" office:value="41.762">
            <text:p>41.762</text:p>
          </table:table-cell>
          <table:table-cell office:value-type="float" office:value="1925.63">
            <text:p>1925.63</text:p>
          </table:table-cell>
          <table:table-cell office:value-type="float" office:value="42.3423">
            <text:p>42.3423</text:p>
          </table:table-cell>
          <table:table-cell office:value-type="float" office:value="2001.48">
            <text:p>2001.48</text:p>
          </table:table-cell>
          <table:table-cell office:value-type="float" office:value="45.0357">
            <text:p>45.0357</text:p>
          </table:table-cell>
          <table:table-cell office:value-type="float" office:value="1703.38">
            <text:p>1703.38</text:p>
          </table:table-cell>
          <table:table-cell office:value-type="float" office:value="40.2033">
            <text:p>40.2033</text:p>
          </table:table-cell>
          <table:table-cell office:value-type="float" office:value="189.98">
            <text:p>189.98</text:p>
          </table:table-cell>
          <table:table-cell office:value-type="float" office:value="8.86742">
            <text:p>8.86742</text:p>
          </table:table-cell>
          <table:table-cell office:value-type="float" office:value="730.633">
            <text:p>730.633</text:p>
          </table:table-cell>
          <table:table-cell office:value-type="float" office:value="13.3555">
            <text:p>13.3555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float" office:value="48.9817">
            <text:p>48.9817</text:p>
          </table:table-cell>
          <table:table-cell office:value-type="float" office:value="0.139583">
            <text:p>0.139583</text:p>
          </table:table-cell>
          <table:table-cell office:value-type="float" office:value="48.8451">
            <text:p>48.8451</text:p>
          </table:table-cell>
          <table:table-cell office:value-type="float" office:value="0.16482">
            <text:p>0.16482</text:p>
          </table:table-cell>
          <table:table-cell office:value-type="float" office:value="48.9378">
            <text:p>48.9378</text:p>
          </table:table-cell>
          <table:table-cell office:value-type="float" office:value="0.163441">
            <text:p>0.163441</text:p>
          </table:table-cell>
          <table:table-cell office:value-type="float" office:value="48.9687">
            <text:p>48.9687</text:p>
          </table:table-cell>
          <table:table-cell office:value-type="float" office:value="0.168059">
            <text:p>0.168059</text:p>
          </table:table-cell>
          <table:table-cell office:value-type="float" office:value="48.9604">
            <text:p>48.9604</text:p>
          </table:table-cell>
          <table:table-cell office:value-type="float" office:value="0.172194">
            <text:p>0.172194</text:p>
          </table:table-cell>
          <table:table-cell office:value-type="float" office:value="49.1571">
            <text:p>49.1571</text:p>
          </table:table-cell>
          <table:table-cell office:value-type="float" office:value="0.180735">
            <text:p>0.180735</text:p>
          </table:table-cell>
          <table:table-cell office:value-type="float" office:value="54.5373">
            <text:p>54.5373</text:p>
          </table:table-cell>
          <table:table-cell office:value-type="float" office:value="0.366619">
            <text:p>0.366619</text:p>
          </table:table-cell>
          <table:table-cell office:value-type="float" office:value="48.9369">
            <text:p>48.9369</text:p>
          </table:table-cell>
          <table:table-cell office:value-type="float" office:value="0.138976">
            <text:p>0.138976</text:p>
          </table:table-cell>
        </table:table-row>
        <table:table-row table:style-name="ro1">
          <table:table-cell office:value-type="string">
            <text:p>A2</text:p>
          </table:table-cell>
          <table:table-cell office:value-type="float" office:value="8.50516">
            <text:p>8.50516</text:p>
          </table:table-cell>
          <table:table-cell office:value-type="float" office:value="0.196887">
            <text:p>0.196887</text:p>
          </table:table-cell>
          <table:table-cell office:value-type="float" office:value="8.71587">
            <text:p>8.71587</text:p>
          </table:table-cell>
          <table:table-cell office:value-type="float" office:value="0.237224">
            <text:p>0.237224</text:p>
          </table:table-cell>
          <table:table-cell office:value-type="float" office:value="8.75001">
            <text:p>8.75001</text:p>
          </table:table-cell>
          <table:table-cell office:value-type="float" office:value="0.234284">
            <text:p>0.234284</text:p>
          </table:table-cell>
          <table:table-cell office:value-type="float" office:value="8.83981">
            <text:p>8.83981</text:p>
          </table:table-cell>
          <table:table-cell office:value-type="float" office:value="0.244358">
            <text:p>0.244358</text:p>
          </table:table-cell>
          <table:table-cell office:value-type="float" office:value="8.88194">
            <text:p>8.88194</text:p>
          </table:table-cell>
          <table:table-cell office:value-type="float" office:value="0.249089">
            <text:p>0.249089</text:p>
          </table:table-cell>
          <table:table-cell office:value-type="float" office:value="8.98302">
            <text:p>8.98302</text:p>
          </table:table-cell>
          <table:table-cell office:value-type="float" office:value="0.263507">
            <text:p>0.263507</text:p>
          </table:table-cell>
          <table:table-cell office:value-type="float" office:value="9.15139">
            <text:p>9.15139</text:p>
          </table:table-cell>
          <table:table-cell office:value-type="float" office:value="0.530957">
            <text:p>0.530957</text:p>
          </table:table-cell>
          <table:table-cell office:value-type="float" office:value="8.54869">
            <text:p>8.54869</text:p>
          </table:table-cell>
          <table:table-cell office:value-type="float" office:value="0.196564">
            <text:p>0.196564</text:p>
          </table:table-cell>
        </table:table-row>
        <table:table-row table:style-name="ro1">
          <table:table-cell office:value-type="string">
            <text:p>A3</text:p>
          </table:table-cell>
          <table:table-cell office:value-type="float" office:value="417.821">
            <text:p>417.821</text:p>
          </table:table-cell>
          <table:table-cell office:value-type="float" office:value="11.4418">
            <text:p>11.4418</text:p>
          </table:table-cell>
          <table:table-cell office:value-type="float" office:value="176.715">
            <text:p>176.715</text:p>
          </table:table-cell>
          <table:table-cell office:value-type="float" office:value="34.44">
            <text:p>34.44</text:p>
          </table:table-cell>
          <table:table-cell office:value-type="float" office:value="233.77">
            <text:p>233.77</text:p>
          </table:table-cell>
          <table:table-cell office:value-type="float" office:value="32.6064">
            <text:p>32.6064</text:p>
          </table:table-cell>
          <table:table-cell office:value-type="float" office:value="247.271">
            <text:p>247.271</text:p>
          </table:table-cell>
          <table:table-cell office:value-type="float" office:value="32.8853">
            <text:p>32.8853</text:p>
          </table:table-cell>
          <table:table-cell office:value-type="float" office:value="191.797">
            <text:p>191.797</text:p>
          </table:table-cell>
          <table:table-cell office:value-type="float" office:value="35.0491">
            <text:p>35.0491</text:p>
          </table:table-cell>
          <table:table-cell office:value-type="float" office:value="275.59">
            <text:p>275.59</text:p>
          </table:table-cell>
          <table:table-cell office:value-type="float" office:value="31.2529">
            <text:p>31.2529</text:p>
          </table:table-cell>
          <table:table-cell office:value-type="float" office:value="388.091">
            <text:p>388.091</text:p>
          </table:table-cell>
          <table:table-cell office:value-type="float" office:value="7.30404">
            <text:p>7.30404</text:p>
          </table:table-cell>
          <table:table-cell office:value-type="float" office:value="100.487">
            <text:p>100.487</text:p>
          </table:table-cell>
          <table:table-cell office:value-type="float" office:value="10.471">
            <text:p>10.471</text:p>
          </table:table-cell>
        </table:table-row>
        <table:table-row table:style-name="ro1">
          <table:table-cell office:value-type="string">
            <text:p>A4</text:p>
          </table:table-cell>
          <table:table-cell office:value-type="float" office:value="0.0778021">
            <text:p>0.0778021</text:p>
          </table:table-cell>
          <table:table-cell office:value-type="float" office:value="0.790362">
            <text:p>0.790362</text:p>
          </table:table-cell>
          <table:table-cell office:value-type="float" office:value="-5.69859">
            <text:p>-5.69859</text:p>
          </table:table-cell>
          <table:table-cell office:value-type="float" office:value="2.43589">
            <text:p>2.43589</text:p>
          </table:table-cell>
          <table:table-cell office:value-type="float" office:value="-5.71739">
            <text:p>-5.71739</text:p>
          </table:table-cell>
          <table:table-cell office:value-type="float" office:value="2.29451">
            <text:p>2.29451</text:p>
          </table:table-cell>
          <table:table-cell office:value-type="float" office:value="-5.74759">
            <text:p>-5.74759</text:p>
          </table:table-cell>
          <table:table-cell office:value-type="float" office:value="2.35145">
            <text:p>2.35145</text:p>
          </table:table-cell>
          <table:table-cell office:value-type="float" office:value="-6.0899">
            <text:p>-6.0899</text:p>
          </table:table-cell>
          <table:table-cell office:value-type="float" office:value="2.49177">
            <text:p>2.49177</text:p>
          </table:table-cell>
          <table:table-cell office:value-type="float" office:value="-4.42949">
            <text:p>-4.42949</text:p>
          </table:table-cell>
          <table:table-cell office:value-type="float" office:value="2.23941">
            <text:p>2.23941</text:p>
          </table:table-cell>
          <table:table-cell office:value-type="float" office:value="1.29932">
            <text:p>1.29932</text:p>
          </table:table-cell>
          <table:table-cell office:value-type="float" office:value="0.507107">
            <text:p>0.507107</text:p>
          </table:table-cell>
          <table:table-cell office:value-type="float" office:value="-1.92957">
            <text:p>-1.92957</text:p>
          </table:table-cell>
          <table:table-cell office:value-type="float" office:value="0.725693">
            <text:p>0.725693</text:p>
          </table:table-cell>
        </table:table-row>
        <table:table-row table:style-name="ro1">
          <table:table-cell office:value-type="string">
            <text:p>A5</text:p>
          </table:table-cell>
          <table:table-cell office:value-type="float" office:value="-0.00663487">
            <text:p>-0.00663487</text:p>
          </table:table-cell>
          <table:table-cell office:value-type="float" office:value="0.00785476">
            <text:p>0.00785476</text:p>
          </table:table-cell>
          <table:table-cell office:value-type="float" office:value="0.0587003">
            <text:p>0.0587003</text:p>
          </table:table-cell>
          <table:table-cell office:value-type="float" office:value="0.0242491">
            <text:p>0.0242491</text:p>
          </table:table-cell>
          <table:table-cell office:value-type="float" office:value="0.0549134">
            <text:p>0.0549134</text:p>
          </table:table-cell>
          <table:table-cell office:value-type="float" office:value="0.0228253">
            <text:p>0.0228253</text:p>
          </table:table-cell>
          <table:table-cell office:value-type="float" office:value="0.0546813">
            <text:p>0.0546813</text:p>
          </table:table-cell>
          <table:table-cell office:value-type="float" office:value="0.0234011">
            <text:p>0.0234011</text:p>
          </table:table-cell>
          <table:table-cell office:value-type="float" office:value="0.0623696">
            <text:p>0.0623696</text:p>
          </table:table-cell>
          <table:table-cell office:value-type="float" office:value="0.0247939">
            <text:p>0.0247939</text:p>
          </table:table-cell>
          <table:table-cell office:value-type="float" office:value="0.0412196">
            <text:p>0.0412196</text:p>
          </table:table-cell>
          <table:table-cell office:value-type="float" office:value="0.0222637">
            <text:p>0.0222637</text:p>
          </table:table-cell>
          <table:table-cell office:value-type="float" office:value="-0.0282352">
            <text:p>-0.0282352</text:p>
          </table:table-cell>
          <table:table-cell office:value-type="float" office:value="0.00487883">
            <text:p>0.00487883</text:p>
          </table:table-cell>
          <table:table-cell office:value-type="float" office:value="0.0194799">
            <text:p>0.0194799</text:p>
          </table:table-cell>
          <table:table-cell office:value-type="float" office:value="0.00721482">
            <text:p>0.00721482</text:p>
          </table:table-cell>
        </table:table-row>
        <table:table-row table:style-name="ro1">
          <table:table-cell office:value-type="string">
            <text:p>FWHM</text:p>
          </table:table-cell>
          <table:table-cell table:formula="of:=2*SQRT(2*LN(2))*[.B145]" office:value-type="float" office:value="20.0281212541954">
            <text:p>20.0281212542</text:p>
          </table:table-cell>
          <table:table-cell/>
          <table:table-cell table:formula="of:=2*SQRT(2*LN(2))*[.D145]" office:value-type="float" office:value="20.5243053858839">
            <text:p>20.5243053859</text:p>
          </table:table-cell>
          <table:table-cell/>
          <table:table-cell table:formula="of:=2*SQRT(2*LN(2))*[.F145]" office:value-type="float" office:value="20.6046989422213">
            <text:p>20.6046989422</text:p>
          </table:table-cell>
          <table:table-cell/>
          <table:table-cell table:formula="of:=2*SQRT(2*LN(2))*[.H145]" office:value-type="float" office:value="20.816161782265">
            <text:p>20.8161617823</text:p>
          </table:table-cell>
          <table:table-cell/>
          <table:table-cell table:formula="of:=2*SQRT(2*LN(2))*[.J145]" office:value-type="float" office:value="20.9153703507622">
            <text:p>20.9153703508</text:p>
          </table:table-cell>
          <table:table-cell/>
          <table:table-cell table:formula="of:=2*SQRT(2*LN(2))*[.L145]" office:value-type="float" office:value="21.1533955609139">
            <text:p>21.1533955609</text:p>
          </table:table-cell>
          <table:table-cell/>
          <table:table-cell table:formula="of:=2*SQRT(2*LN(2))*[.N145]" office:value-type="float" office:value="21.5498766118958">
            <text:p>21.5498766119</text:p>
          </table:table-cell>
          <table:table-cell/>
          <table:table-cell table:formula="of:=2*SQRT(2*LN(2))*[.P145]" office:value-type="float" office:value="20.1306265707556">
            <text:p>20.1306265708</text:p>
          </table:table-cell>
          <table:table-cell/>
        </table:table-row>
        <table:table-row table:style-name="ro1">
          <table:table-cell office:value-type="string">
            <text:p>Transit Row</text:p>
          </table:table-cell>
          <table:table-cell office:value-type="float" office:value="158.982">
            <text:p>158.982</text:p>
          </table:table-cell>
          <table:table-cell/>
          <table:table-cell office:value-type="float" office:value="158.845">
            <text:p>158.845</text:p>
          </table:table-cell>
          <table:table-cell/>
          <table:table-cell office:value-type="float" office:value="158.938">
            <text:p>158.938</text:p>
          </table:table-cell>
          <table:table-cell/>
          <table:table-cell office:value-type="float" office:value="158.969">
            <text:p>158.969</text:p>
          </table:table-cell>
          <table:table-cell/>
          <table:table-cell office:value-type="float" office:value="158.96">
            <text:p>158.96</text:p>
          </table:table-cell>
          <table:table-cell/>
          <table:table-cell office:value-type="float" office:value="159.157">
            <text:p>159.157</text:p>
          </table:table-cell>
          <table:table-cell/>
          <table:table-cell office:value-type="float" office:value="164.537">
            <text:p>164.537</text:p>
          </table:table-cell>
          <table:table-cell/>
          <table:table-cell office:value-type="float" office:value="158.937">
            <text:p>158.937</text:p>
          </table:table-cell>
          <table:table-cell/>
        </table:table-row>
        <table:table-row table:style-name="ro1" table:number-rows-repeated="4">
          <table:table-cell table:number-columns-repeated="17"/>
        </table:table-row>
        <table:table-row table:style-name="ro1">
          <table:table-cell office:value-type="string">
            <text:p>Date (FSMI)</text:p>
          </table:table-cell>
          <table:table-cell office:value-type="string">
            <text:p>10-18-2011</text:p>
          </table:table-cell>
          <table:table-cell/>
          <table:table-cell office:value-type="string">
            <text:p>10-18-2011</text:p>
          </table:table-cell>
          <table:table-cell/>
          <table:table-cell office:value-type="string">
            <text:p>10-18-2011</text:p>
          </table:table-cell>
          <table:table-cell/>
          <table:table-cell office:value-type="string">
            <text:p>10-18-2011</text:p>
          </table:table-cell>
          <table:table-cell/>
          <table:table-cell office:value-type="string">
            <text:p>10-18-2011</text:p>
          </table:table-cell>
          <table:table-cell/>
          <table:table-cell office:value-type="string">
            <text:p>10-18-2011</text:p>
          </table:table-cell>
          <table:table-cell/>
          <table:table-cell office:value-type="string">
            <text:p>10-18-2011</text:p>
          </table:table-cell>
          <table:table-cell/>
          <table:table-cell office:value-type="string">
            <text:p>10-18-2011</text:p>
          </table:table-cell>
          <table:table-cell/>
        </table:table-row>
        <table:table-row table:style-name="ro1">
          <table:table-cell office:value-type="string">
            <text:p>Hour(i).Filter</text:p>
          </table:table-cell>
          <table:table-cell office:value-type="string">
            <text:p>8/0</text:p>
          </table:table-cell>
          <table:table-cell/>
          <table:table-cell office:value-type="float" office:value="8.1">
            <text:p>8.1</text:p>
          </table:table-cell>
          <table:table-cell/>
          <table:table-cell office:value-type="float" office:value="8.2">
            <text:p>8.2</text:p>
          </table:table-cell>
          <table:table-cell/>
          <table:table-cell office:value-type="float" office:value="8.3">
            <text:p>8.3</text:p>
          </table:table-cell>
          <table:table-cell/>
          <table:table-cell office:value-type="float" office:value="8.4">
            <text:p>8.4</text:p>
          </table:table-cell>
          <table:table-cell/>
          <table:table-cell office:value-type="float" office:value="8.5">
            <text:p>8.5</text:p>
          </table:table-cell>
          <table:table-cell/>
          <table:table-cell office:value-type="float" office:value="8.6">
            <text:p>8.6</text:p>
          </table:table-cell>
          <table:table-cell/>
          <table:table-cell office:value-type="float" office:value="8.7">
            <text:p>8.7</text:p>
          </table:table-cell>
          <table:table-cell/>
        </table:table-row>
        <table:table-row table:style-name="ro1">
          <table:table-cell office:value-type="string">
            <text:p>Rows Plotted (k)</text:p>
          </table:table-cell>
          <table:table-cell office:value-type="string">
            <text:p>18-118</text:p>
          </table:table-cell>
          <table:table-cell/>
          <table:table-cell office:value-type="string">
            <text:p>18-118</text:p>
          </table:table-cell>
          <table:table-cell/>
          <table:table-cell office:value-type="string">
            <text:p>18-118</text:p>
          </table:table-cell>
          <table:table-cell/>
          <table:table-cell office:value-type="string">
            <text:p>18-118</text:p>
          </table:table-cell>
          <table:table-cell/>
          <table:table-cell office:value-type="string">
            <text:p>18-118</text:p>
          </table:table-cell>
          <table:table-cell/>
          <table:table-cell office:value-type="string">
            <text:p>18-118</text:p>
          </table:table-cell>
          <table:table-cell/>
          <table:table-cell office:value-type="string">
            <text:p>18-118</text:p>
          </table:table-cell>
          <table:table-cell/>
          <table:table-cell office:value-type="string">
            <text:p>18-118</text:p>
          </table:table-cell>
          <table:table-cell/>
        </table:table-row>
        <table:table-row table:style-name="ro1">
          <table:table-cell office:value-type="string">
            <text:p>Columns Averaged (j)</text:p>
          </table:table-cell>
          <table:table-cell office:value-type="string">
            <text:p>324-330</text:p>
          </table:table-cell>
          <table:table-cell/>
          <table:table-cell office:value-type="string">
            <text:p>324-330</text:p>
          </table:table-cell>
          <table:table-cell/>
          <table:table-cell office:value-type="string">
            <text:p>324-330</text:p>
          </table:table-cell>
          <table:table-cell/>
          <table:table-cell office:value-type="string">
            <text:p>324-330</text:p>
          </table:table-cell>
          <table:table-cell/>
          <table:table-cell office:value-type="string">
            <text:p>324-330</text:p>
          </table:table-cell>
          <table:table-cell/>
          <table:table-cell office:value-type="string">
            <text:p>324-330</text:p>
          </table:table-cell>
          <table:table-cell/>
          <table:table-cell office:value-type="string">
            <text:p>324-330</text:p>
          </table:table-cell>
          <table:table-cell/>
          <table:table-cell office:value-type="string">
            <text:p>324-330</text:p>
          </table:table-cell>
          <table:table-cell/>
        </table:table-row>
        <table:table-row table:style-name="ro1">
          <table:table-cell office:value-type="string">
            <text:p>Gaussian Parameters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</table:table-row>
        <table:table-row table:style-name="ro1">
          <table:table-cell office:value-type="string">
            <text:p>A0</text:p>
          </table:table-cell>
          <table:table-cell office:value-type="float" office:value="408.842">
            <text:p>408.842</text:p>
          </table:table-cell>
          <table:table-cell office:value-type="float" office:value="11.1285">
            <text:p>11.1285</text:p>
          </table:table-cell>
          <table:table-cell office:value-type="float" office:value="1118.32">
            <text:p>1118.32</text:p>
          </table:table-cell>
          <table:table-cell office:value-type="float" office:value="26.089">
            <text:p>26.089</text:p>
          </table:table-cell>
          <table:table-cell office:value-type="float" office:value="1048.55">
            <text:p>1048.55</text:p>
          </table:table-cell>
          <table:table-cell office:value-type="float" office:value="25.3239">
            <text:p>25.3239</text:p>
          </table:table-cell>
          <table:table-cell office:value-type="float" office:value="1026.72">
            <text:p>1026.72</text:p>
          </table:table-cell>
          <table:table-cell office:value-type="float" office:value="25.6509">
            <text:p>25.6509</text:p>
          </table:table-cell>
          <table:table-cell office:value-type="float" office:value="1052.92">
            <text:p>1052.92</text:p>
          </table:table-cell>
          <table:table-cell office:value-type="float" office:value="27.1074">
            <text:p>27.1074</text:p>
          </table:table-cell>
          <table:table-cell office:value-type="float" office:value="911.849">
            <text:p>911.849</text:p>
          </table:table-cell>
          <table:table-cell office:value-type="float" office:value="22.7773">
            <text:p>22.7773</text:p>
          </table:table-cell>
          <table:table-cell office:value-type="float" office:value="64.8074">
            <text:p>64.8074</text:p>
          </table:table-cell>
          <table:table-cell office:value-type="float" office:value="2.60444">
            <text:p>2.60444</text:p>
          </table:table-cell>
          <table:table-cell office:value-type="float" office:value="373.88">
            <text:p>373.88</text:p>
          </table:table-cell>
          <table:table-cell office:value-type="float" office:value="10.4269">
            <text:p>10.4269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float" office:value="46.8328">
            <text:p>46.8328</text:p>
          </table:table-cell>
          <table:table-cell office:value-type="float" office:value="0.205048">
            <text:p>0.205048</text:p>
          </table:table-cell>
          <table:table-cell office:value-type="float" office:value="46.9964">
            <text:p>46.9964</text:p>
          </table:table-cell>
          <table:table-cell office:value-type="float" office:value="0.177814">
            <text:p>0.177814</text:p>
          </table:table-cell>
          <table:table-cell office:value-type="float" office:value="47.1164">
            <text:p>47.1164</text:p>
          </table:table-cell>
          <table:table-cell office:value-type="float" office:value="0.185178">
            <text:p>0.185178</text:p>
          </table:table-cell>
          <table:table-cell office:value-type="float" office:value="47.1908">
            <text:p>47.1908</text:p>
          </table:table-cell>
          <table:table-cell office:value-type="float" office:value="0.191206">
            <text:p>0.191206</text:p>
          </table:table-cell>
          <table:table-cell office:value-type="float" office:value="47.1435">
            <text:p>47.1435</text:p>
          </table:table-cell>
          <table:table-cell office:value-type="float" office:value="0.197166">
            <text:p>0.197166</text:p>
          </table:table-cell>
          <table:table-cell office:value-type="float" office:value="47.1462">
            <text:p>47.1462</text:p>
          </table:table-cell>
          <table:table-cell office:value-type="float" office:value="0.191604">
            <text:p>0.191604</text:p>
          </table:table-cell>
          <table:table-cell office:value-type="float" office:value="48.3275">
            <text:p>48.3275</text:p>
          </table:table-cell>
          <table:table-cell office:value-type="float" office:value="0.301862">
            <text:p>0.301862</text:p>
          </table:table-cell>
          <table:table-cell office:value-type="float" office:value="46.8612">
            <text:p>46.8612</text:p>
          </table:table-cell>
          <table:table-cell office:value-type="float" office:value="0.209046">
            <text:p>0.209046</text:p>
          </table:table-cell>
        </table:table-row>
        <table:table-row table:style-name="ro1">
          <table:table-cell office:value-type="string">
            <text:p>A2</text:p>
          </table:table-cell>
          <table:table-cell office:value-type="float" office:value="8.10418">
            <text:p>8.10418</text:p>
          </table:table-cell>
          <table:table-cell office:value-type="float" office:value="0.278909">
            <text:p>0.278909</text:p>
          </table:table-cell>
          <table:table-cell office:value-type="float" office:value="8.40487">
            <text:p>8.40487</text:p>
          </table:table-cell>
          <table:table-cell office:value-type="float" office:value="0.246522">
            <text:p>0.246522</text:p>
          </table:table-cell>
          <table:table-cell office:value-type="float" office:value="8.53268">
            <text:p>8.53268</text:p>
          </table:table-cell>
          <table:table-cell office:value-type="float" office:value="0.261687">
            <text:p>0.261687</text:p>
          </table:table-cell>
          <table:table-cell office:value-type="float" office:value="8.47656">
            <text:p>8.47656</text:p>
          </table:table-cell>
          <table:table-cell office:value-type="float" office:value="0.269322">
            <text:p>0.269322</text:p>
          </table:table-cell>
          <table:table-cell office:value-type="float" office:value="8.49622">
            <text:p>8.49622</text:p>
          </table:table-cell>
          <table:table-cell office:value-type="float" office:value="0.277892">
            <text:p>0.277892</text:p>
          </table:table-cell>
          <table:table-cell office:value-type="float" office:value="8.54689">
            <text:p>8.54689</text:p>
          </table:table-cell>
          <table:table-cell office:value-type="float" office:value="0.2713581">
            <text:p>0.2713581</text:p>
          </table:table-cell>
          <table:table-cell office:value-type="float" office:value="8.00533">
            <text:p>8.00533</text:p>
          </table:table-cell>
          <table:table-cell office:value-type="float" office:value="0.415829">
            <text:p>0.415829</text:p>
          </table:table-cell>
          <table:table-cell office:value-type="float" office:value="8.01581">
            <text:p>8.01581</text:p>
          </table:table-cell>
          <table:table-cell office:value-type="float" office:value="0.282687">
            <text:p>0.282687</text:p>
          </table:table-cell>
        </table:table-row>
        <table:table-row table:style-name="ro1">
          <table:table-cell office:value-type="string">
            <text:p>A3</text:p>
          </table:table-cell>
          <table:table-cell office:value-type="float" office:value="267.51">
            <text:p>267.51</text:p>
          </table:table-cell>
          <table:table-cell office:value-type="float" office:value="8.62558">
            <text:p>8.62558</text:p>
          </table:table-cell>
          <table:table-cell office:value-type="float" office:value="440.932">
            <text:p>440.932</text:p>
          </table:table-cell>
          <table:table-cell office:value-type="float" office:value="20.1852">
            <text:p>20.1852</text:p>
          </table:table-cell>
          <table:table-cell office:value-type="float" office:value="430.875">
            <text:p>430.875</text:p>
          </table:table-cell>
          <table:table-cell office:value-type="float" office:value="19.506">
            <text:p>19.506</text:p>
          </table:table-cell>
          <table:table-cell office:value-type="float" office:value="438.334">
            <text:p>438.334</text:p>
          </table:table-cell>
          <table:table-cell office:value-type="float" office:value="19.7942">
            <text:p>19.7942</text:p>
          </table:table-cell>
          <table:table-cell office:value-type="float" office:value="430.652">
            <text:p>430.652</text:p>
          </table:table-cell>
          <table:table-cell office:value-type="float" office:value="20.9042">
            <text:p>20.9042</text:p>
          </table:table-cell>
          <table:table-cell office:value-type="float" office:value="440.188">
            <text:p>440.188</text:p>
          </table:table-cell>
          <table:table-cell office:value-type="float" office:value="17.5357">
            <text:p>17.5357</text:p>
          </table:table-cell>
          <table:table-cell office:value-type="float" office:value="96.6371">
            <text:p>96.6371</text:p>
          </table:table-cell>
          <table:table-cell office:value-type="float" office:value="2.04085">
            <text:p>2.04085</text:p>
          </table:table-cell>
          <table:table-cell office:value-type="float" office:value="148.164">
            <text:p>148.164</text:p>
          </table:table-cell>
          <table:table-cell office:value-type="float" office:value="8.08368">
            <text:p>8.08368</text:p>
          </table:table-cell>
        </table:table-row>
        <table:table-row table:style-name="ro1">
          <table:table-cell office:value-type="string">
            <text:p>A4</text:p>
          </table:table-cell>
          <table:table-cell office:value-type="float" office:value="0.05391">
            <text:p>0.05391</text:p>
          </table:table-cell>
          <table:table-cell office:value-type="float" office:value="0.575624">
            <text:p>0.575624</text:p>
          </table:table-cell>
          <table:table-cell office:value-type="float" office:value="0.753986">
            <text:p>0.753986</text:p>
          </table:table-cell>
          <table:table-cell office:value-type="float" office:value="1.37747">
            <text:p>1.37747</text:p>
          </table:table-cell>
          <table:table-cell office:value-type="float" office:value="0.2305">
            <text:p>0.2305</text:p>
          </table:table-cell>
          <table:table-cell office:value-type="float" office:value="1.36117">
            <text:p>1.36117</text:p>
          </table:table-cell>
          <table:table-cell office:value-type="float" office:value="0.388423">
            <text:p>0.388423</text:p>
          </table:table-cell>
          <table:table-cell office:value-type="float" office:value="1.37551">
            <text:p>1.37551</text:p>
          </table:table-cell>
          <table:table-cell office:value-type="float" office:value="0.905456">
            <text:p>0.905456</text:p>
          </table:table-cell>
          <table:table-cell office:value-type="float" office:value="1.454">
            <text:p>1.454</text:p>
          </table:table-cell>
          <table:table-cell office:value-type="float" office:value="0.538964">
            <text:p>0.538964</text:p>
          </table:table-cell>
          <table:table-cell office:value-type="float" office:value="1.22667">
            <text:p>1.22667</text:p>
          </table:table-cell>
          <table:table-cell office:value-type="float" office:value="-0.0430934">
            <text:p>-0.0430934</text:p>
          </table:table-cell>
          <table:table-cell office:value-type="float" office:value="0.137557">
            <text:p>0.137557</text:p>
          </table:table-cell>
          <table:table-cell office:value-type="float" office:value="0.639769">
            <text:p>0.639769</text:p>
          </table:table-cell>
          <table:table-cell office:value-type="float" office:value="0.535829">
            <text:p>0.535829</text:p>
          </table:table-cell>
        </table:table-row>
        <table:table-row table:style-name="ro1">
          <table:table-cell office:value-type="string">
            <text:p>A5</text:p>
          </table:table-cell>
          <table:table-cell office:value-type="float" office:value="0.0293059">
            <text:p>0.0293059</text:p>
          </table:table-cell>
          <table:table-cell office:value-type="float" office:value="0.00577591">
            <text:p>0.00577591</text:p>
          </table:table-cell>
          <table:table-cell office:value-type="float" office:value="0.0574349">
            <text:p>0.0574349</text:p>
          </table:table-cell>
          <table:table-cell office:value-type="float" office:value="0.0138289">
            <text:p>0.0138289</text:p>
          </table:table-cell>
          <table:table-cell office:value-type="float" office:value="0.0597125">
            <text:p>0.0597125</text:p>
          </table:table-cell>
          <table:table-cell office:value-type="float" office:value="0.0136731">
            <text:p>0.0136731</text:p>
          </table:table-cell>
          <table:table-cell office:value-type="float" office:value="0.0586383">
            <text:p>0.0586383</text:p>
          </table:table-cell>
          <table:table-cell office:value-type="float" office:value="0.0138082">
            <text:p>0.0138082</text:p>
          </table:table-cell>
          <table:table-cell office:value-type="float" office:value="0.0595189">
            <text:p>0.0595189</text:p>
          </table:table-cell>
          <table:table-cell office:value-type="float" office:value="0.0146008">
            <text:p>0.0146008</text:p>
          </table:table-cell>
          <table:table-cell office:value-type="float" office:value="0.0527908">
            <text:p>0.0527908</text:p>
          </table:table-cell>
          <table:table-cell office:value-type="float" office:value="0.0123217">
            <text:p>0.0123217</text:p>
          </table:table-cell>
          <table:table-cell office:value-type="float" office:value="0.00446109">
            <text:p>0.00446109</text:p>
          </table:table-cell>
          <table:table-cell office:value-type="float" office:value="0.00137023">
            <text:p>0.00137023</text:p>
          </table:table-cell>
          <table:table-cell office:value-type="float" office:value="0.027519">
            <text:p>0.027519</text:p>
          </table:table-cell>
          <table:table-cell office:value-type="float" office:value="0.00537336">
            <text:p>0.00537336</text:p>
          </table:table-cell>
        </table:table-row>
        <table:table-row table:style-name="ro1">
          <table:table-cell office:value-type="string">
            <text:p>FWHM</text:p>
          </table:table-cell>
          <table:table-cell table:formula="of:=2*SQRT(2*LN(2))*[.B162]" office:value-type="float" office:value="19.0838855125389">
            <text:p>19.0838855125</text:p>
          </table:table-cell>
          <table:table-cell/>
          <table:table-cell table:formula="of:=2*SQRT(2*LN(2))*[.D162]" office:value-type="float" office:value="19.7919563518793">
            <text:p>19.7919563519</text:p>
          </table:table-cell>
          <table:table-cell/>
          <table:table-cell table:formula="of:=2*SQRT(2*LN(2))*[.F162]" office:value-type="float" office:value="20.0929259018347">
            <text:p>20.0929259018</text:p>
          </table:table-cell>
          <table:table-cell/>
          <table:table-cell table:formula="of:=2*SQRT(2*LN(2))*[.H162]" office:value-type="float" office:value="19.9607734009075">
            <text:p>19.9607734009</text:p>
          </table:table-cell>
          <table:table-cell/>
          <table:table-cell table:formula="of:=2*SQRT(2*LN(2))*[.J162]" office:value-type="float" office:value="20.0070691629928">
            <text:p>20.007069163</text:p>
          </table:table-cell>
          <table:table-cell/>
          <table:table-cell table:formula="of:=2*SQRT(2*LN(2))*[.L162]" office:value-type="float" office:value="20.1263878946746">
            <text:p>20.1263878947</text:p>
          </table:table-cell>
          <table:table-cell/>
          <table:table-cell table:formula="of:=2*SQRT(2*LN(2))*[.N162]" office:value-type="float" office:value="18.8511115510876">
            <text:p>18.8511115511</text:p>
          </table:table-cell>
          <table:table-cell/>
          <table:table-cell table:formula="of:=2*SQRT(2*LN(2))*[.P162]" office:value-type="float" office:value="18.8757900651595">
            <text:p>18.8757900652</text:p>
          </table:table-cell>
          <table:table-cell/>
        </table:table-row>
        <table:table-row table:style-name="ro1">
          <table:table-cell office:value-type="string">
            <text:p>Transit Row</text:p>
          </table:table-cell>
          <table:table-cell office:value-type="float" office:value="64.8328">
            <text:p>64.8328</text:p>
          </table:table-cell>
          <table:table-cell/>
          <table:table-cell office:value-type="float" office:value="64.9964">
            <text:p>64.9964</text:p>
          </table:table-cell>
          <table:table-cell/>
          <table:table-cell office:value-type="float" office:value="65.1164">
            <text:p>65.1164</text:p>
          </table:table-cell>
          <table:table-cell/>
          <table:table-cell office:value-type="float" office:value="65.1908">
            <text:p>65.1908</text:p>
          </table:table-cell>
          <table:table-cell/>
          <table:table-cell office:value-type="float" office:value="65.1435">
            <text:p>65.1435</text:p>
          </table:table-cell>
          <table:table-cell/>
          <table:table-cell office:value-type="float" office:value="65.1462">
            <text:p>65.1462</text:p>
          </table:table-cell>
          <table:table-cell/>
          <table:table-cell office:value-type="float" office:value="66.3275">
            <text:p>66.3275</text:p>
          </table:table-cell>
          <table:table-cell/>
          <table:table-cell office:value-type="float" office:value="64.8612">
            <text:p>64.8612</text:p>
          </table:table-cell>
          <table:table-cell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2">2012-08-02</text:date>, <text:time>15:34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7-30T15:09:02.08</meta:creation-date>
    <dc:date>2012-08-02T15:34:45.13</dc:date>
    <meta:editing-duration>P3DT25M39S</meta:editing-duration>
    <meta:editing-cycles>8</meta:editing-cycles>
    <meta:generator>OpenOffice.org/3.3$Win32 OpenOffice.org_project/330m20$Build-9567</meta:generator>
    <meta:document-statistic meta:table-count="3" meta:cell-count="1613" meta:object-count="0"/>
  </office:meta>
</office:document-meta>
</file>